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5.984cm" fo:margin-left="-0.191cm" table:align="left" style:writing-mode="lr-tb"/>
    </style:style>
    <style:style style:name="Tabelle1.A" style:family="table-column">
      <style:table-column-properties style:column-width="4.99cm"/>
    </style:style>
    <style:style style:name="Tabelle1.B" style:family="table-column">
      <style:table-column-properties style:column-width="10.994cm"/>
    </style:style>
    <style:style style:name="Tabelle1.1" style:family="table-row">
      <style:table-row-properties style:min-row-height="0.552cm" fo:keep-together="auto"/>
    </style:style>
    <style:style style:name="Tabelle1.A1" style:family="table-cell">
      <style:table-cell-properties fo:background-color="#deeaf6" fo:padding-left="0.191cm" fo:padding-right="0.191cm" fo:padding-top="0cm" fo:padding-bottom="0cm" fo:border-left="none" fo:border-right="0.25pt solid #9cc2e5" fo:border-top="0.25pt solid #9cc2e5" fo:border-bottom="0.25pt solid #9cc2e5">
        <style:background-image/>
      </style:table-cell-properties>
    </style:style>
    <style:style style:name="Tabelle1.B1" style:family="table-cell">
      <style:table-cell-properties fo:background-color="#deeaf6" fo:padding-left="0.191cm" fo:padding-right="0.191cm" fo:padding-top="0cm" fo:padding-bottom="0cm" fo:border-left="0.25pt solid #9cc2e5" fo:border-right="none" fo:border-top="0.25pt solid #9cc2e5" fo:border-bottom="0.25pt solid #9cc2e5">
        <style:background-image/>
      </style:table-cell-properties>
    </style:style>
    <style:style style:name="Tabelle1.A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.B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.A3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.B3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.A4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.B4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.A5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.B5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.A6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.B6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.A7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.B7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.A8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.B8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.A9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.B9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.A10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.B10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.A11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.B11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.A1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.B1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" style:family="table">
      <style:table-properties style:width="15.984cm" fo:margin-left="-0.191cm" table:align="left" style:writing-mode="lr-tb"/>
    </style:style>
    <style:style style:name="Tabelle2.A" style:family="table-column">
      <style:table-column-properties style:column-width="4.99cm"/>
    </style:style>
    <style:style style:name="Tabelle2.B" style:family="table-column">
      <style:table-column-properties style:column-width="10.994cm"/>
    </style:style>
    <style:style style:name="Tabelle2.1" style:family="table-row">
      <style:table-row-properties style:min-row-height="0.513cm" fo:keep-together="auto"/>
    </style:style>
    <style:style style:name="Tabelle2.A1" style:family="table-cell">
      <style:table-cell-properties fo:background-color="#deeaf6" fo:padding-left="0.191cm" fo:padding-right="0.191cm" fo:padding-top="0cm" fo:padding-bottom="0cm" fo:border-left="none" fo:border-right="0.25pt solid #9cc2e5" fo:border-top="0.25pt solid #9cc2e5" fo:border-bottom="0.25pt solid #9cc2e5">
        <style:background-image/>
      </style:table-cell-properties>
    </style:style>
    <style:style style:name="Tabelle2.B1" style:family="table-cell">
      <style:table-cell-properties fo:background-color="#deeaf6" fo:padding-left="0.191cm" fo:padding-right="0.191cm" fo:padding-top="0cm" fo:padding-bottom="0cm" fo:border-left="0.25pt solid #9cc2e5" fo:border-right="none" fo:border-top="0.25pt solid #9cc2e5" fo:border-bottom="0.25pt solid #9cc2e5">
        <style:background-image/>
      </style:table-cell-properties>
    </style:style>
    <style:style style:name="Tabelle2.A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.B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.A3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.B3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.A4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.B4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.A5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.B5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.A6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.B6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.A7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.B7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.A8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.B8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.A9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.B9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.A10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.B10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.A11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.B11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.A1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.B1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" style:family="table">
      <style:table-properties style:width="15.984cm" fo:margin-left="-0.191cm" table:align="left" style:writing-mode="lr-tb"/>
    </style:style>
    <style:style style:name="Tabelle3.A" style:family="table-column">
      <style:table-column-properties style:column-width="4.99cm"/>
    </style:style>
    <style:style style:name="Tabelle3.B" style:family="table-column">
      <style:table-column-properties style:column-width="10.994cm"/>
    </style:style>
    <style:style style:name="Tabelle3.1" style:family="table-row">
      <style:table-row-properties style:min-row-height="0.508cm" fo:keep-together="auto"/>
    </style:style>
    <style:style style:name="Tabelle3.A1" style:family="table-cell">
      <style:table-cell-properties fo:background-color="#deeaf6" fo:padding-left="0.191cm" fo:padding-right="0.191cm" fo:padding-top="0cm" fo:padding-bottom="0cm" fo:border-left="none" fo:border-right="0.25pt solid #9cc2e5" fo:border-top="0.25pt solid #9cc2e5" fo:border-bottom="0.25pt solid #9cc2e5">
        <style:background-image/>
      </style:table-cell-properties>
    </style:style>
    <style:style style:name="Tabelle3.B1" style:family="table-cell">
      <style:table-cell-properties fo:background-color="#deeaf6" fo:padding-left="0.191cm" fo:padding-right="0.191cm" fo:padding-top="0cm" fo:padding-bottom="0cm" fo:border-left="0.25pt solid #9cc2e5" fo:border-right="none" fo:border-top="0.25pt solid #9cc2e5" fo:border-bottom="0.25pt solid #9cc2e5">
        <style:background-image/>
      </style:table-cell-properties>
    </style:style>
    <style:style style:name="Tabelle3.A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.B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.A3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.B3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.A4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.B4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.A5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.B5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.A6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.B6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.A7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.B7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.A8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.B8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.A9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.B9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.A10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.B10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.A11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.B11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.A1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.B1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4" style:family="table">
      <style:table-properties style:width="15.984cm" fo:margin-left="-0.191cm" table:align="left" style:writing-mode="lr-tb"/>
    </style:style>
    <style:style style:name="Tabelle4.A" style:family="table-column">
      <style:table-column-properties style:column-width="4.99cm"/>
    </style:style>
    <style:style style:name="Tabelle4.B" style:family="table-column">
      <style:table-column-properties style:column-width="10.994cm"/>
    </style:style>
    <style:style style:name="Tabelle4.1" style:family="table-row">
      <style:table-row-properties style:min-row-height="0.508cm" fo:keep-together="auto"/>
    </style:style>
    <style:style style:name="Tabelle4.A1" style:family="table-cell">
      <style:table-cell-properties fo:background-color="#deeaf6" fo:padding-left="0.191cm" fo:padding-right="0.191cm" fo:padding-top="0cm" fo:padding-bottom="0cm" fo:border-left="none" fo:border-right="0.25pt solid #9cc2e5" fo:border-top="0.25pt solid #9cc2e5" fo:border-bottom="0.25pt solid #9cc2e5">
        <style:background-image/>
      </style:table-cell-properties>
    </style:style>
    <style:style style:name="Tabelle4.B1" style:family="table-cell">
      <style:table-cell-properties fo:background-color="#deeaf6" fo:padding-left="0.191cm" fo:padding-right="0.191cm" fo:padding-top="0cm" fo:padding-bottom="0cm" fo:border-left="0.25pt solid #9cc2e5" fo:border-right="none" fo:border-top="0.25pt solid #9cc2e5" fo:border-bottom="0.25pt solid #9cc2e5">
        <style:background-image/>
      </style:table-cell-properties>
    </style:style>
    <style:style style:name="Tabelle4.A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4.B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4.A3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4.B3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4.A4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4.B4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4.A5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4.B5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4.A6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4.B6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4.A7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4.B7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4.A8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4.B8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4.A9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4.B9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4.A10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4.B10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4.A11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4.B11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4.A1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4.B1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4" style:family="table">
      <style:table-properties style:width="15.984cm" fo:margin-left="-0.191cm" table:align="left" style:writing-mode="lr-tb"/>
    </style:style>
    <style:style style:name="Tabelle24.A" style:family="table-column">
      <style:table-column-properties style:column-width="4.99cm"/>
    </style:style>
    <style:style style:name="Tabelle24.B" style:family="table-column">
      <style:table-column-properties style:column-width="10.994cm"/>
    </style:style>
    <style:style style:name="Tabelle24.1" style:family="table-row">
      <style:table-row-properties style:min-row-height="0.82cm" fo:keep-together="auto"/>
    </style:style>
    <style:style style:name="Tabelle24.A1" style:family="table-cell">
      <style:table-cell-properties fo:background-color="#deeaf6" fo:padding-left="0.191cm" fo:padding-right="0.191cm" fo:padding-top="0cm" fo:padding-bottom="0cm" fo:border-left="none" fo:border-right="0.25pt solid #9cc2e5" fo:border-top="0.25pt solid #9cc2e5" fo:border-bottom="0.25pt solid #9cc2e5">
        <style:background-image/>
      </style:table-cell-properties>
    </style:style>
    <style:style style:name="Tabelle24.B1" style:family="table-cell">
      <style:table-cell-properties fo:background-color="#deeaf6" fo:padding-left="0.191cm" fo:padding-right="0.191cm" fo:padding-top="0cm" fo:padding-bottom="0cm" fo:border-left="0.25pt solid #9cc2e5" fo:border-right="none" fo:border-top="0.25pt solid #9cc2e5" fo:border-bottom="0.25pt solid #9cc2e5">
        <style:background-image/>
      </style:table-cell-properties>
    </style:style>
    <style:style style:name="Tabelle24.A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4.B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4.A3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4.B3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4.A4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4.B4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4.A5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4.B5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4.A6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4.B6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4.A7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4.B7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4.A8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4.B8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4.A9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4.B9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4.A10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4.B10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4.A11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4.B11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4.A1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4.B1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5" style:family="table">
      <style:table-properties style:width="15.984cm" fo:margin-left="-0.191cm" table:align="left" style:writing-mode="lr-tb"/>
    </style:style>
    <style:style style:name="Tabelle5.A" style:family="table-column">
      <style:table-column-properties style:column-width="4.99cm"/>
    </style:style>
    <style:style style:name="Tabelle5.B" style:family="table-column">
      <style:table-column-properties style:column-width="10.994cm"/>
    </style:style>
    <style:style style:name="Tabelle5.1" style:family="table-row">
      <style:table-row-properties style:min-row-height="0.82cm" fo:keep-together="auto"/>
    </style:style>
    <style:style style:name="Tabelle5.A1" style:family="table-cell">
      <style:table-cell-properties fo:background-color="#deeaf6" fo:padding-left="0.191cm" fo:padding-right="0.191cm" fo:padding-top="0cm" fo:padding-bottom="0cm" fo:border-left="none" fo:border-right="0.25pt solid #9cc2e5" fo:border-top="0.25pt solid #9cc2e5" fo:border-bottom="0.25pt solid #9cc2e5">
        <style:background-image/>
      </style:table-cell-properties>
    </style:style>
    <style:style style:name="Tabelle5.B1" style:family="table-cell">
      <style:table-cell-properties fo:background-color="#deeaf6" fo:padding-left="0.191cm" fo:padding-right="0.191cm" fo:padding-top="0cm" fo:padding-bottom="0cm" fo:border-left="0.25pt solid #9cc2e5" fo:border-right="none" fo:border-top="0.25pt solid #9cc2e5" fo:border-bottom="0.25pt solid #9cc2e5">
        <style:background-image/>
      </style:table-cell-properties>
    </style:style>
    <style:style style:name="Tabelle5.A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5.B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5.A3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5.B3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5.A4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5.B4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5.A5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5.B5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5.A6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5.B6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5.A7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5.B7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5.A8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5.B8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5.A9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5.B9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5.A10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5.B10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5.A11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5.B11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5.A1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5.B1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6" style:family="table">
      <style:table-properties style:width="15.984cm" fo:margin-left="-0.191cm" table:align="left" style:writing-mode="lr-tb"/>
    </style:style>
    <style:style style:name="Tabelle6.A" style:family="table-column">
      <style:table-column-properties style:column-width="4.99cm"/>
    </style:style>
    <style:style style:name="Tabelle6.B" style:family="table-column">
      <style:table-column-properties style:column-width="10.994cm"/>
    </style:style>
    <style:style style:name="Tabelle6.1" style:family="table-row">
      <style:table-row-properties style:min-row-height="0.82cm" fo:keep-together="auto"/>
    </style:style>
    <style:style style:name="Tabelle6.A1" style:family="table-cell">
      <style:table-cell-properties fo:background-color="#deeaf6" fo:padding-left="0.191cm" fo:padding-right="0.191cm" fo:padding-top="0cm" fo:padding-bottom="0cm" fo:border-left="none" fo:border-right="0.25pt solid #9cc2e5" fo:border-top="0.25pt solid #9cc2e5" fo:border-bottom="0.25pt solid #9cc2e5">
        <style:background-image/>
      </style:table-cell-properties>
    </style:style>
    <style:style style:name="Tabelle6.B1" style:family="table-cell">
      <style:table-cell-properties fo:background-color="#deeaf6" fo:padding-left="0.191cm" fo:padding-right="0.191cm" fo:padding-top="0cm" fo:padding-bottom="0cm" fo:border-left="0.25pt solid #9cc2e5" fo:border-right="none" fo:border-top="0.25pt solid #9cc2e5" fo:border-bottom="0.25pt solid #9cc2e5">
        <style:background-image/>
      </style:table-cell-properties>
    </style:style>
    <style:style style:name="Tabelle6.A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6.B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6.A3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6.B3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6.A4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6.B4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6.A5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6.B5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6.A6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6.B6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6.A7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6.B7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6.A8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6.B8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6.A9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6.B9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6.A10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6.B10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6.A11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6.B11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6.A1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6.B1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8" style:family="table">
      <style:table-properties style:width="15.984cm" fo:margin-left="-0.191cm" table:align="left" style:writing-mode="lr-tb"/>
    </style:style>
    <style:style style:name="Tabelle8.A" style:family="table-column">
      <style:table-column-properties style:column-width="4.99cm"/>
    </style:style>
    <style:style style:name="Tabelle8.B" style:family="table-column">
      <style:table-column-properties style:column-width="10.994cm"/>
    </style:style>
    <style:style style:name="Tabelle8.1" style:family="table-row">
      <style:table-row-properties style:min-row-height="0.82cm" fo:keep-together="auto"/>
    </style:style>
    <style:style style:name="Tabelle8.A1" style:family="table-cell">
      <style:table-cell-properties fo:background-color="#deeaf6" fo:padding-left="0.191cm" fo:padding-right="0.191cm" fo:padding-top="0cm" fo:padding-bottom="0cm" fo:border-left="none" fo:border-right="0.25pt solid #9cc2e5" fo:border-top="0.25pt solid #9cc2e5" fo:border-bottom="0.25pt solid #9cc2e5">
        <style:background-image/>
      </style:table-cell-properties>
    </style:style>
    <style:style style:name="Tabelle8.B1" style:family="table-cell">
      <style:table-cell-properties fo:background-color="#deeaf6" fo:padding-left="0.191cm" fo:padding-right="0.191cm" fo:padding-top="0cm" fo:padding-bottom="0cm" fo:border-left="0.25pt solid #9cc2e5" fo:border-right="none" fo:border-top="0.25pt solid #9cc2e5" fo:border-bottom="0.25pt solid #9cc2e5">
        <style:background-image/>
      </style:table-cell-properties>
    </style:style>
    <style:style style:name="Tabelle8.A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8.B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8.A3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8.B3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8.A4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8.B4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8.A5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8.B5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8.A6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8.B6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8.A7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8.B7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8.A8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8.B8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8.A9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8.B9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8.A10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8.B10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8.A11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8.B11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8.A1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8.B1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9" style:family="table">
      <style:table-properties style:width="15.984cm" fo:margin-left="-0.191cm" table:align="left" style:writing-mode="lr-tb"/>
    </style:style>
    <style:style style:name="Tabelle9.A" style:family="table-column">
      <style:table-column-properties style:column-width="4.99cm"/>
    </style:style>
    <style:style style:name="Tabelle9.B" style:family="table-column">
      <style:table-column-properties style:column-width="10.994cm"/>
    </style:style>
    <style:style style:name="Tabelle9.1" style:family="table-row">
      <style:table-row-properties style:min-row-height="0.82cm" fo:keep-together="auto"/>
    </style:style>
    <style:style style:name="Tabelle9.A1" style:family="table-cell">
      <style:table-cell-properties fo:background-color="#deeaf6" fo:padding-left="0.191cm" fo:padding-right="0.191cm" fo:padding-top="0cm" fo:padding-bottom="0cm" fo:border-left="none" fo:border-right="0.25pt solid #9cc2e5" fo:border-top="0.25pt solid #9cc2e5" fo:border-bottom="0.25pt solid #9cc2e5">
        <style:background-image/>
      </style:table-cell-properties>
    </style:style>
    <style:style style:name="Tabelle9.B1" style:family="table-cell">
      <style:table-cell-properties fo:background-color="#deeaf6" fo:padding-left="0.191cm" fo:padding-right="0.191cm" fo:padding-top="0cm" fo:padding-bottom="0cm" fo:border-left="0.25pt solid #9cc2e5" fo:border-right="none" fo:border-top="0.25pt solid #9cc2e5" fo:border-bottom="0.25pt solid #9cc2e5">
        <style:background-image/>
      </style:table-cell-properties>
    </style:style>
    <style:style style:name="Tabelle9.A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9.B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9.A3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9.B3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9.A4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9.B4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9.A5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9.B5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9.A6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9.B6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9.A7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9.B7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9.A8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9.B8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9.A9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9.B9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9.A10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9.B10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9.A11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9.B11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9.A1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9.B1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1" style:family="table">
      <style:table-properties style:width="15.984cm" fo:margin-left="-0.191cm" table:align="left" style:writing-mode="lr-tb"/>
    </style:style>
    <style:style style:name="Tabelle11.A" style:family="table-column">
      <style:table-column-properties style:column-width="4.99cm"/>
    </style:style>
    <style:style style:name="Tabelle11.B" style:family="table-column">
      <style:table-column-properties style:column-width="10.994cm"/>
    </style:style>
    <style:style style:name="Tabelle11.1" style:family="table-row">
      <style:table-row-properties style:min-row-height="0.82cm" fo:keep-together="auto"/>
    </style:style>
    <style:style style:name="Tabelle11.A1" style:family="table-cell">
      <style:table-cell-properties fo:background-color="#deeaf6" fo:padding-left="0.191cm" fo:padding-right="0.191cm" fo:padding-top="0cm" fo:padding-bottom="0cm" fo:border-left="none" fo:border-right="0.25pt solid #9cc2e5" fo:border-top="0.25pt solid #9cc2e5" fo:border-bottom="0.25pt solid #9cc2e5">
        <style:background-image/>
      </style:table-cell-properties>
    </style:style>
    <style:style style:name="Tabelle11.B1" style:family="table-cell">
      <style:table-cell-properties fo:background-color="#deeaf6" fo:padding-left="0.191cm" fo:padding-right="0.191cm" fo:padding-top="0cm" fo:padding-bottom="0cm" fo:border-left="0.25pt solid #9cc2e5" fo:border-right="none" fo:border-top="0.25pt solid #9cc2e5" fo:border-bottom="0.25pt solid #9cc2e5">
        <style:background-image/>
      </style:table-cell-properties>
    </style:style>
    <style:style style:name="Tabelle11.A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1.B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1.A3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1.B3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1.A4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1.B4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1.A5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1.B5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1.A6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1.B6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1.A7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1.B7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1.A8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1.B8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1.A9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1.B9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1.A10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1.B10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1.A11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1.B11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1.A1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1.B1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2" style:family="table">
      <style:table-properties style:width="15.984cm" fo:margin-left="-0.191cm" table:align="left" style:writing-mode="lr-tb"/>
    </style:style>
    <style:style style:name="Tabelle12.A" style:family="table-column">
      <style:table-column-properties style:column-width="4.99cm"/>
    </style:style>
    <style:style style:name="Tabelle12.B" style:family="table-column">
      <style:table-column-properties style:column-width="10.994cm"/>
    </style:style>
    <style:style style:name="Tabelle12.1" style:family="table-row">
      <style:table-row-properties style:min-row-height="0.82cm" fo:keep-together="auto"/>
    </style:style>
    <style:style style:name="Tabelle12.A1" style:family="table-cell">
      <style:table-cell-properties fo:background-color="#deeaf6" fo:padding-left="0.191cm" fo:padding-right="0.191cm" fo:padding-top="0cm" fo:padding-bottom="0cm" fo:border-left="none" fo:border-right="0.25pt solid #9cc2e5" fo:border-top="0.25pt solid #9cc2e5" fo:border-bottom="0.25pt solid #9cc2e5">
        <style:background-image/>
      </style:table-cell-properties>
    </style:style>
    <style:style style:name="Tabelle12.B1" style:family="table-cell">
      <style:table-cell-properties fo:background-color="#deeaf6" fo:padding-left="0.191cm" fo:padding-right="0.191cm" fo:padding-top="0cm" fo:padding-bottom="0cm" fo:border-left="0.25pt solid #9cc2e5" fo:border-right="none" fo:border-top="0.25pt solid #9cc2e5" fo:border-bottom="0.25pt solid #9cc2e5">
        <style:background-image/>
      </style:table-cell-properties>
    </style:style>
    <style:style style:name="Tabelle12.A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2.B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2.A3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2.B3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2.A4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2.B4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2.A5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2.B5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2.A6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2.B6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2.A7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2.B7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2.A8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2.B8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2.A9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2.B9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2.A10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2.B10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2.A11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2.B11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2.A1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2.B1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1" style:family="table">
      <style:table-properties style:width="15.984cm" fo:margin-left="-0.191cm" table:align="left" style:writing-mode="lr-tb"/>
    </style:style>
    <style:style style:name="Tabelle21.A" style:family="table-column">
      <style:table-column-properties style:column-width="4.99cm"/>
    </style:style>
    <style:style style:name="Tabelle21.B" style:family="table-column">
      <style:table-column-properties style:column-width="10.994cm"/>
    </style:style>
    <style:style style:name="Tabelle21.1" style:family="table-row">
      <style:table-row-properties style:min-row-height="0.82cm" fo:keep-together="auto"/>
    </style:style>
    <style:style style:name="Tabelle21.A1" style:family="table-cell">
      <style:table-cell-properties fo:background-color="#deeaf6" fo:padding-left="0.191cm" fo:padding-right="0.191cm" fo:padding-top="0cm" fo:padding-bottom="0cm" fo:border-left="none" fo:border-right="0.25pt solid #9cc2e5" fo:border-top="0.25pt solid #9cc2e5" fo:border-bottom="0.25pt solid #9cc2e5">
        <style:background-image/>
      </style:table-cell-properties>
    </style:style>
    <style:style style:name="Tabelle21.B1" style:family="table-cell">
      <style:table-cell-properties fo:background-color="#deeaf6" fo:padding-left="0.191cm" fo:padding-right="0.191cm" fo:padding-top="0cm" fo:padding-bottom="0cm" fo:border-left="0.25pt solid #9cc2e5" fo:border-right="none" fo:border-top="0.25pt solid #9cc2e5" fo:border-bottom="0.25pt solid #9cc2e5">
        <style:background-image/>
      </style:table-cell-properties>
    </style:style>
    <style:style style:name="Tabelle21.A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1.B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1.A3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1.B3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1.A4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1.B4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1.A5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1.B5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1.A6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1.B6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1.A7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1.B7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1.A8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1.B8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1.A9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1.B9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1.A10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1.B10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1.A11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1.B11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1.A1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1.B1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2" style:family="table">
      <style:table-properties style:width="15.984cm" fo:margin-left="-0.191cm" table:align="left" style:writing-mode="lr-tb"/>
    </style:style>
    <style:style style:name="Tabelle22.A" style:family="table-column">
      <style:table-column-properties style:column-width="4.99cm"/>
    </style:style>
    <style:style style:name="Tabelle22.B" style:family="table-column">
      <style:table-column-properties style:column-width="10.994cm"/>
    </style:style>
    <style:style style:name="Tabelle22.1" style:family="table-row">
      <style:table-row-properties style:min-row-height="0.82cm" fo:keep-together="auto"/>
    </style:style>
    <style:style style:name="Tabelle22.A1" style:family="table-cell">
      <style:table-cell-properties fo:background-color="#deeaf6" fo:padding-left="0.191cm" fo:padding-right="0.191cm" fo:padding-top="0cm" fo:padding-bottom="0cm" fo:border-left="none" fo:border-right="0.25pt solid #9cc2e5" fo:border-top="0.25pt solid #9cc2e5" fo:border-bottom="0.25pt solid #9cc2e5">
        <style:background-image/>
      </style:table-cell-properties>
    </style:style>
    <style:style style:name="Tabelle22.B1" style:family="table-cell">
      <style:table-cell-properties fo:background-color="#deeaf6" fo:padding-left="0.191cm" fo:padding-right="0.191cm" fo:padding-top="0cm" fo:padding-bottom="0cm" fo:border-left="0.25pt solid #9cc2e5" fo:border-right="none" fo:border-top="0.25pt solid #9cc2e5" fo:border-bottom="0.25pt solid #9cc2e5">
        <style:background-image/>
      </style:table-cell-properties>
    </style:style>
    <style:style style:name="Tabelle22.A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2.B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2.A3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2.B3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2.A4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2.B4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2.A5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2.B5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2.A6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2.B6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2.A7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2.B7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2.A8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2.B8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2.A9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2.B9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2.A10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2.B10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2.A11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2.B11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2.A1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2.B1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3" style:family="table">
      <style:table-properties style:width="15.984cm" fo:margin-left="-0.191cm" table:align="left" style:writing-mode="lr-tb"/>
    </style:style>
    <style:style style:name="Tabelle23.A" style:family="table-column">
      <style:table-column-properties style:column-width="4.99cm"/>
    </style:style>
    <style:style style:name="Tabelle23.B" style:family="table-column">
      <style:table-column-properties style:column-width="10.994cm"/>
    </style:style>
    <style:style style:name="Tabelle23.1" style:family="table-row">
      <style:table-row-properties style:min-row-height="0.82cm" fo:keep-together="auto"/>
    </style:style>
    <style:style style:name="Tabelle23.A1" style:family="table-cell">
      <style:table-cell-properties fo:background-color="#deeaf6" fo:padding-left="0.191cm" fo:padding-right="0.191cm" fo:padding-top="0cm" fo:padding-bottom="0cm" fo:border-left="none" fo:border-right="0.25pt solid #9cc2e5" fo:border-top="0.25pt solid #9cc2e5" fo:border-bottom="0.25pt solid #9cc2e5">
        <style:background-image/>
      </style:table-cell-properties>
    </style:style>
    <style:style style:name="Tabelle23.B1" style:family="table-cell">
      <style:table-cell-properties fo:background-color="#deeaf6" fo:padding-left="0.191cm" fo:padding-right="0.191cm" fo:padding-top="0cm" fo:padding-bottom="0cm" fo:border-left="0.25pt solid #9cc2e5" fo:border-right="none" fo:border-top="0.25pt solid #9cc2e5" fo:border-bottom="0.25pt solid #9cc2e5">
        <style:background-image/>
      </style:table-cell-properties>
    </style:style>
    <style:style style:name="Tabelle23.A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3.B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3.A3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3.B3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3.A4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3.B4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3.A5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3.B5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3.A6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3.B6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3.A7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3.B7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3.A8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3.B8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3.A9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3.B9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3.A10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3.B10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3.A11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3.B11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3.A1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3.B1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0" style:family="table">
      <style:table-properties style:width="15.984cm" fo:margin-left="-0.191cm" table:align="left" style:writing-mode="lr-tb"/>
    </style:style>
    <style:style style:name="Tabelle10.A" style:family="table-column">
      <style:table-column-properties style:column-width="4.99cm"/>
    </style:style>
    <style:style style:name="Tabelle10.B" style:family="table-column">
      <style:table-column-properties style:column-width="10.994cm"/>
    </style:style>
    <style:style style:name="Tabelle10.1" style:family="table-row">
      <style:table-row-properties style:min-row-height="0.82cm" fo:keep-together="auto"/>
    </style:style>
    <style:style style:name="Tabelle10.A1" style:family="table-cell">
      <style:table-cell-properties fo:background-color="#deeaf6" fo:padding-left="0.191cm" fo:padding-right="0.191cm" fo:padding-top="0cm" fo:padding-bottom="0cm" fo:border-left="none" fo:border-right="0.25pt solid #9cc2e5" fo:border-top="0.25pt solid #9cc2e5" fo:border-bottom="0.25pt solid #9cc2e5">
        <style:background-image/>
      </style:table-cell-properties>
    </style:style>
    <style:style style:name="Tabelle10.B1" style:family="table-cell">
      <style:table-cell-properties fo:background-color="#deeaf6" fo:padding-left="0.191cm" fo:padding-right="0.191cm" fo:padding-top="0cm" fo:padding-bottom="0cm" fo:border-left="0.25pt solid #9cc2e5" fo:border-right="none" fo:border-top="0.25pt solid #9cc2e5" fo:border-bottom="0.25pt solid #9cc2e5">
        <style:background-image/>
      </style:table-cell-properties>
    </style:style>
    <style:style style:name="Tabelle10.A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0.B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0.A3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0.B3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0.A4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0.B4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0.A5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0.B5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0.A6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0.B6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0.A7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0.B7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0.A8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0.B8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0.A9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0.B9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0.A10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0.B10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0.A11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0.B11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0.A1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0.B1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5" style:family="table">
      <style:table-properties style:width="15.984cm" fo:margin-left="-0.191cm" table:align="left" style:writing-mode="lr-tb"/>
    </style:style>
    <style:style style:name="Tabelle25.A" style:family="table-column">
      <style:table-column-properties style:column-width="4.99cm"/>
    </style:style>
    <style:style style:name="Tabelle25.B" style:family="table-column">
      <style:table-column-properties style:column-width="10.994cm"/>
    </style:style>
    <style:style style:name="Tabelle25.1" style:family="table-row">
      <style:table-row-properties style:min-row-height="0.82cm" fo:keep-together="auto"/>
    </style:style>
    <style:style style:name="Tabelle25.A1" style:family="table-cell">
      <style:table-cell-properties fo:background-color="#deeaf6" fo:padding-left="0.191cm" fo:padding-right="0.191cm" fo:padding-top="0cm" fo:padding-bottom="0cm" fo:border-left="none" fo:border-right="0.25pt solid #9cc2e5" fo:border-top="0.25pt solid #9cc2e5" fo:border-bottom="0.25pt solid #9cc2e5">
        <style:background-image/>
      </style:table-cell-properties>
    </style:style>
    <style:style style:name="Tabelle25.B1" style:family="table-cell">
      <style:table-cell-properties fo:background-color="#deeaf6" fo:padding-left="0.191cm" fo:padding-right="0.191cm" fo:padding-top="0cm" fo:padding-bottom="0cm" fo:border-left="0.25pt solid #9cc2e5" fo:border-right="none" fo:border-top="0.25pt solid #9cc2e5" fo:border-bottom="0.25pt solid #9cc2e5">
        <style:background-image/>
      </style:table-cell-properties>
    </style:style>
    <style:style style:name="Tabelle25.A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5.B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5.A3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5.B3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5.A4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5.B4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5.A5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5.B5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5.A6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5.B6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5.A7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5.B7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5.A8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5.B8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5.A9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5.B9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5.A10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5.B10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5.A11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5.B11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5.A1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5.B1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6" style:family="table">
      <style:table-properties style:width="15.984cm" fo:margin-left="-0.191cm" table:align="left" style:writing-mode="lr-tb"/>
    </style:style>
    <style:style style:name="Tabelle26.A" style:family="table-column">
      <style:table-column-properties style:column-width="4.99cm"/>
    </style:style>
    <style:style style:name="Tabelle26.B" style:family="table-column">
      <style:table-column-properties style:column-width="10.994cm"/>
    </style:style>
    <style:style style:name="Tabelle26.1" style:family="table-row">
      <style:table-row-properties style:min-row-height="0.82cm" fo:keep-together="auto"/>
    </style:style>
    <style:style style:name="Tabelle26.A1" style:family="table-cell">
      <style:table-cell-properties fo:background-color="#deeaf6" fo:padding-left="0.191cm" fo:padding-right="0.191cm" fo:padding-top="0cm" fo:padding-bottom="0cm" fo:border-left="none" fo:border-right="0.25pt solid #9cc2e5" fo:border-top="0.25pt solid #9cc2e5" fo:border-bottom="0.25pt solid #9cc2e5">
        <style:background-image/>
      </style:table-cell-properties>
    </style:style>
    <style:style style:name="Tabelle26.B1" style:family="table-cell">
      <style:table-cell-properties fo:background-color="#deeaf6" fo:padding-left="0.191cm" fo:padding-right="0.191cm" fo:padding-top="0cm" fo:padding-bottom="0cm" fo:border-left="0.25pt solid #9cc2e5" fo:border-right="none" fo:border-top="0.25pt solid #9cc2e5" fo:border-bottom="0.25pt solid #9cc2e5">
        <style:background-image/>
      </style:table-cell-properties>
    </style:style>
    <style:style style:name="Tabelle26.A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6.B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6.A3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6.B3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6.A4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6.B4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6.A5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6.B5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6.A6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6.B6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6.A7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6.B7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6.A8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6.B8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6.A9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6.B9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6.A10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6.B10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6.A11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6.B11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6.A1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6.B1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3" style:family="table">
      <style:table-properties style:width="15.984cm" fo:margin-left="-0.191cm" table:align="left" style:writing-mode="lr-tb"/>
    </style:style>
    <style:style style:name="Tabelle13.A" style:family="table-column">
      <style:table-column-properties style:column-width="4.99cm"/>
    </style:style>
    <style:style style:name="Tabelle13.B" style:family="table-column">
      <style:table-column-properties style:column-width="10.994cm"/>
    </style:style>
    <style:style style:name="Tabelle13.1" style:family="table-row">
      <style:table-row-properties style:min-row-height="0.82cm" fo:keep-together="auto"/>
    </style:style>
    <style:style style:name="Tabelle13.A1" style:family="table-cell">
      <style:table-cell-properties fo:background-color="#deeaf6" fo:padding-left="0.191cm" fo:padding-right="0.191cm" fo:padding-top="0cm" fo:padding-bottom="0cm" fo:border-left="none" fo:border-right="0.25pt solid #9cc2e5" fo:border-top="0.25pt solid #9cc2e5" fo:border-bottom="0.25pt solid #9cc2e5">
        <style:background-image/>
      </style:table-cell-properties>
    </style:style>
    <style:style style:name="Tabelle13.B1" style:family="table-cell">
      <style:table-cell-properties fo:background-color="#deeaf6" fo:padding-left="0.191cm" fo:padding-right="0.191cm" fo:padding-top="0cm" fo:padding-bottom="0cm" fo:border-left="0.25pt solid #9cc2e5" fo:border-right="none" fo:border-top="0.25pt solid #9cc2e5" fo:border-bottom="0.25pt solid #9cc2e5">
        <style:background-image/>
      </style:table-cell-properties>
    </style:style>
    <style:style style:name="Tabelle13.A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3.B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3.A3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3.B3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3.A4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3.B4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3.A5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3.B5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3.A6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3.B6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3.A7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3.B7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3.A8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3.B8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3.A9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3.B9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3.A10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3.B10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3.A11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3.B11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3.A1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3.B1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4" style:family="table">
      <style:table-properties style:width="15.984cm" fo:margin-left="-0.191cm" table:align="left" style:writing-mode="lr-tb"/>
    </style:style>
    <style:style style:name="Tabelle14.A" style:family="table-column">
      <style:table-column-properties style:column-width="4.99cm"/>
    </style:style>
    <style:style style:name="Tabelle14.B" style:family="table-column">
      <style:table-column-properties style:column-width="10.994cm"/>
    </style:style>
    <style:style style:name="Tabelle14.1" style:family="table-row">
      <style:table-row-properties style:min-row-height="0.82cm" fo:keep-together="auto"/>
    </style:style>
    <style:style style:name="Tabelle14.A1" style:family="table-cell">
      <style:table-cell-properties fo:background-color="#deeaf6" fo:padding-left="0.191cm" fo:padding-right="0.191cm" fo:padding-top="0cm" fo:padding-bottom="0cm" fo:border-left="none" fo:border-right="0.25pt solid #9cc2e5" fo:border-top="0.25pt solid #9cc2e5" fo:border-bottom="0.25pt solid #9cc2e5">
        <style:background-image/>
      </style:table-cell-properties>
    </style:style>
    <style:style style:name="Tabelle14.B1" style:family="table-cell">
      <style:table-cell-properties fo:background-color="#deeaf6" fo:padding-left="0.191cm" fo:padding-right="0.191cm" fo:padding-top="0cm" fo:padding-bottom="0cm" fo:border-left="0.25pt solid #9cc2e5" fo:border-right="none" fo:border-top="0.25pt solid #9cc2e5" fo:border-bottom="0.25pt solid #9cc2e5">
        <style:background-image/>
      </style:table-cell-properties>
    </style:style>
    <style:style style:name="Tabelle14.A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4.B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4.A3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4.B3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4.A4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4.B4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4.A5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4.B5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4.A6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4.B6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4.A7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4.B7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4.A8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4.B8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4.A9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4.B9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4.A10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4.B10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4.A11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4.B11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4.A1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4.B1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5" style:family="table">
      <style:table-properties style:width="15.984cm" fo:margin-left="-0.191cm" table:align="left" style:writing-mode="lr-tb"/>
    </style:style>
    <style:style style:name="Tabelle15.A" style:family="table-column">
      <style:table-column-properties style:column-width="4.99cm"/>
    </style:style>
    <style:style style:name="Tabelle15.B" style:family="table-column">
      <style:table-column-properties style:column-width="10.994cm"/>
    </style:style>
    <style:style style:name="Tabelle15.1" style:family="table-row">
      <style:table-row-properties style:min-row-height="0.82cm" fo:keep-together="auto"/>
    </style:style>
    <style:style style:name="Tabelle15.A1" style:family="table-cell">
      <style:table-cell-properties fo:background-color="#deeaf6" fo:padding-left="0.191cm" fo:padding-right="0.191cm" fo:padding-top="0cm" fo:padding-bottom="0cm" fo:border-left="none" fo:border-right="0.25pt solid #9cc2e5" fo:border-top="0.25pt solid #9cc2e5" fo:border-bottom="0.25pt solid #9cc2e5">
        <style:background-image/>
      </style:table-cell-properties>
    </style:style>
    <style:style style:name="Tabelle15.B1" style:family="table-cell">
      <style:table-cell-properties fo:background-color="#deeaf6" fo:padding-left="0.191cm" fo:padding-right="0.191cm" fo:padding-top="0cm" fo:padding-bottom="0cm" fo:border-left="0.25pt solid #9cc2e5" fo:border-right="none" fo:border-top="0.25pt solid #9cc2e5" fo:border-bottom="0.25pt solid #9cc2e5">
        <style:background-image/>
      </style:table-cell-properties>
    </style:style>
    <style:style style:name="Tabelle15.A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5.B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5.A3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5.B3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5.A4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5.B4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5.A5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5.B5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5.A6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5.B6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5.A7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5.B7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5.A8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5.B8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5.A9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5.B9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5.A10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5.B10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5.A11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5.B11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5.A1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5.B1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6" style:family="table">
      <style:table-properties style:width="15.984cm" fo:margin-left="-0.191cm" table:align="left" style:writing-mode="lr-tb"/>
    </style:style>
    <style:style style:name="Tabelle16.A" style:family="table-column">
      <style:table-column-properties style:column-width="4.99cm"/>
    </style:style>
    <style:style style:name="Tabelle16.B" style:family="table-column">
      <style:table-column-properties style:column-width="10.994cm"/>
    </style:style>
    <style:style style:name="Tabelle16.1" style:family="table-row">
      <style:table-row-properties style:min-row-height="0.82cm" fo:keep-together="auto"/>
    </style:style>
    <style:style style:name="Tabelle16.A1" style:family="table-cell">
      <style:table-cell-properties fo:background-color="#deeaf6" fo:padding-left="0.191cm" fo:padding-right="0.191cm" fo:padding-top="0cm" fo:padding-bottom="0cm" fo:border-left="none" fo:border-right="0.25pt solid #9cc2e5" fo:border-top="0.25pt solid #9cc2e5" fo:border-bottom="0.25pt solid #9cc2e5">
        <style:background-image/>
      </style:table-cell-properties>
    </style:style>
    <style:style style:name="Tabelle16.B1" style:family="table-cell">
      <style:table-cell-properties fo:background-color="#deeaf6" fo:padding-left="0.191cm" fo:padding-right="0.191cm" fo:padding-top="0cm" fo:padding-bottom="0cm" fo:border-left="0.25pt solid #9cc2e5" fo:border-right="none" fo:border-top="0.25pt solid #9cc2e5" fo:border-bottom="0.25pt solid #9cc2e5">
        <style:background-image/>
      </style:table-cell-properties>
    </style:style>
    <style:style style:name="Tabelle16.A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6.B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6.A3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6.B3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6.A4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6.B4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6.A5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6.B5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6.A6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6.B6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6.A7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6.B7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6.A8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6.B8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6.A9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6.B9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6.A10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6.B10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6.A11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6.B11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6.A1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6.B1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7" style:family="table">
      <style:table-properties style:width="15.984cm" fo:margin-left="-0.191cm" table:align="left" style:writing-mode="lr-tb"/>
    </style:style>
    <style:style style:name="Tabelle17.A" style:family="table-column">
      <style:table-column-properties style:column-width="4.99cm"/>
    </style:style>
    <style:style style:name="Tabelle17.B" style:family="table-column">
      <style:table-column-properties style:column-width="10.994cm"/>
    </style:style>
    <style:style style:name="Tabelle17.1" style:family="table-row">
      <style:table-row-properties style:min-row-height="0.82cm" fo:keep-together="auto"/>
    </style:style>
    <style:style style:name="Tabelle17.A1" style:family="table-cell">
      <style:table-cell-properties fo:background-color="#deeaf6" fo:padding-left="0.191cm" fo:padding-right="0.191cm" fo:padding-top="0cm" fo:padding-bottom="0cm" fo:border-left="none" fo:border-right="0.25pt solid #9cc2e5" fo:border-top="0.25pt solid #9cc2e5" fo:border-bottom="0.25pt solid #9cc2e5">
        <style:background-image/>
      </style:table-cell-properties>
    </style:style>
    <style:style style:name="Tabelle17.B1" style:family="table-cell">
      <style:table-cell-properties fo:background-color="#deeaf6" fo:padding-left="0.191cm" fo:padding-right="0.191cm" fo:padding-top="0cm" fo:padding-bottom="0cm" fo:border-left="0.25pt solid #9cc2e5" fo:border-right="none" fo:border-top="0.25pt solid #9cc2e5" fo:border-bottom="0.25pt solid #9cc2e5">
        <style:background-image/>
      </style:table-cell-properties>
    </style:style>
    <style:style style:name="Tabelle17.A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7.B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7.A3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7.B3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7.A4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7.B4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7.A5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7.B5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7.A6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7.B6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7.A7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7.B7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7.A8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7.B8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7.A9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7.B9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7.A10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7.B10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7.A11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7.B11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7.A1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7.B1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8" style:family="table">
      <style:table-properties style:width="15.984cm" fo:margin-left="-0.191cm" table:align="left" style:writing-mode="lr-tb"/>
    </style:style>
    <style:style style:name="Tabelle18.A" style:family="table-column">
      <style:table-column-properties style:column-width="4.99cm"/>
    </style:style>
    <style:style style:name="Tabelle18.B" style:family="table-column">
      <style:table-column-properties style:column-width="10.994cm"/>
    </style:style>
    <style:style style:name="Tabelle18.1" style:family="table-row">
      <style:table-row-properties style:min-row-height="0.82cm" fo:keep-together="auto"/>
    </style:style>
    <style:style style:name="Tabelle18.A1" style:family="table-cell">
      <style:table-cell-properties fo:background-color="#deeaf6" fo:padding-left="0.191cm" fo:padding-right="0.191cm" fo:padding-top="0cm" fo:padding-bottom="0cm" fo:border-left="none" fo:border-right="0.25pt solid #9cc2e5" fo:border-top="0.25pt solid #9cc2e5" fo:border-bottom="0.25pt solid #9cc2e5">
        <style:background-image/>
      </style:table-cell-properties>
    </style:style>
    <style:style style:name="Tabelle18.B1" style:family="table-cell">
      <style:table-cell-properties fo:background-color="#deeaf6" fo:padding-left="0.191cm" fo:padding-right="0.191cm" fo:padding-top="0cm" fo:padding-bottom="0cm" fo:border-left="0.25pt solid #9cc2e5" fo:border-right="none" fo:border-top="0.25pt solid #9cc2e5" fo:border-bottom="0.25pt solid #9cc2e5">
        <style:background-image/>
      </style:table-cell-properties>
    </style:style>
    <style:style style:name="Tabelle18.A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8.B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8.A3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8.B3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8.A4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8.B4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8.A5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8.B5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8.A6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8.B6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8.A7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8.B7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8.A8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8.B8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8.A9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8.B9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8.A10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8.B10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8.A11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8.B11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8.A1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8.B1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9" style:family="table">
      <style:table-properties style:width="15.984cm" fo:margin-left="-0.191cm" table:align="left" style:writing-mode="lr-tb"/>
    </style:style>
    <style:style style:name="Tabelle19.A" style:family="table-column">
      <style:table-column-properties style:column-width="4.99cm"/>
    </style:style>
    <style:style style:name="Tabelle19.B" style:family="table-column">
      <style:table-column-properties style:column-width="10.994cm"/>
    </style:style>
    <style:style style:name="Tabelle19.1" style:family="table-row">
      <style:table-row-properties style:min-row-height="0.82cm" fo:keep-together="auto"/>
    </style:style>
    <style:style style:name="Tabelle19.A1" style:family="table-cell">
      <style:table-cell-properties fo:background-color="#deeaf6" fo:padding-left="0.191cm" fo:padding-right="0.191cm" fo:padding-top="0cm" fo:padding-bottom="0cm" fo:border-left="none" fo:border-right="0.25pt solid #9cc2e5" fo:border-top="0.25pt solid #9cc2e5" fo:border-bottom="0.25pt solid #9cc2e5">
        <style:background-image/>
      </style:table-cell-properties>
    </style:style>
    <style:style style:name="Tabelle19.B1" style:family="table-cell">
      <style:table-cell-properties fo:background-color="#deeaf6" fo:padding-left="0.191cm" fo:padding-right="0.191cm" fo:padding-top="0cm" fo:padding-bottom="0cm" fo:border-left="0.25pt solid #9cc2e5" fo:border-right="none" fo:border-top="0.25pt solid #9cc2e5" fo:border-bottom="0.25pt solid #9cc2e5">
        <style:background-image/>
      </style:table-cell-properties>
    </style:style>
    <style:style style:name="Tabelle19.A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9.B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9.A3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9.B3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9.A4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9.B4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9.A5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9.B5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9.A6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9.B6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9.A7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9.B7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9.A8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9.B8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9.A9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9.B9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9.A10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9.B10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9.A11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9.B11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19.A1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19.B1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7" style:family="table">
      <style:table-properties style:width="15.984cm" fo:margin-left="-0.191cm" table:align="left" style:writing-mode="lr-tb"/>
    </style:style>
    <style:style style:name="Tabelle27.A" style:family="table-column">
      <style:table-column-properties style:column-width="4.99cm"/>
    </style:style>
    <style:style style:name="Tabelle27.B" style:family="table-column">
      <style:table-column-properties style:column-width="10.994cm"/>
    </style:style>
    <style:style style:name="Tabelle27.1" style:family="table-row">
      <style:table-row-properties style:min-row-height="0.82cm" fo:keep-together="auto"/>
    </style:style>
    <style:style style:name="Tabelle27.A1" style:family="table-cell">
      <style:table-cell-properties fo:background-color="#deeaf6" fo:padding-left="0.191cm" fo:padding-right="0.191cm" fo:padding-top="0cm" fo:padding-bottom="0cm" fo:border-left="none" fo:border-right="0.25pt solid #9cc2e5" fo:border-top="0.25pt solid #9cc2e5" fo:border-bottom="0.25pt solid #9cc2e5">
        <style:background-image/>
      </style:table-cell-properties>
    </style:style>
    <style:style style:name="Tabelle27.B1" style:family="table-cell">
      <style:table-cell-properties fo:background-color="#deeaf6" fo:padding-left="0.191cm" fo:padding-right="0.191cm" fo:padding-top="0cm" fo:padding-bottom="0cm" fo:border-left="0.25pt solid #9cc2e5" fo:border-right="none" fo:border-top="0.25pt solid #9cc2e5" fo:border-bottom="0.25pt solid #9cc2e5">
        <style:background-image/>
      </style:table-cell-properties>
    </style:style>
    <style:style style:name="Tabelle27.A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7.B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7.A3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7.B3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7.A4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7.B4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7.A5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7.B5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7.A6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7.B6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7.A7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7.B7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7.A8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7.B8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7.A9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7.B9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7.A10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7.B10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7.A11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7.B11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7.A1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7.B1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8" style:family="table">
      <style:table-properties style:width="15.984cm" fo:margin-left="-0.191cm" table:align="left" style:writing-mode="lr-tb"/>
    </style:style>
    <style:style style:name="Tabelle28.A" style:family="table-column">
      <style:table-column-properties style:column-width="4.99cm"/>
    </style:style>
    <style:style style:name="Tabelle28.B" style:family="table-column">
      <style:table-column-properties style:column-width="10.994cm"/>
    </style:style>
    <style:style style:name="Tabelle28.1" style:family="table-row">
      <style:table-row-properties style:min-row-height="0.82cm" fo:keep-together="auto"/>
    </style:style>
    <style:style style:name="Tabelle28.A1" style:family="table-cell">
      <style:table-cell-properties fo:background-color="#deeaf6" fo:padding-left="0.191cm" fo:padding-right="0.191cm" fo:padding-top="0cm" fo:padding-bottom="0cm" fo:border-left="none" fo:border-right="0.25pt solid #9cc2e5" fo:border-top="0.25pt solid #9cc2e5" fo:border-bottom="0.25pt solid #9cc2e5">
        <style:background-image/>
      </style:table-cell-properties>
    </style:style>
    <style:style style:name="Tabelle28.B1" style:family="table-cell">
      <style:table-cell-properties fo:background-color="#deeaf6" fo:padding-left="0.191cm" fo:padding-right="0.191cm" fo:padding-top="0cm" fo:padding-bottom="0cm" fo:border-left="0.25pt solid #9cc2e5" fo:border-right="none" fo:border-top="0.25pt solid #9cc2e5" fo:border-bottom="0.25pt solid #9cc2e5">
        <style:background-image/>
      </style:table-cell-properties>
    </style:style>
    <style:style style:name="Tabelle28.A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8.B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8.A3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8.B3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8.A4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8.B4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8.A5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8.B5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8.A6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8.B6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8.A7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8.B7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8.A8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8.B8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8.A9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8.B9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8.A10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8.B10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8.A11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8.B11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8.A1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8.B1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9" style:family="table">
      <style:table-properties style:width="15.984cm" fo:margin-left="-0.191cm" table:align="left" style:writing-mode="lr-tb"/>
    </style:style>
    <style:style style:name="Tabelle29.A" style:family="table-column">
      <style:table-column-properties style:column-width="4.99cm"/>
    </style:style>
    <style:style style:name="Tabelle29.B" style:family="table-column">
      <style:table-column-properties style:column-width="10.994cm"/>
    </style:style>
    <style:style style:name="Tabelle29.1" style:family="table-row">
      <style:table-row-properties style:min-row-height="0.82cm" fo:keep-together="auto"/>
    </style:style>
    <style:style style:name="Tabelle29.A1" style:family="table-cell">
      <style:table-cell-properties fo:background-color="#deeaf6" fo:padding-left="0.191cm" fo:padding-right="0.191cm" fo:padding-top="0cm" fo:padding-bottom="0cm" fo:border-left="none" fo:border-right="0.25pt solid #9cc2e5" fo:border-top="0.25pt solid #9cc2e5" fo:border-bottom="0.25pt solid #9cc2e5">
        <style:background-image/>
      </style:table-cell-properties>
    </style:style>
    <style:style style:name="Tabelle29.B1" style:family="table-cell">
      <style:table-cell-properties fo:background-color="#deeaf6" fo:padding-left="0.191cm" fo:padding-right="0.191cm" fo:padding-top="0cm" fo:padding-bottom="0cm" fo:border-left="0.25pt solid #9cc2e5" fo:border-right="none" fo:border-top="0.25pt solid #9cc2e5" fo:border-bottom="0.25pt solid #9cc2e5">
        <style:background-image/>
      </style:table-cell-properties>
    </style:style>
    <style:style style:name="Tabelle29.A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9.B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9.A3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9.B3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9.A4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9.B4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9.A5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9.B5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9.A6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9.B6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9.A7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9.B7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9.A8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9.B8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9.A9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9.B9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9.A10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9.B10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9.A11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9.B11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9.A1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9.B1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0" style:family="table">
      <style:table-properties style:width="15.984cm" fo:margin-left="-0.191cm" table:align="left" style:writing-mode="lr-tb"/>
    </style:style>
    <style:style style:name="Tabelle30.A" style:family="table-column">
      <style:table-column-properties style:column-width="4.99cm"/>
    </style:style>
    <style:style style:name="Tabelle30.B" style:family="table-column">
      <style:table-column-properties style:column-width="10.994cm"/>
    </style:style>
    <style:style style:name="Tabelle30.1" style:family="table-row">
      <style:table-row-properties style:min-row-height="0.82cm" fo:keep-together="auto"/>
    </style:style>
    <style:style style:name="Tabelle30.A1" style:family="table-cell">
      <style:table-cell-properties fo:background-color="#deeaf6" fo:padding-left="0.191cm" fo:padding-right="0.191cm" fo:padding-top="0cm" fo:padding-bottom="0cm" fo:border-left="none" fo:border-right="0.25pt solid #9cc2e5" fo:border-top="0.25pt solid #9cc2e5" fo:border-bottom="0.25pt solid #9cc2e5">
        <style:background-image/>
      </style:table-cell-properties>
    </style:style>
    <style:style style:name="Tabelle30.B1" style:family="table-cell">
      <style:table-cell-properties fo:background-color="#deeaf6" fo:padding-left="0.191cm" fo:padding-right="0.191cm" fo:padding-top="0cm" fo:padding-bottom="0cm" fo:border-left="0.25pt solid #9cc2e5" fo:border-right="none" fo:border-top="0.25pt solid #9cc2e5" fo:border-bottom="0.25pt solid #9cc2e5">
        <style:background-image/>
      </style:table-cell-properties>
    </style:style>
    <style:style style:name="Tabelle30.A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0.B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0.A3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0.B3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0.A4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0.B4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0.A5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0.B5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0.A6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0.B6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0.A7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0.B7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0.A8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0.B8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0.A9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0.B9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0.A10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0.B10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0.A11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0.B11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0.A1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0.B1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1" style:family="table">
      <style:table-properties style:width="15.984cm" fo:margin-left="-0.191cm" table:align="left" style:writing-mode="lr-tb"/>
    </style:style>
    <style:style style:name="Tabelle31.A" style:family="table-column">
      <style:table-column-properties style:column-width="4.99cm"/>
    </style:style>
    <style:style style:name="Tabelle31.B" style:family="table-column">
      <style:table-column-properties style:column-width="10.994cm"/>
    </style:style>
    <style:style style:name="Tabelle31.1" style:family="table-row">
      <style:table-row-properties style:min-row-height="0.82cm" fo:keep-together="auto"/>
    </style:style>
    <style:style style:name="Tabelle31.A1" style:family="table-cell">
      <style:table-cell-properties fo:background-color="#deeaf6" fo:padding-left="0.191cm" fo:padding-right="0.191cm" fo:padding-top="0cm" fo:padding-bottom="0cm" fo:border-left="none" fo:border-right="0.25pt solid #9cc2e5" fo:border-top="0.25pt solid #9cc2e5" fo:border-bottom="0.25pt solid #9cc2e5">
        <style:background-image/>
      </style:table-cell-properties>
    </style:style>
    <style:style style:name="Tabelle31.B1" style:family="table-cell">
      <style:table-cell-properties fo:background-color="#deeaf6" fo:padding-left="0.191cm" fo:padding-right="0.191cm" fo:padding-top="0cm" fo:padding-bottom="0cm" fo:border-left="0.25pt solid #9cc2e5" fo:border-right="none" fo:border-top="0.25pt solid #9cc2e5" fo:border-bottom="0.25pt solid #9cc2e5">
        <style:background-image/>
      </style:table-cell-properties>
    </style:style>
    <style:style style:name="Tabelle31.A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1.B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1.A3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1.B3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1.A4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1.B4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1.A5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1.B5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1.A6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1.B6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1.A7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1.B7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1.A8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1.B8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1.A9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1.B9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1.A10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1.B10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1.A11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1.B11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1.A1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1.B1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2" style:family="table">
      <style:table-properties style:width="15.984cm" fo:margin-left="-0.191cm" table:align="left" style:writing-mode="lr-tb"/>
    </style:style>
    <style:style style:name="Tabelle32.A" style:family="table-column">
      <style:table-column-properties style:column-width="4.99cm"/>
    </style:style>
    <style:style style:name="Tabelle32.B" style:family="table-column">
      <style:table-column-properties style:column-width="10.994cm"/>
    </style:style>
    <style:style style:name="Tabelle32.1" style:family="table-row">
      <style:table-row-properties style:min-row-height="0.82cm" fo:keep-together="auto"/>
    </style:style>
    <style:style style:name="Tabelle32.A1" style:family="table-cell">
      <style:table-cell-properties fo:background-color="#deeaf6" fo:padding-left="0.191cm" fo:padding-right="0.191cm" fo:padding-top="0cm" fo:padding-bottom="0cm" fo:border-left="none" fo:border-right="0.25pt solid #9cc2e5" fo:border-top="0.25pt solid #9cc2e5" fo:border-bottom="0.25pt solid #9cc2e5">
        <style:background-image/>
      </style:table-cell-properties>
    </style:style>
    <style:style style:name="Tabelle32.B1" style:family="table-cell">
      <style:table-cell-properties fo:background-color="#deeaf6" fo:padding-left="0.191cm" fo:padding-right="0.191cm" fo:padding-top="0cm" fo:padding-bottom="0cm" fo:border-left="0.25pt solid #9cc2e5" fo:border-right="none" fo:border-top="0.25pt solid #9cc2e5" fo:border-bottom="0.25pt solid #9cc2e5">
        <style:background-image/>
      </style:table-cell-properties>
    </style:style>
    <style:style style:name="Tabelle32.A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2.B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2.A3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2.B3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2.A4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2.B4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2.A5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2.B5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2.A6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2.B6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2.A7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2.B7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2.A8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2.B8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2.A9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2.B9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2.A10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2.B10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2.A11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2.B11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2.A1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2.B1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7" style:family="table">
      <style:table-properties style:width="15.984cm" fo:margin-left="-0.191cm" table:align="left" style:writing-mode="lr-tb"/>
    </style:style>
    <style:style style:name="Tabelle7.A" style:family="table-column">
      <style:table-column-properties style:column-width="4.99cm"/>
    </style:style>
    <style:style style:name="Tabelle7.B" style:family="table-column">
      <style:table-column-properties style:column-width="10.994cm"/>
    </style:style>
    <style:style style:name="Tabelle7.1" style:family="table-row">
      <style:table-row-properties style:min-row-height="0.82cm" fo:keep-together="auto"/>
    </style:style>
    <style:style style:name="Tabelle7.A1" style:family="table-cell">
      <style:table-cell-properties fo:background-color="#deeaf6" fo:padding-left="0.191cm" fo:padding-right="0.191cm" fo:padding-top="0cm" fo:padding-bottom="0cm" fo:border-left="none" fo:border-right="0.25pt solid #9cc2e5" fo:border-top="0.25pt solid #9cc2e5" fo:border-bottom="0.25pt solid #9cc2e5">
        <style:background-image/>
      </style:table-cell-properties>
    </style:style>
    <style:style style:name="Tabelle7.B1" style:family="table-cell">
      <style:table-cell-properties fo:background-color="#deeaf6" fo:padding-left="0.191cm" fo:padding-right="0.191cm" fo:padding-top="0cm" fo:padding-bottom="0cm" fo:border-left="0.25pt solid #9cc2e5" fo:border-right="none" fo:border-top="0.25pt solid #9cc2e5" fo:border-bottom="0.25pt solid #9cc2e5">
        <style:background-image/>
      </style:table-cell-properties>
    </style:style>
    <style:style style:name="Tabelle7.A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7.B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7.A3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7.B3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7.A4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7.B4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7.A5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7.B5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7.A6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7.B6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7.A7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7.B7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7.A8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7.B8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7.A9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7.B9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7.A10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7.B10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7.A11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7.B11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7.A1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7.B1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3" style:family="table">
      <style:table-properties style:width="15.984cm" fo:margin-left="-0.191cm" table:align="left" style:writing-mode="lr-tb"/>
    </style:style>
    <style:style style:name="Tabelle33.A" style:family="table-column">
      <style:table-column-properties style:column-width="4.99cm"/>
    </style:style>
    <style:style style:name="Tabelle33.B" style:family="table-column">
      <style:table-column-properties style:column-width="10.994cm"/>
    </style:style>
    <style:style style:name="Tabelle33.1" style:family="table-row">
      <style:table-row-properties style:min-row-height="0.82cm" fo:keep-together="auto"/>
    </style:style>
    <style:style style:name="Tabelle33.A1" style:family="table-cell">
      <style:table-cell-properties fo:background-color="#deeaf6" fo:padding-left="0.191cm" fo:padding-right="0.191cm" fo:padding-top="0cm" fo:padding-bottom="0cm" fo:border-left="none" fo:border-right="0.25pt solid #9cc2e5" fo:border-top="0.25pt solid #9cc2e5" fo:border-bottom="0.25pt solid #9cc2e5">
        <style:background-image/>
      </style:table-cell-properties>
    </style:style>
    <style:style style:name="Tabelle33.B1" style:family="table-cell">
      <style:table-cell-properties fo:background-color="#deeaf6" fo:padding-left="0.191cm" fo:padding-right="0.191cm" fo:padding-top="0cm" fo:padding-bottom="0cm" fo:border-left="0.25pt solid #9cc2e5" fo:border-right="none" fo:border-top="0.25pt solid #9cc2e5" fo:border-bottom="0.25pt solid #9cc2e5">
        <style:background-image/>
      </style:table-cell-properties>
    </style:style>
    <style:style style:name="Tabelle33.A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3.B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3.A3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3.B3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3.A4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3.B4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3.A5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3.B5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3.A6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3.B6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3.A7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3.B7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3.A8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3.B8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3.A9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3.B9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3.A10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3.B10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3.A11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3.B11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3.A1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3.B1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4" style:family="table">
      <style:table-properties style:width="15.984cm" fo:margin-left="-0.191cm" table:align="left" style:writing-mode="lr-tb"/>
    </style:style>
    <style:style style:name="Tabelle34.A" style:family="table-column">
      <style:table-column-properties style:column-width="4.99cm"/>
    </style:style>
    <style:style style:name="Tabelle34.B" style:family="table-column">
      <style:table-column-properties style:column-width="10.994cm"/>
    </style:style>
    <style:style style:name="Tabelle34.1" style:family="table-row">
      <style:table-row-properties style:min-row-height="0.82cm" fo:keep-together="auto"/>
    </style:style>
    <style:style style:name="Tabelle34.A1" style:family="table-cell">
      <style:table-cell-properties fo:background-color="#deeaf6" fo:padding-left="0.191cm" fo:padding-right="0.191cm" fo:padding-top="0cm" fo:padding-bottom="0cm" fo:border-left="none" fo:border-right="0.25pt solid #9cc2e5" fo:border-top="0.25pt solid #9cc2e5" fo:border-bottom="0.25pt solid #9cc2e5">
        <style:background-image/>
      </style:table-cell-properties>
    </style:style>
    <style:style style:name="Tabelle34.B1" style:family="table-cell">
      <style:table-cell-properties fo:background-color="#deeaf6" fo:padding-left="0.191cm" fo:padding-right="0.191cm" fo:padding-top="0cm" fo:padding-bottom="0cm" fo:border-left="0.25pt solid #9cc2e5" fo:border-right="none" fo:border-top="0.25pt solid #9cc2e5" fo:border-bottom="0.25pt solid #9cc2e5">
        <style:background-image/>
      </style:table-cell-properties>
    </style:style>
    <style:style style:name="Tabelle34.A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4.B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4.A3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4.B3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4.A4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4.B4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4.A5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4.B5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4.A6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4.B6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4.A7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4.B7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4.A8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4.B8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4.A9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4.B9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4.A10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4.B10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4.A11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4.B11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4.A1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4.B1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6" style:family="table">
      <style:table-properties style:width="15.984cm" fo:margin-left="-0.191cm" table:align="left" style:writing-mode="lr-tb"/>
    </style:style>
    <style:style style:name="Tabelle36.A" style:family="table-column">
      <style:table-column-properties style:column-width="4.99cm"/>
    </style:style>
    <style:style style:name="Tabelle36.B" style:family="table-column">
      <style:table-column-properties style:column-width="10.994cm"/>
    </style:style>
    <style:style style:name="Tabelle36.1" style:family="table-row">
      <style:table-row-properties style:min-row-height="0.82cm" fo:keep-together="auto"/>
    </style:style>
    <style:style style:name="Tabelle36.A1" style:family="table-cell">
      <style:table-cell-properties fo:background-color="#deeaf6" fo:padding-left="0.191cm" fo:padding-right="0.191cm" fo:padding-top="0cm" fo:padding-bottom="0cm" fo:border-left="none" fo:border-right="0.25pt solid #9cc2e5" fo:border-top="0.25pt solid #9cc2e5" fo:border-bottom="0.25pt solid #9cc2e5">
        <style:background-image/>
      </style:table-cell-properties>
    </style:style>
    <style:style style:name="Tabelle36.B1" style:family="table-cell">
      <style:table-cell-properties fo:background-color="#deeaf6" fo:padding-left="0.191cm" fo:padding-right="0.191cm" fo:padding-top="0cm" fo:padding-bottom="0cm" fo:border-left="0.25pt solid #9cc2e5" fo:border-right="none" fo:border-top="0.25pt solid #9cc2e5" fo:border-bottom="0.25pt solid #9cc2e5">
        <style:background-image/>
      </style:table-cell-properties>
    </style:style>
    <style:style style:name="Tabelle36.A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6.B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6.A3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6.B3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6.A4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6.B4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6.A5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6.B5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6.A6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6.B6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6.A7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6.B7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6.A8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6.B8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6.A9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6.B9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6.A10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6.B10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6.A11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6.B11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6.A1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6.B1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7" style:family="table">
      <style:table-properties style:width="15.984cm" fo:margin-left="-0.191cm" table:align="left" style:writing-mode="lr-tb"/>
    </style:style>
    <style:style style:name="Tabelle37.A" style:family="table-column">
      <style:table-column-properties style:column-width="4.99cm"/>
    </style:style>
    <style:style style:name="Tabelle37.B" style:family="table-column">
      <style:table-column-properties style:column-width="10.994cm"/>
    </style:style>
    <style:style style:name="Tabelle37.1" style:family="table-row">
      <style:table-row-properties style:min-row-height="0.82cm" fo:keep-together="auto"/>
    </style:style>
    <style:style style:name="Tabelle37.A1" style:family="table-cell">
      <style:table-cell-properties fo:background-color="#deeaf6" fo:padding-left="0.191cm" fo:padding-right="0.191cm" fo:padding-top="0cm" fo:padding-bottom="0cm" fo:border-left="none" fo:border-right="0.25pt solid #9cc2e5" fo:border-top="0.25pt solid #9cc2e5" fo:border-bottom="0.25pt solid #9cc2e5">
        <style:background-image/>
      </style:table-cell-properties>
    </style:style>
    <style:style style:name="Tabelle37.B1" style:family="table-cell">
      <style:table-cell-properties fo:background-color="#deeaf6" fo:padding-left="0.191cm" fo:padding-right="0.191cm" fo:padding-top="0cm" fo:padding-bottom="0cm" fo:border-left="0.25pt solid #9cc2e5" fo:border-right="none" fo:border-top="0.25pt solid #9cc2e5" fo:border-bottom="0.25pt solid #9cc2e5">
        <style:background-image/>
      </style:table-cell-properties>
    </style:style>
    <style:style style:name="Tabelle37.A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7.B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7.A3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7.B3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7.A4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7.B4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7.A5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7.B5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7.A6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7.B6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7.A7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7.B7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7.A8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7.B8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7.A9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7.B9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7.A10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7.B10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7.A11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7.B11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7.A1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7.B1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0" style:family="table">
      <style:table-properties style:width="15.984cm" fo:margin-left="-0.191cm" table:align="left" style:writing-mode="lr-tb"/>
    </style:style>
    <style:style style:name="Tabelle20.A" style:family="table-column">
      <style:table-column-properties style:column-width="4.99cm"/>
    </style:style>
    <style:style style:name="Tabelle20.B" style:family="table-column">
      <style:table-column-properties style:column-width="10.994cm"/>
    </style:style>
    <style:style style:name="Tabelle20.1" style:family="table-row">
      <style:table-row-properties style:min-row-height="0.82cm" fo:keep-together="auto"/>
    </style:style>
    <style:style style:name="Tabelle20.A1" style:family="table-cell">
      <style:table-cell-properties fo:background-color="#deeaf6" fo:padding-left="0.191cm" fo:padding-right="0.191cm" fo:padding-top="0cm" fo:padding-bottom="0cm" fo:border-left="none" fo:border-right="0.25pt solid #9cc2e5" fo:border-top="0.25pt solid #9cc2e5" fo:border-bottom="0.25pt solid #9cc2e5">
        <style:background-image/>
      </style:table-cell-properties>
    </style:style>
    <style:style style:name="Tabelle20.B1" style:family="table-cell">
      <style:table-cell-properties fo:background-color="#deeaf6" fo:padding-left="0.191cm" fo:padding-right="0.191cm" fo:padding-top="0cm" fo:padding-bottom="0cm" fo:border-left="0.25pt solid #9cc2e5" fo:border-right="none" fo:border-top="0.25pt solid #9cc2e5" fo:border-bottom="0.25pt solid #9cc2e5">
        <style:background-image/>
      </style:table-cell-properties>
    </style:style>
    <style:style style:name="Tabelle20.A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0.B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0.A3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0.B3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0.A4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0.B4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0.A5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0.B5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0.A6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0.B6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0.A7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0.B7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0.A8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0.B8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0.A9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0.B9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0.A10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0.B10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0.A11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0.B11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20.A1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20.B1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5" style:family="table">
      <style:table-properties style:width="15.984cm" fo:margin-left="-0.191cm" table:align="left" style:writing-mode="lr-tb"/>
    </style:style>
    <style:style style:name="Tabelle35.A" style:family="table-column">
      <style:table-column-properties style:column-width="4.99cm"/>
    </style:style>
    <style:style style:name="Tabelle35.B" style:family="table-column">
      <style:table-column-properties style:column-width="10.994cm"/>
    </style:style>
    <style:style style:name="Tabelle35.1" style:family="table-row">
      <style:table-row-properties style:min-row-height="0.82cm" fo:keep-together="auto"/>
    </style:style>
    <style:style style:name="Tabelle35.A1" style:family="table-cell">
      <style:table-cell-properties fo:background-color="#deeaf6" fo:padding-left="0.191cm" fo:padding-right="0.191cm" fo:padding-top="0cm" fo:padding-bottom="0cm" fo:border-left="none" fo:border-right="0.25pt solid #9cc2e5" fo:border-top="0.25pt solid #9cc2e5" fo:border-bottom="0.25pt solid #9cc2e5">
        <style:background-image/>
      </style:table-cell-properties>
    </style:style>
    <style:style style:name="Tabelle35.B1" style:family="table-cell">
      <style:table-cell-properties fo:background-color="#deeaf6" fo:padding-left="0.191cm" fo:padding-right="0.191cm" fo:padding-top="0cm" fo:padding-bottom="0cm" fo:border-left="0.25pt solid #9cc2e5" fo:border-right="none" fo:border-top="0.25pt solid #9cc2e5" fo:border-bottom="0.25pt solid #9cc2e5">
        <style:background-image/>
      </style:table-cell-properties>
    </style:style>
    <style:style style:name="Tabelle35.A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5.B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5.A3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5.B3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5.A4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5.B4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5.A5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5.B5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5.A6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5.B6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5.A7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5.B7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5.A8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5.B8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5.A9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5.B9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5.A10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5.B10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5.A11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5.B11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5.A1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5.B1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8" style:family="table">
      <style:table-properties style:width="15.984cm" fo:margin-left="-0.191cm" table:align="left" style:writing-mode="lr-tb"/>
    </style:style>
    <style:style style:name="Tabelle38.A" style:family="table-column">
      <style:table-column-properties style:column-width="4.99cm"/>
    </style:style>
    <style:style style:name="Tabelle38.B" style:family="table-column">
      <style:table-column-properties style:column-width="10.994cm"/>
    </style:style>
    <style:style style:name="Tabelle38.1" style:family="table-row">
      <style:table-row-properties style:min-row-height="0.82cm" fo:keep-together="auto"/>
    </style:style>
    <style:style style:name="Tabelle38.A1" style:family="table-cell">
      <style:table-cell-properties fo:background-color="#deeaf6" fo:padding-left="0.191cm" fo:padding-right="0.191cm" fo:padding-top="0cm" fo:padding-bottom="0cm" fo:border-left="none" fo:border-right="0.25pt solid #9cc2e5" fo:border-top="0.25pt solid #9cc2e5" fo:border-bottom="0.25pt solid #9cc2e5">
        <style:background-image/>
      </style:table-cell-properties>
    </style:style>
    <style:style style:name="Tabelle38.B1" style:family="table-cell">
      <style:table-cell-properties fo:background-color="#deeaf6" fo:padding-left="0.191cm" fo:padding-right="0.191cm" fo:padding-top="0cm" fo:padding-bottom="0cm" fo:border-left="0.25pt solid #9cc2e5" fo:border-right="none" fo:border-top="0.25pt solid #9cc2e5" fo:border-bottom="0.25pt solid #9cc2e5">
        <style:background-image/>
      </style:table-cell-properties>
    </style:style>
    <style:style style:name="Tabelle38.A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8.B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8.A3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8.B3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8.A4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8.B4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8.A5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8.B5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8.A6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8.B6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8.A7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8.B7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8.A8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8.B8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8.A9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8.B9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8.A10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8.B10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8.A11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8.B11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8.A1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8.B1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9" style:family="table">
      <style:table-properties style:width="15.984cm" fo:margin-left="-0.191cm" table:align="left" style:writing-mode="lr-tb"/>
    </style:style>
    <style:style style:name="Tabelle39.A" style:family="table-column">
      <style:table-column-properties style:column-width="4.99cm"/>
    </style:style>
    <style:style style:name="Tabelle39.B" style:family="table-column">
      <style:table-column-properties style:column-width="10.994cm"/>
    </style:style>
    <style:style style:name="Tabelle39.1" style:family="table-row">
      <style:table-row-properties style:min-row-height="0.82cm" fo:keep-together="auto"/>
    </style:style>
    <style:style style:name="Tabelle39.A1" style:family="table-cell">
      <style:table-cell-properties fo:background-color="#deeaf6" fo:padding-left="0.191cm" fo:padding-right="0.191cm" fo:padding-top="0cm" fo:padding-bottom="0cm" fo:border-left="none" fo:border-right="0.25pt solid #9cc2e5" fo:border-top="0.25pt solid #9cc2e5" fo:border-bottom="0.25pt solid #9cc2e5">
        <style:background-image/>
      </style:table-cell-properties>
    </style:style>
    <style:style style:name="Tabelle39.B1" style:family="table-cell">
      <style:table-cell-properties fo:background-color="#deeaf6" fo:padding-left="0.191cm" fo:padding-right="0.191cm" fo:padding-top="0cm" fo:padding-bottom="0cm" fo:border-left="0.25pt solid #9cc2e5" fo:border-right="none" fo:border-top="0.25pt solid #9cc2e5" fo:border-bottom="0.25pt solid #9cc2e5">
        <style:background-image/>
      </style:table-cell-properties>
    </style:style>
    <style:style style:name="Tabelle39.A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9.B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9.A3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9.B3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9.A4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9.B4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9.A5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9.B5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9.A6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9.B6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9.A7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9.B7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9.A8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9.B8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9.A9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9.B9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9.A10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9.B10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9.A11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9.B11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Tabelle39.A12" style:family="table-cell">
      <style:table-cell-properties fo:padding-left="0.191cm" fo:padding-right="0.191cm" fo:padding-top="0cm" fo:padding-bottom="0cm" fo:border-left="none" fo:border-right="0.25pt solid #9cc2e5" fo:border-top="0.25pt solid #9cc2e5" fo:border-bottom="0.25pt solid #9cc2e5"/>
    </style:style>
    <style:style style:name="Tabelle39.B12" style:family="table-cell">
      <style:table-cell-properties fo:padding-left="0.191cm" fo:padding-right="0.191cm" fo:padding-top="0cm" fo:padding-bottom="0cm" fo:border-left="0.25pt solid #9cc2e5" fo:border-right="none" fo:border-top="0.25pt solid #9cc2e5" fo:border-bottom="0.25pt solid #9cc2e5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officeooo:paragraph-rsid="0006b6f8"/>
    </style:style>
    <style:style style:name="P3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officeooo:paragraph-rsid="0007922c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officeooo:paragraph-rsid="0006b6f8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font-weight="bold" style:font-weight-asian="bold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>
        <style:tab-stops>
          <style:tab-stop style:position="2.916cm"/>
        </style:tab-stops>
      </style:paragraph-properties>
      <style:text-properties fo:font-weight="bold" style:font-weight-asian="bold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>
        <style:tab-stops>
          <style:tab-stop style:position="2.916cm"/>
        </style:tab-stops>
      </style:paragraph-properties>
      <style:text-properties fo:font-weight="bold" officeooo:paragraph-rsid="0006b6f8" style:font-weight-asian="bold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fo:font-weight="bold" officeooo:paragraph-rsid="0006b6f8" style:font-weight-asian="bold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officeooo:rsid="0006b6f8" officeooo:paragraph-rsid="0006b6f8"/>
    </style:style>
    <style:style style:name="P12" style:family="paragraph" style:parent-style-name="Standard" style:master-page-name="Standard">
      <style:paragraph-properties fo:line-height="100%" style:page-number="auto"/>
      <style:text-properties fo:font-size="16pt" style:text-underline-style="solid" style:text-underline-width="auto" style:text-underline-color="font-color" style:font-size-asian="16pt" style:font-size-complex="16pt"/>
    </style:style>
    <style:style style:name="P13" style:family="paragraph" style:parent-style-name="Standard">
      <style:paragraph-properties fo:line-height="100%"/>
    </style:style>
    <style:style style:name="P14" style:family="paragraph" style:parent-style-name="Standard">
      <style:paragraph-properties fo:line-height="100%"/>
      <style:text-properties officeooo:paragraph-rsid="000aa858"/>
    </style:style>
    <style:style style:name="P15" style:family="paragraph" style:parent-style-name="Standard">
      <style:paragraph-properties fo:line-height="100%"/>
      <style:text-properties officeooo:paragraph-rsid="000c2cb5"/>
    </style:style>
    <style:style style:name="P16" style:family="paragraph" style:parent-style-name="Standard">
      <style:paragraph-properties fo:line-height="100%"/>
      <style:text-properties officeooo:paragraph-rsid="000e084b"/>
    </style:style>
    <style:style style:name="P17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18" style:family="paragraph" style:parent-style-name="Standard">
      <style:text-properties officeooo:paragraph-rsid="000aa858"/>
    </style:style>
    <style:style style:name="P19" style:family="paragraph" style:parent-style-name="Standard">
      <style:text-properties officeooo:paragraph-rsid="0006b6f8"/>
    </style:style>
    <style:style style:name="P20" style:family="paragraph" style:parent-style-name="Standard">
      <style:text-properties officeooo:paragraph-rsid="00100de0"/>
    </style:style>
    <style:style style:name="P21" style:family="paragraph" style:parent-style-name="Standard">
      <style:text-properties officeooo:paragraph-rsid="00112b9d"/>
    </style:style>
    <style:style style:name="P22" style:family="paragraph" style:parent-style-name="Standard">
      <style:text-properties officeooo:paragraph-rsid="0012fda0"/>
    </style:style>
    <style:style style:name="P23" style:family="paragraph" style:parent-style-name="Standard">
      <style:text-properties officeooo:paragraph-rsid="00158742"/>
    </style:style>
    <style:style style:name="P24" style:family="paragraph" style:parent-style-name="Standard">
      <style:text-properties officeooo:paragraph-rsid="0016be65"/>
    </style:style>
    <style:style style:name="P25" style:family="paragraph" style:parent-style-name="Standard">
      <style:paragraph-properties fo:line-height="100%"/>
      <style:text-properties fo:font-size="16pt" style:text-underline-style="solid" style:text-underline-width="auto" style:text-underline-color="font-color" style:font-size-asian="16pt" style:font-size-complex="16pt"/>
    </style:style>
    <style:style style:name="P26" style:family="paragraph" style:parent-style-name="Standard">
      <style:paragraph-properties fo:margin-top="0cm" fo:margin-bottom="0cm" style:contextual-spacing="false" fo:line-height="100%"/>
    </style:style>
    <style:style style:name="P27" style:family="paragraph" style:parent-style-name="Standard" style:list-style-name="WWNum1">
      <style:paragraph-properties fo:margin-top="0cm" fo:margin-bottom="0cm" style:contextual-spacing="false" fo:line-height="100%"/>
    </style:style>
    <style:style style:name="P28" style:family="paragraph" style:parent-style-name="Standard" style:list-style-name="WWNum1">
      <style:paragraph-properties fo:margin-top="0cm" fo:margin-bottom="0cm" style:contextual-spacing="false" fo:line-height="100%"/>
      <style:text-properties officeooo:paragraph-rsid="0007922c"/>
    </style:style>
    <style:style style:name="P29" style:family="paragraph" style:parent-style-name="Standard" style:list-style-name="WWNum1">
      <style:paragraph-properties fo:margin-top="0cm" fo:margin-bottom="0cm" style:contextual-spacing="false" fo:line-height="100%"/>
      <style:text-properties officeooo:paragraph-rsid="00112b9d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officeooo:paragraph-rsid="0006b6f8"/>
    </style:style>
    <style:style style:name="P31" style:family="paragraph" style:parent-style-name="Standard">
      <style:paragraph-properties fo:margin-top="0cm" fo:margin-bottom="0cm" style:contextual-spacing="false" fo:line-height="100%"/>
      <style:text-properties officeooo:paragraph-rsid="000aa858"/>
    </style:style>
    <style:style style:name="P32" style:family="paragraph" style:parent-style-name="Standard">
      <style:paragraph-properties fo:margin-top="0cm" fo:margin-bottom="0cm" style:contextual-spacing="false" fo:line-height="100%"/>
      <style:text-properties officeooo:paragraph-rsid="000c0e40"/>
    </style:style>
    <style:style style:name="P33" style:family="paragraph" style:parent-style-name="Standard">
      <style:paragraph-properties fo:margin-top="0cm" fo:margin-bottom="0cm" style:contextual-spacing="false" fo:line-height="100%"/>
      <style:text-properties officeooo:paragraph-rsid="000c2cb5"/>
    </style:style>
    <style:style style:name="P34" style:family="paragraph" style:parent-style-name="Standard">
      <style:paragraph-properties fo:margin-top="0cm" fo:margin-bottom="0cm" style:contextual-spacing="false" fo:line-height="100%"/>
      <style:text-properties officeooo:paragraph-rsid="000e084b"/>
    </style:style>
    <style:style style:name="P35" style:family="paragraph" style:parent-style-name="Standard">
      <style:paragraph-properties fo:margin-top="0cm" fo:margin-bottom="0cm" style:contextual-spacing="false" fo:line-height="100%"/>
      <style:text-properties officeooo:paragraph-rsid="00100de0"/>
    </style:style>
    <style:style style:name="P36" style:family="paragraph" style:parent-style-name="Standard">
      <style:paragraph-properties fo:margin-top="0cm" fo:margin-bottom="0cm" style:contextual-spacing="false" fo:line-height="100%"/>
      <style:text-properties officeooo:paragraph-rsid="00112b9d"/>
    </style:style>
    <style:style style:name="P37" style:family="paragraph" style:parent-style-name="Standard">
      <style:paragraph-properties fo:margin-top="0cm" fo:margin-bottom="0cm" style:contextual-spacing="false" fo:line-height="100%"/>
      <style:text-properties officeooo:paragraph-rsid="0012fda0"/>
    </style:style>
    <style:style style:name="P38" style:family="paragraph" style:parent-style-name="Standard">
      <style:paragraph-properties fo:margin-top="0cm" fo:margin-bottom="0cm" style:contextual-spacing="false" fo:line-height="100%"/>
      <style:text-properties officeooo:paragraph-rsid="00158742"/>
    </style:style>
    <style:style style:name="P39" style:family="paragraph" style:parent-style-name="Standard">
      <style:paragraph-properties fo:margin-top="0cm" fo:margin-bottom="0cm" style:contextual-spacing="false" fo:line-height="100%"/>
      <style:text-properties officeooo:paragraph-rsid="0016be65"/>
    </style:style>
    <style:style style:name="P40" style:family="paragraph" style:parent-style-name="Standard" style:list-style-name="WWNum1">
      <style:paragraph-properties fo:margin-top="0cm" fo:margin-bottom="0cm" style:contextual-spacing="false" fo:line-height="100%"/>
      <style:text-properties officeooo:rsid="0006b6f8" officeooo:paragraph-rsid="0006b6f8"/>
    </style:style>
    <style:style style:name="P41" style:family="paragraph" style:parent-style-name="Standard">
      <style:paragraph-properties fo:margin-top="0cm" fo:margin-bottom="0cm" style:contextual-spacing="false" fo:line-height="100%"/>
      <style:text-properties officeooo:rsid="0006b6f8" officeooo:paragraph-rsid="000aa858"/>
    </style:style>
    <style:style style:name="P42" style:family="paragraph" style:parent-style-name="Standard">
      <style:paragraph-properties fo:margin-top="0cm" fo:margin-bottom="0cm" style:contextual-spacing="false" fo:line-height="100%"/>
      <style:text-properties officeooo:rsid="0006b6f8" officeooo:paragraph-rsid="000c2cb5"/>
    </style:style>
    <style:style style:name="P43" style:family="paragraph" style:parent-style-name="Standard">
      <style:paragraph-properties fo:margin-top="0cm" fo:margin-bottom="0cm" style:contextual-spacing="false" fo:line-height="100%"/>
      <style:text-properties officeooo:rsid="0006b6f8" officeooo:paragraph-rsid="00100de0"/>
    </style:style>
    <style:style style:name="P44" style:family="paragraph" style:parent-style-name="Standard">
      <style:paragraph-properties fo:margin-top="0cm" fo:margin-bottom="0cm" style:contextual-spacing="false" fo:line-height="100%"/>
      <style:text-properties officeooo:rsid="0006b6f8" officeooo:paragraph-rsid="00112b9d"/>
    </style:style>
    <style:style style:name="P45" style:family="paragraph" style:parent-style-name="Standard">
      <style:paragraph-properties fo:margin-top="0cm" fo:margin-bottom="0cm" style:contextual-spacing="false" fo:line-height="100%"/>
      <style:text-properties officeooo:rsid="0006b6f8" officeooo:paragraph-rsid="0012fda0"/>
    </style:style>
    <style:style style:name="P46" style:family="paragraph" style:parent-style-name="Standard">
      <style:paragraph-properties fo:margin-top="0cm" fo:margin-bottom="0cm" style:contextual-spacing="false" fo:line-height="100%"/>
      <style:text-properties officeooo:rsid="0006b6f8" officeooo:paragraph-rsid="00158742"/>
    </style:style>
    <style:style style:name="P47" style:family="paragraph" style:parent-style-name="Standard">
      <style:paragraph-properties fo:margin-top="0cm" fo:margin-bottom="0cm" style:contextual-spacing="false" fo:line-height="100%"/>
      <style:text-properties officeooo:rsid="0006b6f8" officeooo:paragraph-rsid="0016be65"/>
    </style:style>
    <style:style style:name="P48" style:family="paragraph" style:parent-style-name="Standard">
      <style:paragraph-properties fo:margin-top="0cm" fo:margin-bottom="0cm" style:contextual-spacing="false" fo:line-height="100%"/>
      <style:text-properties officeooo:rsid="0008d0e4" officeooo:paragraph-rsid="000aa858"/>
    </style:style>
    <style:style style:name="P49" style:family="paragraph" style:parent-style-name="Standard">
      <style:paragraph-properties fo:margin-top="0cm" fo:margin-bottom="0cm" style:contextual-spacing="false" fo:line-height="100%"/>
      <style:text-properties officeooo:rsid="0007922c" officeooo:paragraph-rsid="000aa858"/>
    </style:style>
    <style:style style:name="P50" style:family="paragraph" style:parent-style-name="Standard">
      <style:paragraph-properties fo:margin-top="0cm" fo:margin-bottom="0cm" style:contextual-spacing="false" fo:line-height="100%"/>
      <style:text-properties fo:font-weight="bold" style:font-weight-asian="bold" style:font-weight-complex="bold"/>
    </style:style>
    <style:style style:name="P51" style:family="paragraph" style:parent-style-name="Standard">
      <style:paragraph-properties fo:margin-top="0cm" fo:margin-bottom="0cm" style:contextual-spacing="false" fo:line-height="100%">
        <style:tab-stops>
          <style:tab-stop style:position="2.916cm"/>
        </style:tab-stops>
      </style:paragraph-properties>
      <style:text-properties fo:font-weight="bold" style:font-weight-asian="bold" style:font-weight-complex="bold"/>
    </style:style>
    <style:style style:name="P52" style:family="paragraph" style:parent-style-name="Standard">
      <style:paragraph-properties fo:margin-top="0cm" fo:margin-bottom="0cm" style:contextual-spacing="false" fo:line-height="100%">
        <style:tab-stops>
          <style:tab-stop style:position="2.916cm"/>
        </style:tab-stops>
      </style:paragraph-properties>
      <style:text-properties fo:font-weight="bold" officeooo:paragraph-rsid="000aa858" style:font-weight-asian="bold" style:font-weight-complex="bold"/>
    </style:style>
    <style:style style:name="P53" style:family="paragraph" style:parent-style-name="Standard">
      <style:paragraph-properties fo:margin-top="0cm" fo:margin-bottom="0cm" style:contextual-spacing="false" fo:line-height="100%">
        <style:tab-stops>
          <style:tab-stop style:position="2.916cm"/>
        </style:tab-stops>
      </style:paragraph-properties>
      <style:text-properties fo:font-weight="bold" officeooo:paragraph-rsid="000c2cb5" style:font-weight-asian="bold" style:font-weight-complex="bold"/>
    </style:style>
    <style:style style:name="P54" style:family="paragraph" style:parent-style-name="Standard">
      <style:paragraph-properties fo:margin-top="0cm" fo:margin-bottom="0cm" style:contextual-spacing="false" fo:line-height="100%">
        <style:tab-stops>
          <style:tab-stop style:position="2.916cm"/>
        </style:tab-stops>
      </style:paragraph-properties>
      <style:text-properties fo:font-weight="bold" officeooo:paragraph-rsid="000e084b" style:font-weight-asian="bold" style:font-weight-complex="bold"/>
    </style:style>
    <style:style style:name="P55" style:family="paragraph" style:parent-style-name="Standard">
      <style:paragraph-properties fo:margin-top="0cm" fo:margin-bottom="0cm" style:contextual-spacing="false" fo:line-height="100%">
        <style:tab-stops>
          <style:tab-stop style:position="2.916cm"/>
        </style:tab-stops>
      </style:paragraph-properties>
      <style:text-properties fo:font-weight="bold" officeooo:paragraph-rsid="00100de0" style:font-weight-asian="bold" style:font-weight-complex="bold"/>
    </style:style>
    <style:style style:name="P56" style:family="paragraph" style:parent-style-name="Standard">
      <style:paragraph-properties fo:margin-top="0cm" fo:margin-bottom="0cm" style:contextual-spacing="false" fo:line-height="100%">
        <style:tab-stops>
          <style:tab-stop style:position="2.916cm"/>
        </style:tab-stops>
      </style:paragraph-properties>
      <style:text-properties fo:font-weight="bold" officeooo:paragraph-rsid="00112b9d" style:font-weight-asian="bold" style:font-weight-complex="bold"/>
    </style:style>
    <style:style style:name="P57" style:family="paragraph" style:parent-style-name="Standard">
      <style:paragraph-properties fo:margin-top="0cm" fo:margin-bottom="0cm" style:contextual-spacing="false" fo:line-height="100%">
        <style:tab-stops>
          <style:tab-stop style:position="2.916cm"/>
        </style:tab-stops>
      </style:paragraph-properties>
      <style:text-properties fo:font-weight="bold" officeooo:paragraph-rsid="0012fda0" style:font-weight-asian="bold" style:font-weight-complex="bold"/>
    </style:style>
    <style:style style:name="P58" style:family="paragraph" style:parent-style-name="Standard">
      <style:paragraph-properties fo:margin-top="0cm" fo:margin-bottom="0cm" style:contextual-spacing="false" fo:line-height="100%">
        <style:tab-stops>
          <style:tab-stop style:position="2.916cm"/>
        </style:tab-stops>
      </style:paragraph-properties>
      <style:text-properties fo:font-weight="bold" officeooo:paragraph-rsid="00158742" style:font-weight-asian="bold" style:font-weight-complex="bold"/>
    </style:style>
    <style:style style:name="P59" style:family="paragraph" style:parent-style-name="Standard">
      <style:paragraph-properties fo:margin-top="0cm" fo:margin-bottom="0cm" style:contextual-spacing="false" fo:line-height="100%">
        <style:tab-stops>
          <style:tab-stop style:position="2.916cm"/>
        </style:tab-stops>
      </style:paragraph-properties>
      <style:text-properties fo:font-weight="bold" officeooo:paragraph-rsid="0016be65" style:font-weight-asian="bold" style:font-weight-complex="bold"/>
    </style:style>
    <style:style style:name="P60" style:family="paragraph" style:parent-style-name="Standard">
      <style:paragraph-properties fo:margin-top="0cm" fo:margin-bottom="0cm" style:contextual-spacing="false" fo:line-height="100%"/>
      <style:text-properties fo:font-weight="bold" officeooo:paragraph-rsid="000aa858" style:font-weight-asian="bold" style:font-weight-complex="bold"/>
    </style:style>
    <style:style style:name="P61" style:family="paragraph" style:parent-style-name="Standard">
      <style:paragraph-properties fo:margin-top="0cm" fo:margin-bottom="0cm" style:contextual-spacing="false" fo:line-height="100%"/>
      <style:text-properties fo:font-weight="bold" officeooo:paragraph-rsid="000c2cb5" style:font-weight-asian="bold" style:font-weight-complex="bold"/>
    </style:style>
    <style:style style:name="P62" style:family="paragraph" style:parent-style-name="Standard">
      <style:paragraph-properties fo:margin-top="0cm" fo:margin-bottom="0cm" style:contextual-spacing="false" fo:line-height="100%"/>
      <style:text-properties fo:font-weight="bold" officeooo:paragraph-rsid="000e084b" style:font-weight-asian="bold" style:font-weight-complex="bold"/>
    </style:style>
    <style:style style:name="P63" style:family="paragraph" style:parent-style-name="Standard">
      <style:paragraph-properties fo:margin-top="0cm" fo:margin-bottom="0cm" style:contextual-spacing="false" fo:line-height="100%"/>
      <style:text-properties fo:font-weight="bold" officeooo:paragraph-rsid="00100de0" style:font-weight-asian="bold" style:font-weight-complex="bold"/>
    </style:style>
    <style:style style:name="P64" style:family="paragraph" style:parent-style-name="Standard">
      <style:paragraph-properties fo:margin-top="0cm" fo:margin-bottom="0cm" style:contextual-spacing="false" fo:line-height="100%"/>
      <style:text-properties fo:font-weight="bold" officeooo:paragraph-rsid="00112b9d" style:font-weight-asian="bold" style:font-weight-complex="bold"/>
    </style:style>
    <style:style style:name="P65" style:family="paragraph" style:parent-style-name="Standard">
      <style:paragraph-properties fo:margin-top="0cm" fo:margin-bottom="0cm" style:contextual-spacing="false" fo:line-height="100%"/>
      <style:text-properties fo:font-weight="bold" officeooo:paragraph-rsid="0012fda0" style:font-weight-asian="bold" style:font-weight-complex="bold"/>
    </style:style>
    <style:style style:name="P66" style:family="paragraph" style:parent-style-name="Standard">
      <style:paragraph-properties fo:margin-top="0cm" fo:margin-bottom="0cm" style:contextual-spacing="false" fo:line-height="100%"/>
      <style:text-properties fo:font-weight="bold" officeooo:paragraph-rsid="00158742" style:font-weight-asian="bold" style:font-weight-complex="bold"/>
    </style:style>
    <style:style style:name="P67" style:family="paragraph" style:parent-style-name="Standard">
      <style:paragraph-properties fo:margin-top="0cm" fo:margin-bottom="0cm" style:contextual-spacing="false" fo:line-height="100%"/>
      <style:text-properties fo:font-weight="bold" officeooo:paragraph-rsid="0016be65" style:font-weight-asian="bold" style:font-weight-complex="bold"/>
    </style:style>
    <style:style style:name="P68" style:family="paragraph" style:parent-style-name="Standard">
      <style:paragraph-properties fo:margin-top="0cm" fo:margin-bottom="0cm" style:contextual-spacing="false" fo:line-height="100%"/>
      <style:text-properties officeooo:rsid="000aa858" officeooo:paragraph-rsid="000aa858"/>
    </style:style>
    <style:style style:name="P69" style:family="paragraph" style:parent-style-name="Standard">
      <style:paragraph-properties fo:margin-top="0cm" fo:margin-bottom="0cm" style:contextual-spacing="false" fo:line-height="100%"/>
      <style:text-properties officeooo:rsid="000c0e40" officeooo:paragraph-rsid="000c2cb5"/>
    </style:style>
    <style:style style:name="P70" style:family="paragraph" style:parent-style-name="Standard">
      <style:paragraph-properties fo:margin-top="0cm" fo:margin-bottom="0cm" style:contextual-spacing="false" fo:line-height="100%"/>
      <style:text-properties officeooo:rsid="000c2cb5" officeooo:paragraph-rsid="000c2cb5"/>
    </style:style>
    <style:style style:name="P71" style:family="paragraph" style:parent-style-name="Standard">
      <style:paragraph-properties fo:margin-top="0cm" fo:margin-bottom="0cm" style:contextual-spacing="false" fo:line-height="100%"/>
      <style:text-properties officeooo:rsid="000c2cb5" officeooo:paragraph-rsid="000e084b"/>
    </style:style>
    <style:style style:name="P72" style:family="paragraph" style:parent-style-name="Standard">
      <style:paragraph-properties fo:margin-top="0cm" fo:margin-bottom="0cm" style:contextual-spacing="false" fo:line-height="100%"/>
      <style:text-properties officeooo:rsid="000e084b" officeooo:paragraph-rsid="000e084b"/>
    </style:style>
    <style:style style:name="P73" style:family="paragraph" style:parent-style-name="Standard">
      <style:paragraph-properties fo:margin-top="0cm" fo:margin-bottom="0cm" style:contextual-spacing="false" fo:line-height="100%"/>
      <style:text-properties officeooo:rsid="000e084b" officeooo:paragraph-rsid="00112b9d"/>
    </style:style>
    <style:style style:name="P74" style:family="paragraph" style:parent-style-name="Standard">
      <style:paragraph-properties fo:margin-top="0cm" fo:margin-bottom="0cm" style:contextual-spacing="false" fo:line-height="100%"/>
      <style:text-properties officeooo:rsid="000f5c9e" officeooo:paragraph-rsid="000f5c9e"/>
    </style:style>
    <style:style style:name="P75" style:family="paragraph" style:parent-style-name="Standard">
      <style:paragraph-properties fo:margin-top="0cm" fo:margin-bottom="0cm" style:contextual-spacing="false" fo:line-height="100%"/>
      <style:text-properties officeooo:rsid="000f5c9e" officeooo:paragraph-rsid="00100de0"/>
    </style:style>
    <style:style style:name="P76" style:family="paragraph" style:parent-style-name="Standard">
      <style:paragraph-properties fo:margin-top="0cm" fo:margin-bottom="0cm" style:contextual-spacing="false" fo:line-height="100%"/>
      <style:text-properties officeooo:rsid="000f5c9e" officeooo:paragraph-rsid="00112b9d"/>
    </style:style>
    <style:style style:name="P77" style:family="paragraph" style:parent-style-name="Standard">
      <style:paragraph-properties fo:margin-top="0cm" fo:margin-bottom="0cm" style:contextual-spacing="false" fo:line-height="100%"/>
      <style:text-properties officeooo:rsid="000f5c9e" officeooo:paragraph-rsid="0012fda0"/>
    </style:style>
    <style:style style:name="P78" style:family="paragraph" style:parent-style-name="Standard">
      <style:paragraph-properties fo:margin-top="0cm" fo:margin-bottom="0cm" style:contextual-spacing="false" fo:line-height="100%"/>
      <style:text-properties officeooo:rsid="000f5c9e" officeooo:paragraph-rsid="00158742"/>
    </style:style>
    <style:style style:name="P79" style:family="paragraph" style:parent-style-name="Standard">
      <style:paragraph-properties fo:margin-top="0cm" fo:margin-bottom="0cm" style:contextual-spacing="false" fo:line-height="100%"/>
      <style:text-properties officeooo:rsid="000f5c9e" officeooo:paragraph-rsid="0016be65"/>
    </style:style>
    <style:style style:name="P80" style:family="paragraph" style:parent-style-name="Standard">
      <style:paragraph-properties fo:margin-top="0cm" fo:margin-bottom="0cm" style:contextual-spacing="false" fo:line-height="100%"/>
      <style:text-properties officeooo:rsid="00100de0" officeooo:paragraph-rsid="00100de0"/>
    </style:style>
    <style:style style:name="P81" style:family="paragraph" style:parent-style-name="Standard">
      <style:paragraph-properties fo:margin-top="0cm" fo:margin-bottom="0cm" style:contextual-spacing="false" fo:line-height="100%"/>
      <style:text-properties officeooo:rsid="0012fda0" officeooo:paragraph-rsid="0012fda0"/>
    </style:style>
    <style:style style:name="P82" style:family="paragraph" style:parent-style-name="Standard">
      <style:paragraph-properties fo:margin-top="0cm" fo:margin-bottom="0cm" style:contextual-spacing="false" fo:line-height="100%"/>
      <style:text-properties officeooo:rsid="0012fda0" officeooo:paragraph-rsid="00158742"/>
    </style:style>
    <style:style style:name="P83" style:family="paragraph" style:parent-style-name="Standard">
      <style:paragraph-properties fo:margin-top="0cm" fo:margin-bottom="0cm" style:contextual-spacing="false" fo:line-height="100%"/>
      <style:text-properties officeooo:rsid="0014acf8" officeooo:paragraph-rsid="0014acf8"/>
    </style:style>
    <style:style style:name="P84" style:family="paragraph" style:parent-style-name="Standard">
      <style:paragraph-properties fo:margin-top="0cm" fo:margin-bottom="0cm" style:contextual-spacing="false" fo:line-height="100%"/>
      <style:text-properties officeooo:rsid="0014acf8" officeooo:paragraph-rsid="00158742"/>
    </style:style>
    <style:style style:name="P85" style:family="paragraph" style:parent-style-name="Standard">
      <style:paragraph-properties fo:margin-top="0cm" fo:margin-bottom="0cm" style:contextual-spacing="false" fo:line-height="100%"/>
      <style:text-properties officeooo:rsid="00158742" officeooo:paragraph-rsid="00158742"/>
    </style:style>
    <style:style style:name="P86" style:family="paragraph" style:parent-style-name="Standard">
      <style:paragraph-properties fo:margin-top="0cm" fo:margin-bottom="0cm" style:contextual-spacing="false" fo:line-height="100%"/>
      <style:text-properties officeooo:rsid="00158742" officeooo:paragraph-rsid="0016be65"/>
    </style:style>
    <style:style style:name="P87" style:family="paragraph" style:parent-style-name="Standard">
      <style:paragraph-properties fo:margin-top="0cm" fo:margin-bottom="0cm" style:contextual-spacing="false" fo:line-height="100%"/>
      <style:text-properties officeooo:rsid="0016be65" officeooo:paragraph-rsid="0016be65"/>
    </style:style>
    <style:style style:name="P88" style:family="paragraph" style:parent-style-name="List_20_Paragraph" style:list-style-name="WWNum1">
      <style:paragraph-properties fo:line-height="100%"/>
    </style:style>
    <style:style style:name="P89" style:family="paragraph" style:parent-style-name="List_20_Paragraph" style:list-style-name="WWNum1">
      <style:paragraph-properties fo:line-height="100%"/>
      <style:text-properties officeooo:paragraph-rsid="000aa858"/>
    </style:style>
    <style:style style:name="P90" style:family="paragraph" style:parent-style-name="List_20_Paragraph" style:list-style-name="WWNum1">
      <style:paragraph-properties fo:line-height="100%"/>
      <style:text-properties officeooo:paragraph-rsid="000c2cb5"/>
    </style:style>
    <style:style style:name="P91" style:family="paragraph" style:parent-style-name="List_20_Paragraph" style:list-style-name="WWNum1">
      <style:paragraph-properties fo:line-height="100%"/>
      <style:text-properties officeooo:paragraph-rsid="00112b9d"/>
    </style:style>
    <style:style style:name="P92" style:family="paragraph" style:parent-style-name="List_20_Paragraph" style:list-style-name="WWNum1">
      <style:paragraph-properties fo:line-height="100%"/>
      <style:text-properties officeooo:paragraph-rsid="00158742"/>
    </style:style>
    <style:style style:name="P93" style:family="paragraph" style:parent-style-name="List_20_Paragraph" style:list-style-name="WWNum1">
      <style:paragraph-properties fo:line-height="100%"/>
      <style:text-properties officeooo:paragraph-rsid="0016be65"/>
    </style:style>
    <style:style style:name="P94" style:family="paragraph" style:parent-style-name="List_20_Paragraph">
      <style:paragraph-properties fo:margin-left="0cm" fo:margin-right="0cm" fo:line-height="100%" fo:text-indent="0cm" style:auto-text-indent="false"/>
    </style:style>
    <style:style style:name="P95" style:family="paragraph" style:parent-style-name="List_20_Paragraph" style:list-style-name="WWNum1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0aa858"/>
    </style:style>
    <style:style style:name="P96" style:family="paragraph" style:parent-style-name="List_20_Paragraph" style:list-style-name="WWNum1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0c0e40"/>
    </style:style>
    <style:style style:name="P97" style:family="paragraph" style:parent-style-name="List_20_Paragraph" style:list-style-name="WWNum1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0c2cb5"/>
    </style:style>
    <style:style style:name="P98" style:family="paragraph" style:parent-style-name="List_20_Paragraph" style:list-style-name="WWNum1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0e084b"/>
    </style:style>
    <style:style style:name="P99" style:family="paragraph" style:parent-style-name="List_20_Paragraph" style:list-style-name="WWNum1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100de0"/>
    </style:style>
    <style:style style:name="P100" style:family="paragraph" style:parent-style-name="List_20_Paragraph" style:list-style-name="WWNum1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112b9d"/>
    </style:style>
    <style:style style:name="P101" style:family="paragraph" style:parent-style-name="List_20_Paragraph" style:list-style-name="WWNum1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16be65"/>
    </style:style>
    <style:style style:name="P102" style:family="paragraph" style:parent-style-name="List_20_Paragraph" style:list-style-name="WWNum1">
      <style:paragraph-properties fo:margin-left="0cm" fo:margin-right="0cm" fo:margin-top="0cm" fo:margin-bottom="0cm" style:contextual-spacing="false" fo:line-height="100%" fo:text-indent="0cm" style:auto-text-indent="false"/>
      <style:text-properties officeooo:rsid="0012fda0" officeooo:paragraph-rsid="0012fda0"/>
    </style:style>
    <style:style style:name="P103" style:family="paragraph" style:parent-style-name="List_20_Paragraph" style:list-style-name="WWNum1">
      <style:paragraph-properties fo:margin-left="0cm" fo:margin-right="0cm" fo:margin-top="0cm" fo:margin-bottom="0cm" style:contextual-spacing="false" fo:line-height="100%" fo:text-indent="0cm" style:auto-text-indent="false"/>
      <style:text-properties officeooo:rsid="0012fda0" officeooo:paragraph-rsid="00158742"/>
    </style:style>
    <style:style style:name="P104" style:family="paragraph" style:parent-style-name="List_20_Paragraph" style:list-style-name="WWNum1">
      <style:paragraph-properties fo:margin-top="0cm" fo:margin-bottom="0cm" style:contextual-spacing="false" fo:line-height="100%"/>
      <style:text-properties officeooo:paragraph-rsid="000e084b"/>
    </style:style>
    <style:style style:name="T1" style:family="text">
      <style:text-properties officeooo:rsid="0006b6f8"/>
    </style:style>
    <style:style style:name="T2" style:family="text">
      <style:text-properties officeooo:rsid="0007922c"/>
    </style:style>
    <style:style style:name="T3" style:family="text">
      <style:text-properties officeooo:rsid="0008d0e4"/>
    </style:style>
    <style:style style:name="T4" style:family="text">
      <style:text-properties officeooo:rsid="000aa858"/>
    </style:style>
    <style:style style:name="T5" style:family="text">
      <style:text-properties officeooo:rsid="000c0e40"/>
    </style:style>
    <style:style style:name="T6" style:family="text">
      <style:text-properties officeooo:rsid="000c2cb5"/>
    </style:style>
    <style:style style:name="T7" style:family="text">
      <style:text-properties officeooo:rsid="000e084b"/>
    </style:style>
    <style:style style:name="T8" style:family="text">
      <style:text-properties officeooo:rsid="000f5c9e"/>
    </style:style>
    <style:style style:name="T9" style:family="text">
      <style:text-properties officeooo:rsid="00100de0"/>
    </style:style>
    <style:style style:name="T10" style:family="text">
      <style:text-properties officeooo:rsid="00112b9d"/>
    </style:style>
    <style:style style:name="T11" style:family="text">
      <style:text-properties officeooo:rsid="0012fda0"/>
    </style:style>
    <style:style style:name="T12" style:family="text">
      <style:text-properties officeooo:rsid="0014acf8"/>
    </style:style>
    <style:style style:name="T13" style:family="text">
      <style:text-properties officeooo:rsid="00158742"/>
    </style:style>
    <style:style style:name="T14" style:family="text">
      <style:text-properties officeooo:rsid="0016be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estf<text:span text:style-name="T14">a</text:span>ll-<text:span text:style-name="T14">Katalog: ESEP-System</text:span></text:p>
      <text:p text:style-name="P25"/>
      <text:list xml:id="list7411077995877704966" text:style-name="WWNum1">
        <text:list-item>
          <text:p text:style-name="P88">Kritische Fälle</text:p>
          <text:list>
            <text:list-item>
              <text:p text:style-name="P88">Werkstücke Fehlen</text:p>
              <text:list>
                <text:list-item>
                  <text:p text:style-name="P28">Puk wird erwartet, aber <text:span text:style-name="T2">kommt nicht an beim</text:span> Höhensensor</text:p>
                </text:list-item>
                <text:list-item>
                  <text:p text:style-name="P28">Puk wird erwartet, aber <text:span text:style-name="T2">kommt nicht an bei Lichtschranke 2</text:span></text:p>
                </text:list-item>
                <text:list-item>
                  <text:p text:style-name="P28">Puk wird erwartet, aber <text:span text:style-name="T2">kommt nicht an bei Lichtschranke 3</text:span></text:p>
                </text:list-item>
                <text:list-item>
                  <text:p text:style-name="P28">Puk wird erwartet, aber <text:span text:style-name="T2">erreicht nicht das nächste Laufband</text:span></text:p>
                </text:list-item>
                <text:list-item>
                  <text:p text:style-name="P27">Werkstück verlässt unerwartet das Laufband </text:p>
                </text:list-item>
              </text:list>
            </text:list-item>
            <text:list-item>
              <text:p text:style-name="P88">Sensor wird unerwartet ausgelöst</text:p>
              <text:list>
                <text:list-item>
                  <text:p text:style-name="P90">Werkstücke zu dicht nacheinander gestellt </text:p>
                </text:list-item>
                <text:list-item>
                  <text:p text:style-name="P27">Lichtschranke 1</text:p>
                </text:list-item>
                <text:list-item>
                  <text:p text:style-name="P27">Lichtschranke Höhensensor</text:p>
                </text:list-item>
                <text:list-item>
                  <text:p text:style-name="P104">Zwei Werkstücke gleichzeitig/nebeneinander an den Start gestellt</text:p>
                </text:list-item>
                <text:list-item>
                  <text:p text:style-name="P27">Lichtschranke Rutsche</text:p>
                </text:list-item>
                <text:list-item>
                  <text:p text:style-name="P27">Lichtschranke 2 (Weiche geöffnet)</text:p>
                </text:list-item>
                <text:list-item>
                  <text:p text:style-name="P27">Lichtschranke 3</text:p>
                </text:list-item>
              </text:list>
            </text:list-item>
            <text:list-item>
              <text:p text:style-name="P88">Höhenmessung über Maximum</text:p>
            </text:list-item>
            <text:list-item>
              <text:p text:style-name="P88">Weiche schließt nicht</text:p>
            </text:list-item>
            <text:list-item>
              <text:p text:style-name="P89">Werkstück <text:span text:style-name="T13">hat sich überschlagen</text:span></text:p>
              <text:list>
                <text:list-item>
                  <text:p text:style-name="P89">Werkstück überschlägt sich beim Übertragen <text:span text:style-name="T2">zwischen LB1 &amp; LB2</text:span></text:p>
                </text:list-item>
                <text:list-item>
                  <text:p text:style-name="P89"><text:bookmark text:name="_GoBack"/>Werkstück überschlägt sich beim Übertragen <text:span text:style-name="T2">zwischen LB2 &amp; LB3</text:span></text:p>
                </text:list-item>
              </text:list>
            </text:list-item>
            <text:list-item>
              <text:p text:style-name="P91">Rutschen 1&amp;2 Vol<text:span text:style-name="T10">l</text:span></text:p>
              <text:list>
                <text:list-item>
                  <text:p text:style-name="P91">Rutschen 1&amp;2 voll, ein Puk soll aussortiert werden</text:p>
                </text:list-item>
                <text:list-item>
                  <text:p text:style-name="P29">Rutsche 2 voll, ein Puk soll aussortiert werden</text:p>
                </text:list-item>
              </text:list>
            </text:list-item>
          </text:list>
        </text:list-item>
        <text:list-item>
          <text:p text:style-name="P88">Globale Fälle</text:p>
          <text:list>
            <text:list-item>
              <text:p text:style-name="P88">Start-Button</text:p>
              <text:list>
                <text:list-item>
                  <text:p text:style-name="P27">Start-Button an Laufband gedrückt</text:p>
                </text:list-item>
                <text:list-item>
                  <text:p text:style-name="P27">Start-Button an Laufband gedrückt, im Standby (gleiche Maschine)</text:p>
                </text:list-item>
                <text:list-item>
                  <text:p text:style-name="P27">Start-Button an Laufband gedrückt, im Standby (alle Maschinen)</text:p>
                </text:list-item>
                <text:list-item>
                  <text:p text:style-name="P27">Start-Button an Laufband gedrückt, im laufenden Betrieb</text:p>
                </text:list-item>
              </text:list>
            </text:list-item>
            <text:list-item>
              <text:p text:style-name="P40">Stopp-Button</text:p>
              <text:list>
                <text:list-item>
                  <text:p text:style-name="P40">Stop-Button an Laufband gedrückt, im laufenden Betrieb</text:p>
                </text:list-item>
                <text:list-item>
                  <text:p text:style-name="P40">Stop-Button an Laufband gedrückt, im Standby</text:p>
                </text:list-item>
              </text:list>
            </text:list-item>
            <text:list-item>
              <text:p text:style-name="P88">E-Stopp</text:p>
              <text:list>
                <text:list-item>
                  <text:p text:style-name="P27">E-Stopp an Laufband gedrückt</text:p>
                </text:list-item>
                <text:list-item>
                  <text:p text:style-name="P27">E-Stopp an mehreren Laufbändern gedrückt</text:p>
                </text:list-item>
                <text:list-item>
                  <text:p text:style-name="P27">E-Stopp an Laufband gelöst</text:p>
                </text:list-item>
                <text:list-item>
                  <text:p text:style-name="P27">Mehrere E-Stopps betätigt, ein E-Stopp wird gelöst, </text:p>
                </text:list-item>
              </text:list>
            </text:list-item>
            <text:list-item>
              <text:p text:style-name="P88">Reset-Button</text:p>
              <text:list>
                <text:list-item>
                  <text:p text:style-name="P27">Reset-Button wird im laufenden Betrieb betätigt</text:p>
                </text:list-item>
                <text:list-item>
                  <text:p text:style-name="P27">Reset-Button wird nach Laufbandstopp betätigt</text:p>
                </text:list-item>
                <text:list-item>
                  <text:p text:style-name="P27">Reset-Button wird nach Laufbandstopp betätigt, aber ein E-Stopp-Button ist noch aktiv</text:p>
                </text:list-item>
              </text:list>
            </text:list-item>
          </text:list>
        </text:list-item>
        <text:list-item>
          <text:p text:style-name="P88"><text:span text:style-name="T8">Betriebs-</text:span>Fälle</text:p>
          <text:list>
            <text:list-item>
              <text:p text:style-name="P91">Werkstück muss aussortiert werden</text:p>
              <text:list>
                <text:list-item>
                  <text:p text:style-name="P91">Werkstücke <text:span text:style-name="T8">muss aussortiert werden auf Laufband 1 (falsche Puk-Art)</text:span></text:p>
                </text:list-item>
                <text:list-item>
                  <text:p text:style-name="P91">Werkstücke <text:span text:style-name="T8">muss aussortiert werden auf Laufband 1 (falsche Reihenfolge)</text:span></text:p>
                </text:list-item>
                <text:list-item>
                  <text:p text:style-name="P91">Werkstücke <text:span text:style-name="T8">muss aussortiert werden auf Laufband 2 (falsche Reihenfolge)</text:span></text:p>
                </text:list-item>
                <text:list-item>
                  <text:p text:style-name="P93">Werkstücke <text:span text:style-name="T8">muss aussortiert werden auf Laufband 2 (falsche Puk-Art)</text:span></text:p>
                </text:list-item>
                <text:list-item>
                  <text:p text:style-name="P93"><text:span text:style-name="T8">Werkstücke muss aussortiert werden auf Laufband 3 (falsche Puk-Art)</text:span></text:p>
                </text:list-item>
                <text:list-item>
                  <text:p text:style-name="P93"><text:soft-page-break/><text:span text:style-name="T8">Werkstücke muss aussortiert werden auf Laufband 3 (falsche Reihenfolge)</text:span></text:p>
                </text:list-item>
              </text:list>
            </text:list-item>
            <text:list-item>
              <text:p text:style-name="P92">Rutsche voll</text:p>
              <text:list>
                <text:list-item>
                  <text:p text:style-name="P92"><text:span text:style-name="T11">Rutsche auf Laufband 1 voll</text:span></text:p>
                </text:list-item>
                <text:list-item>
                  <text:p text:style-name="P92"><text:span text:style-name="T11">Rutsche auf Laufband 2 voll</text:span></text:p>
                </text:list-item>
              </text:list>
            </text:list-item>
          </text:list>
        </text:list-item>
      </text:list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7">Testfall Nummer</text:p>
          </table:table-cell>
          <table:table-cell table:style-name="Tabelle1.B1" office:value-type="string">
            <text:p text:style-name="P4">1.1.1</text:p>
          </table:table-cell>
        </table:table-row>
        <table:table-row table:style-name="Tabelle1.1">
          <table:table-cell table:style-name="Tabelle1.A12" office:value-type="string">
            <text:p text:style-name="P7">Name</text:p>
          </table:table-cell>
          <table:table-cell table:style-name="Tabelle1.B12" office:value-type="string">
            <text:p text:style-name="P5">Puk wird erwartet, aber <text:span text:style-name="T2">kommt nicht an beim</text:span> Höhensensor</text:p>
          </table:table-cell>
        </table:table-row>
        <text:soft-page-break/>
        <table:table-row table:style-name="Tabelle1.1">
          <table:table-cell table:style-name="Tabelle1.A12" office:value-type="string">
            <text:p text:style-name="P7">Ort</text:p>
          </table:table-cell>
          <table:table-cell table:style-name="Tabelle1.B12" office:value-type="string">
            <text:p text:style-name="P4">Höhensensor</text:p>
          </table:table-cell>
        </table:table-row>
        <table:table-row table:style-name="Tabelle1.1">
          <table:table-cell table:style-name="Tabelle1.A12" office:value-type="string">
            <text:p text:style-name="P7">Mögliche Ursachen</text:p>
          </table:table-cell>
          <table:table-cell table:style-name="Tabelle1.B12" office:value-type="string">
            <text:p text:style-name="P4">Puk ist vom Laufband gefallen, wurde vom Laufband genommen, ist irgendwo hängengeblieben</text:p>
          </table:table-cell>
        </table:table-row>
        <table:table-row table:style-name="Tabelle1.1">
          <table:table-cell table:style-name="Tabelle1.A12" office:value-type="string">
            <text:p text:style-name="P8">GEME System Nummer</text:p>
          </table:table-cell>
          <table:table-cell table:style-name="Tabelle1.B12" office:value-type="string">
            <text:p text:style-name="P4">GEME1, GEME2, GEME3</text:p>
          </table:table-cell>
        </table:table-row>
        <table:table-row table:style-name="Tabelle1.1">
          <table:table-cell table:style-name="Tabelle1.A12" office:value-type="string">
            <text:p text:style-name="P7">Zeitpunkt </text:p>
          </table:table-cell>
          <table:table-cell table:style-name="Tabelle1.B12" office:value-type="string">
            <text:p text:style-name="P70">Laufender Betrieb</text:p>
          </table:table-cell>
        </table:table-row>
        <table:table-row table:style-name="Tabelle1.1">
          <table:table-cell table:style-name="Tabelle1.A12" office:value-type="string">
            <text:p text:style-name="P7">Auslöser</text:p>
          </table:table-cell>
          <table:table-cell table:style-name="Tabelle1.B12" office:value-type="string">
            <text:p text:style-name="P4">Ein Puk wird entfernt nachdem dieser die erste Lichtschranke passiert hat. Dabei hat dieser noch nicht den Höhensensor <text:span text:style-name="T2">erreicht</text:span>.</text:p>
          </table:table-cell>
        </table:table-row>
        <table:table-row table:style-name="Tabelle1.1">
          <table:table-cell table:style-name="Tabelle1.A12" office:value-type="string">
            <text:p text:style-name="P7">Worst Case</text:p>
          </table:table-cell>
          <table:table-cell table:style-name="Tabelle1.B12" office:value-type="string">
            <text:p text:style-name="P4">Das Fehlen des Puks wird nicht erkannt. </text:p>
          </table:table-cell>
        </table:table-row>
        <table:table-row table:style-name="Tabelle1.1">
          <table:table-cell table:style-name="Tabelle1.A12" office:value-type="string">
            <text:p text:style-name="P7">Best Case </text:p>
          </table:table-cell>
          <table:table-cell table:style-name="Tabelle1.B12" office:value-type="string">
            <text:p text:style-name="P4">Das Fehlen des Puks wird erkannt.</text:p>
          </table:table-cell>
        </table:table-row>
        <table:table-row table:style-name="Tabelle1.1">
          <table:table-cell table:style-name="Tabelle1.A12" office:value-type="string">
            <text:p text:style-name="P7">Reaktion</text:p>
          </table:table-cell>
          <table:table-cell table:style-name="Tabelle1.B12" office:value-type="string">
            <text:p text:style-name="P32">Bandstopp; Fehlermeldung <text:span text:style-name="T5">via Lichtsignal</text:span></text:p>
          </table:table-cell>
        </table:table-row>
        <table:table-row table:style-name="Tabelle1.1">
          <table:table-cell table:style-name="Tabelle1.A12" office:value-type="string">
            <text:p text:style-name="P7">Signalanforderung</text:p>
          </table:table-cell>
          <table:table-cell table:style-name="Tabelle1.B12" office:value-type="string">
            <text:p text:style-name="P4">Fehler</text:p>
          </table:table-cell>
        </table:table-row>
        <table:table-row table:style-name="Tabelle1.1">
          <table:table-cell table:style-name="Tabelle1.A12" office:value-type="string">
            <text:p text:style-name="P7">Fehlerbehebung</text:p>
          </table:table-cell>
          <table:table-cell table:style-name="Tabelle1.B12" office:value-type="string">
            <text:p text:style-name="P31"><text:span text:style-name="T1">Visuelle Kontrolle, manuelle Behebung bei Bedarf, </text:span>Objekt Puk wird aus dem Speicher gelöscht<text:span text:style-name="T4">, weiter mit Reset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7">Testfall Nummer</text:p>
          </table:table-cell>
          <table:table-cell table:style-name="Tabelle2.B1" office:value-type="string">
            <text:p text:style-name="P4">1.1.2</text:p>
          </table:table-cell>
        </table:table-row>
        <table:table-row table:style-name="Tabelle2.1">
          <table:table-cell table:style-name="Tabelle2.A12" office:value-type="string">
            <text:p text:style-name="P7">Name</text:p>
          </table:table-cell>
          <table:table-cell table:style-name="Tabelle2.B12" office:value-type="string">
            <text:p text:style-name="P4">Puk wird erwartet, aber <text:span text:style-name="T2">kommt nicht an bei Lichtschranke 2</text:span></text:p>
          </table:table-cell>
        </table:table-row>
        <text:soft-page-break/>
        <table:table-row table:style-name="Tabelle2.1">
          <table:table-cell table:style-name="Tabelle2.A12" office:value-type="string">
            <text:p text:style-name="P7">Ort</text:p>
          </table:table-cell>
          <table:table-cell table:style-name="Tabelle2.B12" office:value-type="string">
            <text:p text:style-name="P4">Lichtschranke 2</text:p>
          </table:table-cell>
        </table:table-row>
        <table:table-row table:style-name="Tabelle2.1">
          <table:table-cell table:style-name="Tabelle2.A12" office:value-type="string">
            <text:p text:style-name="P7">Mögliche Ursachen</text:p>
          </table:table-cell>
          <table:table-cell table:style-name="Tabelle2.B12" office:value-type="string">
            <text:p text:style-name="P4">Puk ist vom Laufband gefallen, wurde vom Laufband genommen, ist irgendwo hängengeblieben</text:p>
          </table:table-cell>
        </table:table-row>
        <table:table-row table:style-name="Tabelle2.1">
          <table:table-cell table:style-name="Tabelle2.A12" office:value-type="string">
            <text:p text:style-name="P8">GEME System Nummer</text:p>
          </table:table-cell>
          <table:table-cell table:style-name="Tabelle2.B12" office:value-type="string">
            <text:p text:style-name="P4">GEME1, GEME2, GEME3</text:p>
          </table:table-cell>
        </table:table-row>
        <table:table-row table:style-name="Tabelle2.1">
          <table:table-cell table:style-name="Tabelle2.A12" office:value-type="string">
            <text:p text:style-name="P7">Zeitpunkt </text:p>
          </table:table-cell>
          <table:table-cell table:style-name="Tabelle2.B12" office:value-type="string">
            <text:p text:style-name="P70">Laufender Betrieb</text:p>
          </table:table-cell>
        </table:table-row>
        <table:table-row table:style-name="Tabelle2.1">
          <table:table-cell table:style-name="Tabelle2.A12" office:value-type="string">
            <text:p text:style-name="P7">Auslöser</text:p>
          </table:table-cell>
          <table:table-cell table:style-name="Tabelle2.B12" office:value-type="string">
            <text:p text:style-name="P4">Ein Puk wird entfernt nachdem dieser die Höhenmessung passiert hat. Dabei hat dieser noch nicht die Lichtschranke 2 an der Weiche passiert. Der Puk sollte dabei nicht aussortiert werden und hat auch nicht die Rutsche passiert.</text:p>
          </table:table-cell>
        </table:table-row>
        <table:table-row table:style-name="Tabelle2.1">
          <table:table-cell table:style-name="Tabelle2.A12" office:value-type="string">
            <text:p text:style-name="P7">Worst Case</text:p>
          </table:table-cell>
          <table:table-cell table:style-name="Tabelle2.B12" office:value-type="string">
            <text:p text:style-name="P4">Das Fehlen des Puks wird nicht erkannt. </text:p>
          </table:table-cell>
        </table:table-row>
        <table:table-row table:style-name="Tabelle2.1">
          <table:table-cell table:style-name="Tabelle2.A12" office:value-type="string">
            <text:p text:style-name="P7">Best Case </text:p>
          </table:table-cell>
          <table:table-cell table:style-name="Tabelle2.B12" office:value-type="string">
            <text:p text:style-name="P4">Das Fehlen des Puks wird erkannt.</text:p>
          </table:table-cell>
        </table:table-row>
        <table:table-row table:style-name="Tabelle2.1">
          <table:table-cell table:style-name="Tabelle2.A12" office:value-type="string">
            <text:p text:style-name="P7">Reaktion</text:p>
          </table:table-cell>
          <table:table-cell table:style-name="Tabelle2.B12" office:value-type="string">
            <text:p text:style-name="P32">Bandstopp; Fehlermeldung <text:span text:style-name="T5">via Lichtsignal</text:span></text:p>
          </table:table-cell>
        </table:table-row>
        <table:table-row table:style-name="Tabelle2.1">
          <table:table-cell table:style-name="Tabelle2.A12" office:value-type="string">
            <text:p text:style-name="P7">Signalanforderung</text:p>
          </table:table-cell>
          <table:table-cell table:style-name="Tabelle2.B12" office:value-type="string">
            <text:p text:style-name="P4">Fehler</text:p>
          </table:table-cell>
        </table:table-row>
        <table:table-row table:style-name="Tabelle2.1">
          <table:table-cell table:style-name="Tabelle2.A12" office:value-type="string">
            <text:p text:style-name="P7">Fehlerbehebung</text:p>
          </table:table-cell>
          <table:table-cell table:style-name="Tabelle2.B12" office:value-type="string">
            <text:p text:style-name="P31"><text:span text:style-name="T1">Visuelle Kontrolle, manuelle Behebung bei Bedarf, </text:span>Objekt Puk wird aus dem Speicher gelöscht<text:span text:style-name="T4">, weiter mit Reset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7">Testfall Nummer</text:p>
          </table:table-cell>
          <table:table-cell table:style-name="Tabelle3.B1" office:value-type="string">
            <text:p text:style-name="P4">1.1.3</text:p>
          </table:table-cell>
        </table:table-row>
        <table:table-row table:style-name="Tabelle3.1">
          <table:table-cell table:style-name="Tabelle3.A12" office:value-type="string">
            <text:p text:style-name="P7">Name</text:p>
          </table:table-cell>
          <table:table-cell table:style-name="Tabelle3.B12" office:value-type="string">
            <text:p text:style-name="P4">Puk wird erwartet, aber <text:span text:style-name="T2">kommt nicht an bei Lichtschranke 3</text:span></text:p>
          </table:table-cell>
        </table:table-row>
        <text:soft-page-break/>
        <table:table-row table:style-name="Tabelle3.1">
          <table:table-cell table:style-name="Tabelle3.A12" office:value-type="string">
            <text:p text:style-name="P7">Ort</text:p>
          </table:table-cell>
          <table:table-cell table:style-name="Tabelle3.B12" office:value-type="string">
            <text:p text:style-name="P4">Lichtschranke 3</text:p>
          </table:table-cell>
        </table:table-row>
        <table:table-row table:style-name="Tabelle3.1">
          <table:table-cell table:style-name="Tabelle3.A12" office:value-type="string">
            <text:p text:style-name="P7">Mögliche Ursachen</text:p>
          </table:table-cell>
          <table:table-cell table:style-name="Tabelle3.B12" office:value-type="string">
            <text:p text:style-name="P4">Puk ist vom Laufband gefallen, wurde vom Laufband genommen, ist irgendwo hängengeblieben</text:p>
          </table:table-cell>
        </table:table-row>
        <table:table-row table:style-name="Tabelle3.1">
          <table:table-cell table:style-name="Tabelle3.A12" office:value-type="string">
            <text:p text:style-name="P8">GEME System Nummer</text:p>
          </table:table-cell>
          <table:table-cell table:style-name="Tabelle3.B12" office:value-type="string">
            <text:p text:style-name="P4">GEME1, GEME2, GEME3</text:p>
          </table:table-cell>
        </table:table-row>
        <table:table-row table:style-name="Tabelle3.1">
          <table:table-cell table:style-name="Tabelle3.A12" office:value-type="string">
            <text:p text:style-name="P7">Zeitpunkt </text:p>
          </table:table-cell>
          <table:table-cell table:style-name="Tabelle3.B12" office:value-type="string">
            <text:p text:style-name="P70">Laufender Betrieb</text:p>
          </table:table-cell>
        </table:table-row>
        <table:table-row table:style-name="Tabelle3.1">
          <table:table-cell table:style-name="Tabelle3.A12" office:value-type="string">
            <text:p text:style-name="P7">Auslöser</text:p>
          </table:table-cell>
          <table:table-cell table:style-name="Tabelle3.B12" office:value-type="string">
            <text:p text:style-name="P4">Ein Puk wird entfernt nachdem dieser die Lichtschranke 2 bei der Weiche passiert hat. Dabei hat dieser noch nicht die Lichtschranke 3 am Ende des Laufbandes passiert.</text:p>
          </table:table-cell>
        </table:table-row>
        <table:table-row table:style-name="Tabelle3.1">
          <table:table-cell table:style-name="Tabelle3.A12" office:value-type="string">
            <text:p text:style-name="P7">Worst Case</text:p>
          </table:table-cell>
          <table:table-cell table:style-name="Tabelle3.B12" office:value-type="string">
            <text:p text:style-name="P4">Das Fehlen des Puks wird nicht erkannt. </text:p>
          </table:table-cell>
        </table:table-row>
        <table:table-row table:style-name="Tabelle3.1">
          <table:table-cell table:style-name="Tabelle3.A12" office:value-type="string">
            <text:p text:style-name="P7">Best Case </text:p>
          </table:table-cell>
          <table:table-cell table:style-name="Tabelle3.B12" office:value-type="string">
            <text:p text:style-name="P4">Das Fehlen des Puks wird erkannt.</text:p>
          </table:table-cell>
        </table:table-row>
        <table:table-row table:style-name="Tabelle3.1">
          <table:table-cell table:style-name="Tabelle3.A12" office:value-type="string">
            <text:p text:style-name="P7">Reaktion</text:p>
          </table:table-cell>
          <table:table-cell table:style-name="Tabelle3.B12" office:value-type="string">
            <text:p text:style-name="P32">Bandstopp; Fehlermeldung <text:span text:style-name="T5">via Lichtsignal</text:span></text:p>
          </table:table-cell>
        </table:table-row>
        <table:table-row table:style-name="Tabelle3.1">
          <table:table-cell table:style-name="Tabelle3.A12" office:value-type="string">
            <text:p text:style-name="P7">Signalanforderung</text:p>
          </table:table-cell>
          <table:table-cell table:style-name="Tabelle3.B12" office:value-type="string">
            <text:p text:style-name="P4">Fehler</text:p>
          </table:table-cell>
        </table:table-row>
        <table:table-row table:style-name="Tabelle3.1">
          <table:table-cell table:style-name="Tabelle3.A12" office:value-type="string">
            <text:p text:style-name="P7">Fehlerbehebung</text:p>
          </table:table-cell>
          <table:table-cell table:style-name="Tabelle3.B12" office:value-type="string">
            <text:p text:style-name="P31"><text:span text:style-name="T1">Visuelle Kontrolle, manuelle Behebung bei Bedarf, </text:span>Objekt Puk wird aus dem Speicher gelöscht<text:span text:style-name="T4">, weiter mit Reset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7">Testfall Nummer</text:p>
          </table:table-cell>
          <table:table-cell table:style-name="Tabelle4.B1" office:value-type="string">
            <text:p text:style-name="P4">1.1.4</text:p>
          </table:table-cell>
        </table:table-row>
        <table:table-row table:style-name="Tabelle4.1">
          <table:table-cell table:style-name="Tabelle4.A12" office:value-type="string">
            <text:p text:style-name="P7">Name</text:p>
          </table:table-cell>
          <table:table-cell table:style-name="Tabelle4.B12" office:value-type="string">
            <text:p text:style-name="P4">Puk wird erwartet, aber <text:span text:style-name="T2">erreicht nicht das nächste Laufband</text:span></text:p>
          </table:table-cell>
        </table:table-row>
        <text:soft-page-break/>
        <table:table-row table:style-name="Tabelle4.1">
          <table:table-cell table:style-name="Tabelle4.A12" office:value-type="string">
            <text:p text:style-name="P7">Ort</text:p>
          </table:table-cell>
          <table:table-cell table:style-name="Tabelle4.B12" office:value-type="string">
            <text:p text:style-name="P4">Lichtschranke 1 <text:span text:style-name="T2">nächstes Laufband</text:span></text:p>
          </table:table-cell>
        </table:table-row>
        <table:table-row table:style-name="Tabelle4.1">
          <table:table-cell table:style-name="Tabelle4.A12" office:value-type="string">
            <text:p text:style-name="P7">Mögliche Ursachen</text:p>
          </table:table-cell>
          <table:table-cell table:style-name="Tabelle4.B12" office:value-type="string">
            <text:p text:style-name="P4">Puk ist vom Laufband gefallen, wurde vom Laufband genommen, ist <text:span text:style-name="T2">zwischen den Laufbändern hängengeblieben</text:span> hängengeblieben</text:p>
          </table:table-cell>
        </table:table-row>
        <table:table-row table:style-name="Tabelle4.1">
          <table:table-cell table:style-name="Tabelle4.A12" office:value-type="string">
            <text:p text:style-name="P8">GEME System Nummer</text:p>
          </table:table-cell>
          <table:table-cell table:style-name="Tabelle4.B12" office:value-type="string">
            <text:p text:style-name="P4">GEME2, GEME3</text:p>
          </table:table-cell>
        </table:table-row>
        <table:table-row table:style-name="Tabelle4.1">
          <table:table-cell table:style-name="Tabelle4.A12" office:value-type="string">
            <text:p text:style-name="P7">Zeitpunkt </text:p>
          </table:table-cell>
          <table:table-cell table:style-name="Tabelle4.B12" office:value-type="string">
            <text:p text:style-name="P70">Laufender Betrieb</text:p>
          </table:table-cell>
        </table:table-row>
        <table:table-row table:style-name="Tabelle4.1">
          <table:table-cell table:style-name="Tabelle4.A12" office:value-type="string">
            <text:p text:style-name="P7">Auslöser</text:p>
          </table:table-cell>
          <table:table-cell table:style-name="Tabelle4.B12" office:value-type="string">
            <text:p text:style-name="P4">Ein Puk soll von einem Laufband auf das nächste übergeben werden, kommt aber nicht an</text:p>
          </table:table-cell>
        </table:table-row>
        <table:table-row table:style-name="Tabelle4.1">
          <table:table-cell table:style-name="Tabelle4.A12" office:value-type="string">
            <text:p text:style-name="P7">Worst Case</text:p>
          </table:table-cell>
          <table:table-cell table:style-name="Tabelle4.B12" office:value-type="string">
            <text:p text:style-name="P4">Das Fehlen des Puks wird nicht erkannt, <text:span text:style-name="T2">ist der Puk hängengeblieben kann die Anlage verstopfen</text:span></text:p>
          </table:table-cell>
        </table:table-row>
        <table:table-row table:style-name="Tabelle4.1">
          <table:table-cell table:style-name="Tabelle4.A12" office:value-type="string">
            <text:p text:style-name="P7">Best Case </text:p>
          </table:table-cell>
          <table:table-cell table:style-name="Tabelle4.B12" office:value-type="string">
            <text:p text:style-name="P4">Das Fehlen des Puks wird erkannt.</text:p>
          </table:table-cell>
        </table:table-row>
        <table:table-row table:style-name="Tabelle4.1">
          <table:table-cell table:style-name="Tabelle4.A12" office:value-type="string">
            <text:p text:style-name="P7">Reaktion</text:p>
          </table:table-cell>
          <table:table-cell table:style-name="Tabelle4.B12" office:value-type="string">
            <text:p text:style-name="P32">Bandstopp; Fehlermeldung <text:span text:style-name="T5">via Lichtsignal</text:span></text:p>
          </table:table-cell>
        </table:table-row>
        <table:table-row table:style-name="Tabelle4.1">
          <table:table-cell table:style-name="Tabelle4.A12" office:value-type="string">
            <text:p text:style-name="P7">Signalanforderung</text:p>
          </table:table-cell>
          <table:table-cell table:style-name="Tabelle4.B12" office:value-type="string">
            <text:p text:style-name="P4">Fehler</text:p>
          </table:table-cell>
        </table:table-row>
        <table:table-row table:style-name="Tabelle4.1">
          <table:table-cell table:style-name="Tabelle4.A12" office:value-type="string">
            <text:p text:style-name="P7">Fehlerbehebung</text:p>
          </table:table-cell>
          <table:table-cell table:style-name="Tabelle4.B12" office:value-type="string">
            <text:p text:style-name="P31"><text:span text:style-name="T1">Visuelle Kontrolle, manuelle Behebung bei Bedarf, ansonsten wird </text:span>Objekt Puk aus dem Speicher gelöscht<text:span text:style-name="T4">, weiter mit Reset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able:table table:name="Tabelle24" table:style-name="Tabelle24">
        <table:table-column table:style-name="Tabelle24.A"/>
        <table:table-column table:style-name="Tabelle24.B"/>
        <table:table-row table:style-name="Tabelle24.1">
          <table:table-cell table:style-name="Tabelle24.A1" office:value-type="string">
            <text:p text:style-name="P7">Testfall Nummer</text:p>
          </table:table-cell>
          <table:table-cell table:style-name="Tabelle24.B1" office:value-type="string">
            <text:p text:style-name="P4">1.1.5</text:p>
          </table:table-cell>
        </table:table-row>
        <text:soft-page-break/>
        <table:table-row table:style-name="Tabelle24.1">
          <table:table-cell table:style-name="Tabelle24.A12" office:value-type="string">
            <text:p text:style-name="P7">Name</text:p>
          </table:table-cell>
          <table:table-cell table:style-name="Tabelle24.B12" office:value-type="string">
            <text:p text:style-name="P4">Werkstück verlässt unerwartet das Laufband </text:p>
          </table:table-cell>
        </table:table-row>
        <table:table-row table:style-name="Tabelle24.1">
          <table:table-cell table:style-name="Tabelle24.A12" office:value-type="string">
            <text:p text:style-name="P7">Ort</text:p>
          </table:table-cell>
          <table:table-cell table:style-name="Tabelle24.B12" office:value-type="string">
            <text:p text:style-name="P4">Lichtschranke 3</text:p>
          </table:table-cell>
        </table:table-row>
        <table:table-row table:style-name="Tabelle24.1">
          <table:table-cell table:style-name="Tabelle24.A12" office:value-type="string">
            <text:p text:style-name="P7">Mögliche Ursachen</text:p>
          </table:table-cell>
          <table:table-cell table:style-name="Tabelle24.B12" office:value-type="string">
            <text:p text:style-name="P4">Puk wird vom Ende des Laufbandes entfernt</text:p>
          </table:table-cell>
        </table:table-row>
        <table:table-row table:style-name="Tabelle24.1">
          <table:table-cell table:style-name="Tabelle24.A12" office:value-type="string">
            <text:p text:style-name="P8">GEME System Nummer</text:p>
          </table:table-cell>
          <table:table-cell table:style-name="Tabelle24.B12" office:value-type="string">
            <text:p text:style-name="P4">GEME1, GEME2, GEME3</text:p>
          </table:table-cell>
        </table:table-row>
        <table:table-row table:style-name="Tabelle24.1">
          <table:table-cell table:style-name="Tabelle24.A12" office:value-type="string">
            <text:p text:style-name="P7">Zeitpunkt </text:p>
          </table:table-cell>
          <table:table-cell table:style-name="Tabelle24.B12" office:value-type="string">
            <text:p text:style-name="P70">Laufender Betrieb</text:p>
          </table:table-cell>
        </table:table-row>
        <table:table-row table:style-name="Tabelle24.1">
          <table:table-cell table:style-name="Tabelle24.A12" office:value-type="string">
            <text:p text:style-name="P7">Auslöser</text:p>
          </table:table-cell>
          <table:table-cell table:style-name="Tabelle24.B12" office:value-type="string">
            <text:p text:style-name="P4">Laufband wartet noch auf Übergabe des Puks</text:p>
          </table:table-cell>
        </table:table-row>
        <table:table-row table:style-name="Tabelle24.1">
          <table:table-cell table:style-name="Tabelle24.A12" office:value-type="string">
            <text:p text:style-name="P7">Worst Case</text:p>
          </table:table-cell>
          <table:table-cell table:style-name="Tabelle24.B12" office:value-type="string">
            <text:p text:style-name="P4">Nicht vorhandener Puk wird registriert und einem vorhanden Puk zugeordnet.</text:p>
          </table:table-cell>
        </table:table-row>
        <table:table-row table:style-name="Tabelle24.1">
          <table:table-cell table:style-name="Tabelle24.A12" office:value-type="string">
            <text:p text:style-name="P7">Best Case </text:p>
          </table:table-cell>
          <table:table-cell table:style-name="Tabelle24.B12" office:value-type="string">
            <text:p text:style-name="P4">Event hat keine Auswirkung auf existierende Puks.</text:p>
          </table:table-cell>
        </table:table-row>
        <table:table-row table:style-name="Tabelle24.1">
          <table:table-cell table:style-name="Tabelle24.A12" office:value-type="string">
            <text:p text:style-name="P7">Reaktion</text:p>
          </table:table-cell>
          <table:table-cell table:style-name="Tabelle24.B12" office:value-type="string">
            <text:p text:style-name="P32">Bandstopp; Fehlermeldung <text:span text:style-name="T5">via Lichtsignal</text:span></text:p>
          </table:table-cell>
        </table:table-row>
        <table:table-row table:style-name="Tabelle24.1">
          <table:table-cell table:style-name="Tabelle24.A12" office:value-type="string">
            <text:p text:style-name="P7">Signalanforderung</text:p>
          </table:table-cell>
          <table:table-cell table:style-name="Tabelle24.B12" office:value-type="string">
            <text:p text:style-name="P4">Fehler</text:p>
          </table:table-cell>
        </table:table-row>
        <table:table-row table:style-name="Tabelle24.1">
          <table:table-cell table:style-name="Tabelle24.A12" office:value-type="string">
            <text:p text:style-name="P7">Fehlerbehebung</text:p>
          </table:table-cell>
          <table:table-cell table:style-name="Tabelle24.B12" office:value-type="string">
            <text:p text:style-name="P31"><text:span text:style-name="T1">Visuelle Kontrolle, manuelle Behebung bei Bedarf, </text:span>Objekt Puk wird aus dem Speicher gelöscht<text:span text:style-name="T4">, weiter mit Reset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elle30" table:style-name="Tabelle30">
        <table:table-column table:style-name="Tabelle30.A"/>
        <table:table-column table:style-name="Tabelle30.B"/>
        <table:table-row table:style-name="Tabelle30.1">
          <table:table-cell table:style-name="Tabelle30.A1" office:value-type="string">
            <text:p text:style-name="P61">Testfall Nummer</text:p>
          </table:table-cell>
          <table:table-cell table:style-name="Tabelle30.B1" office:value-type="string">
            <text:p text:style-name="P42"><text:span text:style-name="T6">1</text:span>.<text:span text:style-name="T6">2</text:span>.1</text:p>
          </table:table-cell>
        </table:table-row>
        <text:soft-page-break/>
        <table:table-row table:style-name="Tabelle30.1">
          <table:table-cell table:style-name="Tabelle30.A12" office:value-type="string">
            <text:p text:style-name="P61">Name</text:p>
          </table:table-cell>
          <table:table-cell table:style-name="Tabelle30.B12" office:value-type="string">
            <text:list xml:id="list114144130193817" text:continue-numbering="true" text:style-name="WWNum1">
              <text:list-item>
                <text:list>
                  <text:list-item>
                    <text:list>
                      <text:list-header>
                        <text:p text:style-name="P97">Werkstücke zu dicht nacheinander gestellt</text:p>
                      </text:list-header>
                    </text:list>
                  </text:list-item>
                </text:list>
              </text:list-item>
            </text:list>
          </table:table-cell>
        </table:table-row>
        <table:table-row table:style-name="Tabelle30.1">
          <table:table-cell table:style-name="Tabelle30.A12" office:value-type="string">
            <text:p text:style-name="P61">Ort</text:p>
          </table:table-cell>
          <table:table-cell table:style-name="Tabelle30.B12" office:value-type="string">
            <text:p text:style-name="P33"><text:span text:style-name="T2">Lichtsensor 1 (GEME1)</text:span></text:p>
          </table:table-cell>
        </table:table-row>
        <table:table-row table:style-name="Tabelle30.1">
          <table:table-cell table:style-name="Tabelle30.A12" office:value-type="string">
            <text:p text:style-name="P61">Mögliche Ursachen</text:p>
          </table:table-cell>
          <table:table-cell table:style-name="Tabelle30.B12" office:value-type="string">
            <text:p text:style-name="P69">Übereifriger Mitarbeiter; Objekt/Puk/Körperteil unerwartet in die Maschine geraten</text:p>
          </table:table-cell>
        </table:table-row>
        <table:table-row table:style-name="Tabelle30.1">
          <table:table-cell table:style-name="Tabelle30.A12" office:value-type="string">
            <text:p text:style-name="P53">GEME System Nummer</text:p>
          </table:table-cell>
          <table:table-cell table:style-name="Tabelle30.B12" office:value-type="string">
            <text:p text:style-name="P33">GEME1</text:p>
          </table:table-cell>
        </table:table-row>
        <table:table-row table:style-name="Tabelle30.1">
          <table:table-cell table:style-name="Tabelle30.A12" office:value-type="string">
            <text:p text:style-name="P61">Zeitpunkt </text:p>
          </table:table-cell>
          <table:table-cell table:style-name="Tabelle30.B12" office:value-type="string">
            <text:p text:style-name="P70">Laufender Betrieb</text:p>
          </table:table-cell>
        </table:table-row>
        <table:table-row table:style-name="Tabelle30.1">
          <table:table-cell table:style-name="Tabelle30.A12" office:value-type="string">
            <text:p text:style-name="P61">Auslöser</text:p>
          </table:table-cell>
          <table:table-cell table:style-name="Tabelle30.B12" office:value-type="string">
            <text:p text:style-name="P69">Lichtschranke 1 meldet neuen Puk, zu kurz nachdem der letzte Puk auf das Band gelegt wurde</text:p>
          </table:table-cell>
        </table:table-row>
        <table:table-row table:style-name="Tabelle30.1">
          <table:table-cell table:style-name="Tabelle30.A12" office:value-type="string">
            <text:p text:style-name="P61">Worst Case</text:p>
          </table:table-cell>
          <table:table-cell table:style-name="Tabelle30.B12" office:value-type="string">
            <text:p text:style-name="P69">Laufband reagiert nicht auf das neue Objekt, zu dichte Puks können zu Problemen beim Höhenmesser (kann nicht mehr zwischen den einzelnen Puks unterscheiden) und bei der Weiche (Weiche blockiert/verstopft) führen</text:p>
          </table:table-cell>
        </table:table-row>
        <table:table-row table:style-name="Tabelle30.1">
          <table:table-cell table:style-name="Tabelle30.A12" office:value-type="string">
            <text:p text:style-name="P61">Best Case </text:p>
          </table:table-cell>
          <table:table-cell table:style-name="Tabelle30.B12" office:value-type="string">
            <text:p text:style-name="P33">Reaktion wie erwartet</text:p>
          </table:table-cell>
        </table:table-row>
        <table:table-row table:style-name="Tabelle30.1">
          <table:table-cell table:style-name="Tabelle30.A12" office:value-type="string">
            <text:p text:style-name="P61">Reaktion</text:p>
          </table:table-cell>
          <table:table-cell table:style-name="Tabelle30.B12" office:value-type="string">
            <text:p text:style-name="P33"><text:span text:style-name="T5">Laufband</text:span>stopp <text:span text:style-name="T5">GEME1</text:span>, Aufforderung zur <text:span text:style-name="T3">Prüfung des Laufbandeinganges</text:span> via Lichtsignal <text:span text:style-name="T5">GEME1</text:span></text:p>
          </table:table-cell>
        </table:table-row>
        <table:table-row table:style-name="Tabelle30.1">
          <table:table-cell table:style-name="Tabelle30.A12" office:value-type="string">
            <text:p text:style-name="P61">Signalanforderung</text:p>
          </table:table-cell>
          <table:table-cell table:style-name="Tabelle30.B12" office:value-type="string">
            <text:p text:style-name="P33">Fehler</text:p>
          </table:table-cell>
        </table:table-row>
        <table:table-row table:style-name="Tabelle30.1">
          <table:table-cell table:style-name="Tabelle30.A12" office:value-type="string">
            <text:p text:style-name="P61">Fehlerbehebung</text:p>
          </table:table-cell>
          <table:table-cell table:style-name="Tabelle30.B12" office:value-type="string">
            <text:p text:style-name="P33">Visuelle Kontrolle<text:span text:style-name="T4">, manuelle Behebung bei Bedarf, weiter mit Reset</text:span>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"/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7">Testfall Nummer</text:p>
          </table:table-cell>
          <table:table-cell table:style-name="Tabelle5.B1" office:value-type="string">
            <text:p text:style-name="P4">1.2.<text:span text:style-name="T6">2</text:span></text:p>
          </table:table-cell>
        </table:table-row>
        <text:soft-page-break/>
        <table:table-row table:style-name="Tabelle5.1">
          <table:table-cell table:style-name="Tabelle5.A12" office:value-type="string">
            <text:p text:style-name="P7">Name</text:p>
          </table:table-cell>
          <table:table-cell table:style-name="Tabelle5.B12" office:value-type="string">
            <text:p text:style-name="P4">Lichtschranke wird unerwartet ausgelöst </text:p>
          </table:table-cell>
        </table:table-row>
        <table:table-row table:style-name="Tabelle5.1">
          <table:table-cell table:style-name="Tabelle5.A12" office:value-type="string">
            <text:p text:style-name="P7">Ort</text:p>
          </table:table-cell>
          <table:table-cell table:style-name="Tabelle5.B12" office:value-type="string">
            <text:p text:style-name="P4">Lichtschranke 1</text:p>
          </table:table-cell>
        </table:table-row>
        <table:table-row table:style-name="Tabelle5.1">
          <table:table-cell table:style-name="Tabelle5.A12" office:value-type="string">
            <text:p text:style-name="P7">Mögliche Ursachen</text:p>
          </table:table-cell>
          <table:table-cell table:style-name="Tabelle5.B12" office:value-type="string">
            <text:p text:style-name="P4">Zusätzlicher Puk wurde auf das Laufband gelegt, Finger/Hand/Gegenstände in der Maschine</text:p>
          </table:table-cell>
        </table:table-row>
        <table:table-row table:style-name="Tabelle5.1">
          <table:table-cell table:style-name="Tabelle5.A12" office:value-type="string">
            <text:p text:style-name="P8">GEME System Nummer</text:p>
          </table:table-cell>
          <table:table-cell table:style-name="Tabelle5.B12" office:value-type="string">
            <text:p text:style-name="P4">GEME2, GEME3</text:p>
          </table:table-cell>
        </table:table-row>
        <table:table-row table:style-name="Tabelle5.1">
          <table:table-cell table:style-name="Tabelle5.A12" office:value-type="string">
            <text:p text:style-name="P7">Zeitpunkt </text:p>
          </table:table-cell>
          <table:table-cell table:style-name="Tabelle5.B12" office:value-type="string">
            <text:p text:style-name="P70">Laufender Betrieb</text:p>
          </table:table-cell>
        </table:table-row>
        <table:table-row table:style-name="Tabelle5.1">
          <table:table-cell table:style-name="Tabelle5.A12" office:value-type="string">
            <text:p text:style-name="P7">Auslöser</text:p>
          </table:table-cell>
          <table:table-cell table:style-name="Tabelle5.B12" office:value-type="string">
            <text:p text:style-name="P4">Sensor schlägt aber an, es wird aber kein Werkstück erwartet (Abstand zu kurz)</text:p>
          </table:table-cell>
        </table:table-row>
        <table:table-row table:style-name="Tabelle5.1">
          <table:table-cell table:style-name="Tabelle5.A12" office:value-type="string">
            <text:p text:style-name="P7">Worst Case</text:p>
          </table:table-cell>
          <table:table-cell table:style-name="Tabelle5.B12" office:value-type="string">
            <text:p text:style-name="P4">Nicht vorhandener Puk wird registriert und einem vorhanden Puk zugeordnet.</text:p>
          </table:table-cell>
        </table:table-row>
        <table:table-row table:style-name="Tabelle5.1">
          <table:table-cell table:style-name="Tabelle5.A12" office:value-type="string">
            <text:p text:style-name="P7">Best Case </text:p>
          </table:table-cell>
          <table:table-cell table:style-name="Tabelle5.B12" office:value-type="string">
            <text:p text:style-name="P4">Event hat keine Auswirkung auf existierende Puks.</text:p>
          </table:table-cell>
        </table:table-row>
        <table:table-row table:style-name="Tabelle5.1">
          <table:table-cell table:style-name="Tabelle5.A12" office:value-type="string">
            <text:p text:style-name="P7">Reaktion</text:p>
          </table:table-cell>
          <table:table-cell table:style-name="Tabelle5.B12" office:value-type="string">
            <text:p text:style-name="P4">Bandstopp; Fehlermeldung <text:span text:style-name="T5">via Lichtsignal</text:span></text:p>
          </table:table-cell>
        </table:table-row>
        <table:table-row table:style-name="Tabelle5.1">
          <table:table-cell table:style-name="Tabelle5.A12" office:value-type="string">
            <text:p text:style-name="P7">Signalanforderung</text:p>
          </table:table-cell>
          <table:table-cell table:style-name="Tabelle5.B12" office:value-type="string">
            <text:p text:style-name="P4">Fehler</text:p>
          </table:table-cell>
        </table:table-row>
        <table:table-row table:style-name="Tabelle5.1">
          <table:table-cell table:style-name="Tabelle5.A12" office:value-type="string">
            <text:p text:style-name="P7">Fehlerbehebung</text:p>
          </table:table-cell>
          <table:table-cell table:style-name="Tabelle5.B12" office:value-type="string">
            <text:p text:style-name="P41">Visuelle Kontrolle<text:span text:style-name="T4">, manuelle Behebung bei Bedarf, weiter mit Reset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7">Testfall Nummer</text:p>
          </table:table-cell>
          <table:table-cell table:style-name="Tabelle6.B1" office:value-type="string">
            <text:p text:style-name="P4">1.2.<text:span text:style-name="T6">3</text:span></text:p>
          </table:table-cell>
        </table:table-row>
        <text:soft-page-break/>
        <table:table-row table:style-name="Tabelle6.1">
          <table:table-cell table:style-name="Tabelle6.A12" office:value-type="string">
            <text:p text:style-name="P7">Name</text:p>
          </table:table-cell>
          <table:table-cell table:style-name="Tabelle6.B12" office:value-type="string">
            <text:p text:style-name="P4"><text:span text:style-name="T1">Höhenmesser</text:span> wird unerwartet ausgelöst </text:p>
          </table:table-cell>
        </table:table-row>
        <table:table-row table:style-name="Tabelle6.1">
          <table:table-cell table:style-name="Tabelle6.A12" office:value-type="string">
            <text:p text:style-name="P7">Ort</text:p>
          </table:table-cell>
          <table:table-cell table:style-name="Tabelle6.B12" office:value-type="string">
            <text:p text:style-name="P4">Höhen<text:span text:style-name="T1">messer</text:span></text:p>
          </table:table-cell>
        </table:table-row>
        <table:table-row table:style-name="Tabelle6.1">
          <table:table-cell table:style-name="Tabelle6.A12" office:value-type="string">
            <text:p text:style-name="P7">Mögliche Ursachen</text:p>
          </table:table-cell>
          <table:table-cell table:style-name="Tabelle6.B12" office:value-type="string">
            <text:p text:style-name="P4">Zusätzlicher Puk wurde auf das Laufband gelegt, Finger/Hand/Gegenstände in der Maschine</text:p>
          </table:table-cell>
        </table:table-row>
        <table:table-row table:style-name="Tabelle6.1">
          <table:table-cell table:style-name="Tabelle6.A12" office:value-type="string">
            <text:p text:style-name="P8">GEME System Nummer</text:p>
          </table:table-cell>
          <table:table-cell table:style-name="Tabelle6.B12" office:value-type="string">
            <text:p text:style-name="P4">GEME1, GEME2, GEME3</text:p>
          </table:table-cell>
        </table:table-row>
        <table:table-row table:style-name="Tabelle6.1">
          <table:table-cell table:style-name="Tabelle6.A12" office:value-type="string">
            <text:p text:style-name="P7">Zeitpunkt </text:p>
          </table:table-cell>
          <table:table-cell table:style-name="Tabelle6.B12" office:value-type="string">
            <text:p text:style-name="P70">Laufender Betrieb</text:p>
          </table:table-cell>
        </table:table-row>
        <table:table-row table:style-name="Tabelle6.1">
          <table:table-cell table:style-name="Tabelle6.A12" office:value-type="string">
            <text:p text:style-name="P7">Auslöser</text:p>
          </table:table-cell>
          <table:table-cell table:style-name="Tabelle6.B12" office:value-type="string">
            <text:p text:style-name="P4"><text:span text:style-name="T1">Höhenmesser</text:span> schlägt aber an, es wird aber kein Werkstück erwartet</text:p>
          </table:table-cell>
        </table:table-row>
        <table:table-row table:style-name="Tabelle6.1">
          <table:table-cell table:style-name="Tabelle6.A12" office:value-type="string">
            <text:p text:style-name="P7">Worst Case</text:p>
          </table:table-cell>
          <table:table-cell table:style-name="Tabelle6.B12" office:value-type="string">
            <text:p text:style-name="P4">Nicht vorhandener Puk wird registriert und einem vorhanden Puk zugeordnet.</text:p>
          </table:table-cell>
        </table:table-row>
        <table:table-row table:style-name="Tabelle6.1">
          <table:table-cell table:style-name="Tabelle6.A12" office:value-type="string">
            <text:p text:style-name="P7">Best Case </text:p>
          </table:table-cell>
          <table:table-cell table:style-name="Tabelle6.B12" office:value-type="string">
            <text:p text:style-name="P4">Event hat keine Auswirkung auf existierende Puks.</text:p>
          </table:table-cell>
        </table:table-row>
        <table:table-row table:style-name="Tabelle6.1">
          <table:table-cell table:style-name="Tabelle6.A12" office:value-type="string">
            <text:p text:style-name="P7">Reaktion</text:p>
          </table:table-cell>
          <table:table-cell table:style-name="Tabelle6.B12" office:value-type="string">
            <text:p text:style-name="P4">Bandstopp; Fehlermeldung <text:span text:style-name="T7">via Lichtsignal</text:span></text:p>
          </table:table-cell>
        </table:table-row>
        <table:table-row table:style-name="Tabelle6.1">
          <table:table-cell table:style-name="Tabelle6.A12" office:value-type="string">
            <text:p text:style-name="P7">Signalanforderung</text:p>
          </table:table-cell>
          <table:table-cell table:style-name="Tabelle6.B12" office:value-type="string">
            <text:p text:style-name="P4">Fehler</text:p>
          </table:table-cell>
        </table:table-row>
        <table:table-row table:style-name="Tabelle6.1">
          <table:table-cell table:style-name="Tabelle6.A12" office:value-type="string">
            <text:p text:style-name="P7">Fehlerbehebung</text:p>
          </table:table-cell>
          <table:table-cell table:style-name="Tabelle6.B12" office:value-type="string">
            <text:p text:style-name="P41">Visuelle Kontrolle<text:span text:style-name="T4">, manuelle Behebung bei Bedarf, weiter mit Reset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elle31" table:style-name="Tabelle31">
        <table:table-column table:style-name="Tabelle31.A"/>
        <table:table-column table:style-name="Tabelle31.B"/>
        <table:table-row table:style-name="Tabelle31.1">
          <table:table-cell table:style-name="Tabelle31.A1" office:value-type="string">
            <text:p text:style-name="P7">Testfall Nummer</text:p>
          </table:table-cell>
          <table:table-cell table:style-name="Tabelle31.B1" office:value-type="string">
            <text:p text:style-name="P4">1.2.<text:span text:style-name="T7">4</text:span></text:p>
          </table:table-cell>
        </table:table-row>
        <text:soft-page-break/>
        <table:table-row table:style-name="Tabelle31.1">
          <table:table-cell table:style-name="Tabelle31.A12" office:value-type="string">
            <text:p text:style-name="P7">Name</text:p>
          </table:table-cell>
          <table:table-cell table:style-name="Tabelle31.B12" office:value-type="string">
            <text:list xml:id="list114144145182641" text:continue-numbering="true" text:style-name="WWNum1">
              <text:list-item>
                <text:list>
                  <text:list-item>
                    <text:list>
                      <text:list-header>
                        <text:p text:style-name="P98">Zwei Werkstücke gleichzeitig/nebeneinander an den Start gestellt</text:p>
                      </text:list-header>
                    </text:list>
                  </text:list-item>
                </text:list>
              </text:list-item>
            </text:list>
          </table:table-cell>
        </table:table-row>
        <table:table-row table:style-name="Tabelle31.1">
          <table:table-cell table:style-name="Tabelle31.A12" office:value-type="string">
            <text:p text:style-name="P7">Ort</text:p>
          </table:table-cell>
          <table:table-cell table:style-name="Tabelle31.B12" office:value-type="string">
            <text:p text:style-name="P4">Lichtschranke <text:span text:style-name="T7">Höhenmesser</text:span></text:p>
          </table:table-cell>
        </table:table-row>
        <table:table-row table:style-name="Tabelle31.1">
          <table:table-cell table:style-name="Tabelle31.A12" office:value-type="string">
            <text:p text:style-name="P7">Mögliche Ursachen</text:p>
          </table:table-cell>
          <table:table-cell table:style-name="Tabelle31.B12" office:value-type="string">
            <text:p text:style-name="P4">Zusätzlicher Puk wurde <text:span text:style-name="T7">so neben einen vorhandenen Puk </text:span>auf das Laufband gelegt, <text:span text:style-name="T7">so dass diese von Lichtschranke 1 als einzelner Puk angesehen wird </text:span></text:p>
          </table:table-cell>
        </table:table-row>
        <table:table-row table:style-name="Tabelle31.1">
          <table:table-cell table:style-name="Tabelle31.A12" office:value-type="string">
            <text:p text:style-name="P8">GEME System Nummer</text:p>
          </table:table-cell>
          <table:table-cell table:style-name="Tabelle31.B12" office:value-type="string">
            <text:p text:style-name="P4">GEME1, GEME2, GEME3</text:p>
          </table:table-cell>
        </table:table-row>
        <table:table-row table:style-name="Tabelle31.1">
          <table:table-cell table:style-name="Tabelle31.A12" office:value-type="string">
            <text:p text:style-name="P7">Zeitpunkt </text:p>
          </table:table-cell>
          <table:table-cell table:style-name="Tabelle31.B12" office:value-type="string">
            <text:p text:style-name="P70">Laufender Betrieb</text:p>
          </table:table-cell>
        </table:table-row>
        <table:table-row table:style-name="Tabelle31.1">
          <table:table-cell table:style-name="Tabelle31.A12" office:value-type="string">
            <text:p text:style-name="P7">Auslöser</text:p>
          </table:table-cell>
          <table:table-cell table:style-name="Tabelle31.B12" office:value-type="string">
            <text:p text:style-name="P72">Höhenmesser erhält längere Messreihe als erwartet, <text:span text:style-name="T8">Annahme durch zwei hintereinander liegende Puks</text:span></text:p>
          </table:table-cell>
        </table:table-row>
        <table:table-row table:style-name="Tabelle31.1">
          <table:table-cell table:style-name="Tabelle31.A12" office:value-type="string">
            <text:p text:style-name="P7">Worst Case</text:p>
          </table:table-cell>
          <table:table-cell table:style-name="Tabelle31.B12" office:value-type="string">
            <text:p text:style-name="P74">Fehlerhafter Höhenmesswert, unregistrierter Puk auf dem Laufband, Laufbandverstopfung</text:p>
          </table:table-cell>
        </table:table-row>
        <table:table-row table:style-name="Tabelle31.1">
          <table:table-cell table:style-name="Tabelle31.A12" office:value-type="string">
            <text:p text:style-name="P7">Best Case </text:p>
          </table:table-cell>
          <table:table-cell table:style-name="Tabelle31.B12" office:value-type="string">
            <text:p text:style-name="P74">Reaktion verläuft wie erwartet</text:p>
          </table:table-cell>
        </table:table-row>
        <table:table-row table:style-name="Tabelle31.1">
          <table:table-cell table:style-name="Tabelle31.A12" office:value-type="string">
            <text:p text:style-name="P7">Reaktion</text:p>
          </table:table-cell>
          <table:table-cell table:style-name="Tabelle31.B12" office:value-type="string">
            <text:p text:style-name="P4">Bandstopp; Fehlermeldung <text:span text:style-name="T7">via Lichtsignal</text:span></text:p>
          </table:table-cell>
        </table:table-row>
        <table:table-row table:style-name="Tabelle31.1">
          <table:table-cell table:style-name="Tabelle31.A12" office:value-type="string">
            <text:p text:style-name="P7">Signalanforderung</text:p>
          </table:table-cell>
          <table:table-cell table:style-name="Tabelle31.B12" office:value-type="string">
            <text:p text:style-name="P4">Fehler</text:p>
          </table:table-cell>
        </table:table-row>
        <table:table-row table:style-name="Tabelle31.1">
          <table:table-cell table:style-name="Tabelle31.A12" office:value-type="string">
            <text:p text:style-name="P7">Fehlerbehebung</text:p>
          </table:table-cell>
          <table:table-cell table:style-name="Tabelle31.B12" office:value-type="string">
            <text:p text:style-name="P31">Visuelle Kontrolle<text:span text:style-name="T4">, manuelle Behebung bei Bedarf, weiter mit Reset</text:span>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"/>
      <table:table table:name="Tabelle32" table:style-name="Tabelle32">
        <table:table-column table:style-name="Tabelle32.A"/>
        <table:table-column table:style-name="Tabelle32.B"/>
        <table:table-row table:style-name="Tabelle32.1">
          <table:table-cell table:style-name="Tabelle32.A1" office:value-type="string">
            <text:p text:style-name="P62">Testfall Nummer</text:p>
          </table:table-cell>
          <table:table-cell table:style-name="Tabelle32.B1" office:value-type="string">
            <text:p text:style-name="P34">1.2.<text:span text:style-name="T7">5</text:span></text:p>
          </table:table-cell>
        </table:table-row>
        <text:soft-page-break/>
        <table:table-row table:style-name="Tabelle32.1">
          <table:table-cell table:style-name="Tabelle32.A12" office:value-type="string">
            <text:p text:style-name="P62">Name</text:p>
          </table:table-cell>
          <table:table-cell table:style-name="Tabelle32.B12" office:value-type="string">
            <text:p text:style-name="P34">Lichtschranke wird unerwartet ausgelöst </text:p>
          </table:table-cell>
        </table:table-row>
        <table:table-row table:style-name="Tabelle32.1">
          <table:table-cell table:style-name="Tabelle32.A12" office:value-type="string">
            <text:p text:style-name="P62">Ort</text:p>
          </table:table-cell>
          <table:table-cell table:style-name="Tabelle32.B12" office:value-type="string">
            <text:p text:style-name="P34">Lichtschranke Rutsche</text:p>
          </table:table-cell>
        </table:table-row>
        <table:table-row table:style-name="Tabelle32.1">
          <table:table-cell table:style-name="Tabelle32.A12" office:value-type="string">
            <text:p text:style-name="P62">Mögliche Ursachen</text:p>
          </table:table-cell>
          <table:table-cell table:style-name="Tabelle32.B12" office:value-type="string">
            <text:p text:style-name="P34">Zusätzlicher Puk wurde auf das Laufband gelegt, Finger/Hand/Gegenstände in der Maschine, Puk fehlerhaft aussortiert (Weiche blockiert?)</text:p>
          </table:table-cell>
        </table:table-row>
        <table:table-row table:style-name="Tabelle32.1">
          <table:table-cell table:style-name="Tabelle32.A12" office:value-type="string">
            <text:p text:style-name="P54">GEME System Nummer</text:p>
          </table:table-cell>
          <table:table-cell table:style-name="Tabelle32.B12" office:value-type="string">
            <text:p text:style-name="P34">GEME1, GEME2, GEME3</text:p>
          </table:table-cell>
        </table:table-row>
        <table:table-row table:style-name="Tabelle32.1">
          <table:table-cell table:style-name="Tabelle32.A12" office:value-type="string">
            <text:p text:style-name="P62">Zeitpunkt </text:p>
          </table:table-cell>
          <table:table-cell table:style-name="Tabelle32.B12" office:value-type="string">
            <text:p text:style-name="P71">Laufender Betrieb</text:p>
          </table:table-cell>
        </table:table-row>
        <table:table-row table:style-name="Tabelle32.1">
          <table:table-cell table:style-name="Tabelle32.A12" office:value-type="string">
            <text:p text:style-name="P62">Auslöser</text:p>
          </table:table-cell>
          <table:table-cell table:style-name="Tabelle32.B12" office:value-type="string">
            <text:p text:style-name="P34">Sensor schlägt aber an, es wird aber kein Werkstück erwartet</text:p>
          </table:table-cell>
        </table:table-row>
        <table:table-row table:style-name="Tabelle32.1">
          <table:table-cell table:style-name="Tabelle32.A12" office:value-type="string">
            <text:p text:style-name="P62">Worst Case</text:p>
          </table:table-cell>
          <table:table-cell table:style-name="Tabelle32.B12" office:value-type="string">
            <text:p text:style-name="P34">Weiche blockiert und öffnet nicht -&gt; Laufbandstau</text:p>
          </table:table-cell>
        </table:table-row>
        <table:table-row table:style-name="Tabelle32.1">
          <table:table-cell table:style-name="Tabelle32.A12" office:value-type="string">
            <text:p text:style-name="P62">Best Case </text:p>
          </table:table-cell>
          <table:table-cell table:style-name="Tabelle32.B12" office:value-type="string">
            <text:p text:style-name="P34">Event hat keine Auswirkung auf existierende Puks.</text:p>
          </table:table-cell>
        </table:table-row>
        <table:table-row table:style-name="Tabelle32.1">
          <table:table-cell table:style-name="Tabelle32.A12" office:value-type="string">
            <text:p text:style-name="P62">Reaktion</text:p>
          </table:table-cell>
          <table:table-cell table:style-name="Tabelle32.B12" office:value-type="string">
            <text:p text:style-name="P34">Bandstopp; Fehlermeldung <text:span text:style-name="T7">via Lichtsignal</text:span></text:p>
          </table:table-cell>
        </table:table-row>
        <table:table-row table:style-name="Tabelle32.1">
          <table:table-cell table:style-name="Tabelle32.A12" office:value-type="string">
            <text:p text:style-name="P62">Signalanforderung</text:p>
          </table:table-cell>
          <table:table-cell table:style-name="Tabelle32.B12" office:value-type="string">
            <text:p text:style-name="P34">Fehler</text:p>
          </table:table-cell>
        </table:table-row>
        <table:table-row table:style-name="Tabelle32.1">
          <table:table-cell table:style-name="Tabelle32.A12" office:value-type="string">
            <text:p text:style-name="P62">Fehlerbehebung</text:p>
          </table:table-cell>
          <table:table-cell table:style-name="Tabelle32.B12" office:value-type="string">
            <text:p text:style-name="P34">Visuelle Kontrolle<text:span text:style-name="T4">, manuelle Behebung bei Bedarf, weiter mit Reset</text:span></text:p>
          </table:table-cell>
        </table:table-row>
      </table:table>
      <text:p text:style-name="P1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elle8" table:style-name="Tabelle8">
        <table:table-column table:style-name="Tabelle8.A"/>
        <table:table-column table:style-name="Tabelle8.B"/>
        <table:table-row table:style-name="Tabelle8.1">
          <table:table-cell table:style-name="Tabelle8.A1" office:value-type="string">
            <text:p text:style-name="P7">Testfall Nummer</text:p>
          </table:table-cell>
          <table:table-cell table:style-name="Tabelle8.B1" office:value-type="string">
            <text:p text:style-name="P4">1.2.<text:span text:style-name="T7">6</text:span></text:p>
          </table:table-cell>
        </table:table-row>
        <text:soft-page-break/>
        <table:table-row table:style-name="Tabelle8.1">
          <table:table-cell table:style-name="Tabelle8.A12" office:value-type="string">
            <text:p text:style-name="P7">Name</text:p>
          </table:table-cell>
          <table:table-cell table:style-name="Tabelle8.B12" office:value-type="string">
            <text:p text:style-name="P4">Lichtschranke wird unerwartet ausgelöst </text:p>
          </table:table-cell>
        </table:table-row>
        <table:table-row table:style-name="Tabelle8.1">
          <table:table-cell table:style-name="Tabelle8.A12" office:value-type="string">
            <text:p text:style-name="P7">Ort</text:p>
          </table:table-cell>
          <table:table-cell table:style-name="Tabelle8.B12" office:value-type="string">
            <text:p text:style-name="P4">Lichtschranke 2 (Weiche geöffnet)</text:p>
          </table:table-cell>
        </table:table-row>
        <table:table-row table:style-name="Tabelle8.1">
          <table:table-cell table:style-name="Tabelle8.A12" office:value-type="string">
            <text:p text:style-name="P7">Mögliche Ursachen</text:p>
          </table:table-cell>
          <table:table-cell table:style-name="Tabelle8.B12" office:value-type="string">
            <text:p text:style-name="P4">Zusätzlicher Puk wurde auf das Laufband gelegt, Finger/Hand/Gegenstände in der Maschine</text:p>
          </table:table-cell>
        </table:table-row>
        <table:table-row table:style-name="Tabelle8.1">
          <table:table-cell table:style-name="Tabelle8.A12" office:value-type="string">
            <text:p text:style-name="P8">GEME System Nummer</text:p>
          </table:table-cell>
          <table:table-cell table:style-name="Tabelle8.B12" office:value-type="string">
            <text:p text:style-name="P4">GEME1, GEME2, GEME3</text:p>
          </table:table-cell>
        </table:table-row>
        <table:table-row table:style-name="Tabelle8.1">
          <table:table-cell table:style-name="Tabelle8.A12" office:value-type="string">
            <text:p text:style-name="P7">Zeitpunkt </text:p>
          </table:table-cell>
          <table:table-cell table:style-name="Tabelle8.B12" office:value-type="string">
            <text:p text:style-name="P70">Laufender Betrieb</text:p>
          </table:table-cell>
        </table:table-row>
        <table:table-row table:style-name="Tabelle8.1">
          <table:table-cell table:style-name="Tabelle8.A12" office:value-type="string">
            <text:p text:style-name="P7">Auslöser</text:p>
          </table:table-cell>
          <table:table-cell table:style-name="Tabelle8.B12" office:value-type="string">
            <text:p text:style-name="P4">Weiche geöffnet, Sensor schlägt aber an, es wird aber kein Werkstück erwartet</text:p>
          </table:table-cell>
        </table:table-row>
        <table:table-row table:style-name="Tabelle8.1">
          <table:table-cell table:style-name="Tabelle8.A12" office:value-type="string">
            <text:p text:style-name="P7">Worst Case</text:p>
          </table:table-cell>
          <table:table-cell table:style-name="Tabelle8.B12" office:value-type="string">
            <text:p text:style-name="P4">Nicht vorhandener Puk wird registriert und einem vorhanden Puk zugeordnet.</text:p>
          </table:table-cell>
        </table:table-row>
        <table:table-row table:style-name="Tabelle8.1">
          <table:table-cell table:style-name="Tabelle8.A12" office:value-type="string">
            <text:p text:style-name="P7">Best Case </text:p>
          </table:table-cell>
          <table:table-cell table:style-name="Tabelle8.B12" office:value-type="string">
            <text:p text:style-name="P4">Event hat keine Auswirkung auf existierende Puks.</text:p>
          </table:table-cell>
        </table:table-row>
        <table:table-row table:style-name="Tabelle8.1">
          <table:table-cell table:style-name="Tabelle8.A12" office:value-type="string">
            <text:p text:style-name="P7">Reaktion</text:p>
          </table:table-cell>
          <table:table-cell table:style-name="Tabelle8.B12" office:value-type="string">
            <text:p text:style-name="P4">Bandstopp; Fehlermeldung <text:span text:style-name="T7">via Lichtsignal</text:span></text:p>
          </table:table-cell>
        </table:table-row>
        <table:table-row table:style-name="Tabelle8.1">
          <table:table-cell table:style-name="Tabelle8.A12" office:value-type="string">
            <text:p text:style-name="P7">Signalanforderung</text:p>
          </table:table-cell>
          <table:table-cell table:style-name="Tabelle8.B12" office:value-type="string">
            <text:p text:style-name="P4">Fehler</text:p>
          </table:table-cell>
        </table:table-row>
        <table:table-row table:style-name="Tabelle8.1">
          <table:table-cell table:style-name="Tabelle8.A12" office:value-type="string">
            <text:p text:style-name="P7">Fehlerbehebung</text:p>
          </table:table-cell>
          <table:table-cell table:style-name="Tabelle8.B12" office:value-type="string">
            <text:p text:style-name="P31">Visuelle Kontrolle<text:span text:style-name="T4">, manuelle Behebung bei Bedarf, weiter mit Reset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elle9" table:style-name="Tabelle9">
        <table:table-column table:style-name="Tabelle9.A"/>
        <table:table-column table:style-name="Tabelle9.B"/>
        <table:table-row table:style-name="Tabelle9.1">
          <table:table-cell table:style-name="Tabelle9.A1" office:value-type="string">
            <text:p text:style-name="P7">Testfall Nummer</text:p>
          </table:table-cell>
          <table:table-cell table:style-name="Tabelle9.B1" office:value-type="string">
            <text:p text:style-name="P4">1.2.<text:span text:style-name="T7">7</text:span></text:p>
          </table:table-cell>
        </table:table-row>
        <text:soft-page-break/>
        <table:table-row table:style-name="Tabelle9.1">
          <table:table-cell table:style-name="Tabelle9.A12" office:value-type="string">
            <text:p text:style-name="P7">Name</text:p>
          </table:table-cell>
          <table:table-cell table:style-name="Tabelle9.B12" office:value-type="string">
            <text:p text:style-name="P4">Lichtschranke wird unerwartet ausgelöst </text:p>
          </table:table-cell>
        </table:table-row>
        <table:table-row table:style-name="Tabelle9.1">
          <table:table-cell table:style-name="Tabelle9.A12" office:value-type="string">
            <text:p text:style-name="P7">Ort</text:p>
          </table:table-cell>
          <table:table-cell table:style-name="Tabelle9.B12" office:value-type="string">
            <text:p text:style-name="P4">Lichtschranke 3</text:p>
          </table:table-cell>
        </table:table-row>
        <table:table-row table:style-name="Tabelle9.1">
          <table:table-cell table:style-name="Tabelle9.A12" office:value-type="string">
            <text:p text:style-name="P7">Mögliche Ursachen</text:p>
          </table:table-cell>
          <table:table-cell table:style-name="Tabelle9.B12" office:value-type="string">
            <text:p text:style-name="P4">Zusätzlicher Puk wurde auf das Laufband gelegt, Finger/Hand/Gegenstände in der Maschine</text:p>
          </table:table-cell>
        </table:table-row>
        <table:table-row table:style-name="Tabelle9.1">
          <table:table-cell table:style-name="Tabelle9.A12" office:value-type="string">
            <text:p text:style-name="P8">GEME System Nummer</text:p>
          </table:table-cell>
          <table:table-cell table:style-name="Tabelle9.B12" office:value-type="string">
            <text:p text:style-name="P4">GEME1, GEME2, GEME3</text:p>
          </table:table-cell>
        </table:table-row>
        <table:table-row table:style-name="Tabelle9.1">
          <table:table-cell table:style-name="Tabelle9.A12" office:value-type="string">
            <text:p text:style-name="P7">Zeitpunkt </text:p>
          </table:table-cell>
          <table:table-cell table:style-name="Tabelle9.B12" office:value-type="string">
            <text:p text:style-name="P70">Laufender Betrieb</text:p>
          </table:table-cell>
        </table:table-row>
        <table:table-row table:style-name="Tabelle9.1">
          <table:table-cell table:style-name="Tabelle9.A12" office:value-type="string">
            <text:p text:style-name="P7">Auslöser</text:p>
          </table:table-cell>
          <table:table-cell table:style-name="Tabelle9.B12" office:value-type="string">
            <text:p text:style-name="P4">Sensor schlägt aber an, es wird aber kein Werkstück erwartet</text:p>
          </table:table-cell>
        </table:table-row>
        <table:table-row table:style-name="Tabelle9.1">
          <table:table-cell table:style-name="Tabelle9.A12" office:value-type="string">
            <text:p text:style-name="P7">Worst Case</text:p>
          </table:table-cell>
          <table:table-cell table:style-name="Tabelle9.B12" office:value-type="string">
            <text:p text:style-name="P4">Nicht vorhandener Puk wird registriert und einem vorhanden Puk zugeordnet.</text:p>
          </table:table-cell>
        </table:table-row>
        <table:table-row table:style-name="Tabelle9.1">
          <table:table-cell table:style-name="Tabelle9.A12" office:value-type="string">
            <text:p text:style-name="P7">Best Case </text:p>
          </table:table-cell>
          <table:table-cell table:style-name="Tabelle9.B12" office:value-type="string">
            <text:p text:style-name="P4">Event hat keine Auswirkung auf existierende Puks.</text:p>
          </table:table-cell>
        </table:table-row>
        <table:table-row table:style-name="Tabelle9.1">
          <table:table-cell table:style-name="Tabelle9.A12" office:value-type="string">
            <text:p text:style-name="P7">Reaktion</text:p>
          </table:table-cell>
          <table:table-cell table:style-name="Tabelle9.B12" office:value-type="string">
            <text:p text:style-name="P4">Bandstopp und Fehlermeldung</text:p>
          </table:table-cell>
        </table:table-row>
        <table:table-row table:style-name="Tabelle9.1">
          <table:table-cell table:style-name="Tabelle9.A12" office:value-type="string">
            <text:p text:style-name="P7">Signalanforderung</text:p>
          </table:table-cell>
          <table:table-cell table:style-name="Tabelle9.B12" office:value-type="string">
            <text:p text:style-name="P4">Fehler</text:p>
          </table:table-cell>
        </table:table-row>
        <table:table-row table:style-name="Tabelle9.1">
          <table:table-cell table:style-name="Tabelle9.A12" office:value-type="string">
            <text:p text:style-name="P7">Fehlerbehebung</text:p>
          </table:table-cell>
          <table:table-cell table:style-name="Tabelle9.B12" office:value-type="string">
            <text:p text:style-name="P41">Visuelle Kontrolle<text:span text:style-name="T4">, manuelle Behebung bei Bedarf, weiter mit Reset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elle11" table:style-name="Tabelle11">
        <table:table-column table:style-name="Tabelle11.A"/>
        <table:table-column table:style-name="Tabelle11.B"/>
        <table:table-row table:style-name="Tabelle11.1">
          <table:table-cell table:style-name="Tabelle11.A1" office:value-type="string">
            <text:p text:style-name="P7">Testfall Nummer</text:p>
          </table:table-cell>
          <table:table-cell table:style-name="Tabelle11.B1" office:value-type="string">
            <text:p text:style-name="P4">1.3.1</text:p>
          </table:table-cell>
        </table:table-row>
        <text:soft-page-break/>
        <table:table-row table:style-name="Tabelle11.1">
          <table:table-cell table:style-name="Tabelle11.A12" office:value-type="string">
            <text:p text:style-name="P7">Name</text:p>
          </table:table-cell>
          <table:table-cell table:style-name="Tabelle11.B12" office:value-type="string">
            <text:p text:style-name="P4">Höhenmessung über Maximum </text:p>
          </table:table-cell>
        </table:table-row>
        <table:table-row table:style-name="Tabelle11.1">
          <table:table-cell table:style-name="Tabelle11.A12" office:value-type="string">
            <text:p text:style-name="P7">Ort</text:p>
          </table:table-cell>
          <table:table-cell table:style-name="Tabelle11.B12" office:value-type="string">
            <text:p text:style-name="P4">Höhensensor</text:p>
          </table:table-cell>
        </table:table-row>
        <table:table-row table:style-name="Tabelle11.1">
          <table:table-cell table:style-name="Tabelle11.A12" office:value-type="string">
            <text:p text:style-name="P7">Mögliche Ursachen</text:p>
          </table:table-cell>
          <table:table-cell table:style-name="Tabelle11.B12" office:value-type="string">
            <text:p text:style-name="P4">Zu großes Objekt, zwei Puks übereinander, Finger/Hand in der Maschine</text:p>
          </table:table-cell>
        </table:table-row>
        <table:table-row table:style-name="Tabelle11.1">
          <table:table-cell table:style-name="Tabelle11.A12" office:value-type="string">
            <text:p text:style-name="P8">GEME System Nummer</text:p>
          </table:table-cell>
          <table:table-cell table:style-name="Tabelle11.B12" office:value-type="string">
            <text:p text:style-name="P4">GEME1, GEME2, GEME3</text:p>
          </table:table-cell>
        </table:table-row>
        <table:table-row table:style-name="Tabelle11.1">
          <table:table-cell table:style-name="Tabelle11.A12" office:value-type="string">
            <text:p text:style-name="P7">Zeitpunkt </text:p>
          </table:table-cell>
          <table:table-cell table:style-name="Tabelle11.B12" office:value-type="string">
            <text:p text:style-name="P70">Laufender Betrieb</text:p>
          </table:table-cell>
        </table:table-row>
        <table:table-row table:style-name="Tabelle11.1">
          <table:table-cell table:style-name="Tabelle11.A12" office:value-type="string">
            <text:p text:style-name="P7">Auslöser</text:p>
          </table:table-cell>
          <table:table-cell table:style-name="Tabelle11.B12" office:value-type="string">
            <text:p text:style-name="P4">Höhensensor erhält Wert, welcher größer ist als X (zu groß um durch die Maschine zu fahren)</text:p>
          </table:table-cell>
        </table:table-row>
        <table:table-row table:style-name="Tabelle11.1">
          <table:table-cell table:style-name="Tabelle11.A12" office:value-type="string">
            <text:p text:style-name="P7">Worst Case</text:p>
          </table:table-cell>
          <table:table-cell table:style-name="Tabelle11.B12" office:value-type="string">
            <text:p text:style-name="P4">Mögliches Objekt wird nicht entfernt, verstopft die Maschine</text:p>
          </table:table-cell>
        </table:table-row>
        <table:table-row table:style-name="Tabelle11.1">
          <table:table-cell table:style-name="Tabelle11.A12" office:value-type="string">
            <text:p text:style-name="P7">Best Case </text:p>
          </table:table-cell>
          <table:table-cell table:style-name="Tabelle11.B12" office:value-type="string">
            <text:p text:style-name="P4">Event hat keine Auswirkung auf existierende Puks.</text:p>
          </table:table-cell>
        </table:table-row>
        <table:table-row table:style-name="Tabelle11.1">
          <table:table-cell table:style-name="Tabelle11.A12" office:value-type="string">
            <text:p text:style-name="P7">Reaktion</text:p>
          </table:table-cell>
          <table:table-cell table:style-name="Tabelle11.B12" office:value-type="string">
            <text:p text:style-name="P4">Bandstopp und Fehlermeldung</text:p>
          </table:table-cell>
        </table:table-row>
        <table:table-row table:style-name="Tabelle11.1">
          <table:table-cell table:style-name="Tabelle11.A12" office:value-type="string">
            <text:p text:style-name="P7">Signalanforderung</text:p>
          </table:table-cell>
          <table:table-cell table:style-name="Tabelle11.B12" office:value-type="string">
            <text:p text:style-name="P4">Fehler</text:p>
          </table:table-cell>
        </table:table-row>
        <table:table-row table:style-name="Tabelle11.1">
          <table:table-cell table:style-name="Tabelle11.A12" office:value-type="string">
            <text:p text:style-name="P7">Fehlerbehebung</text:p>
          </table:table-cell>
          <table:table-cell table:style-name="Tabelle11.B12" office:value-type="string">
            <text:p text:style-name="P31">Visuelle Kontrolle<text:span text:style-name="T4">, manuelle Behebung bei Bedarf, weiter mit Reset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elle12" table:style-name="Tabelle12">
        <table:table-column table:style-name="Tabelle12.A"/>
        <table:table-column table:style-name="Tabelle12.B"/>
        <table:table-row table:style-name="Tabelle12.1">
          <table:table-cell table:style-name="Tabelle12.A1" office:value-type="string">
            <text:p text:style-name="P7">Testfall Nummer</text:p>
          </table:table-cell>
          <table:table-cell table:style-name="Tabelle12.B1" office:value-type="string">
            <text:p text:style-name="P4">1.4.1</text:p>
          </table:table-cell>
        </table:table-row>
        <text:soft-page-break/>
        <table:table-row table:style-name="Tabelle12.1">
          <table:table-cell table:style-name="Tabelle12.A12" office:value-type="string">
            <text:p text:style-name="P7">Name</text:p>
          </table:table-cell>
          <table:table-cell table:style-name="Tabelle12.B12" office:value-type="string">
            <text:p text:style-name="P4">Weiche schließt nicht </text:p>
          </table:table-cell>
        </table:table-row>
        <table:table-row table:style-name="Tabelle12.1">
          <table:table-cell table:style-name="Tabelle12.A12" office:value-type="string">
            <text:p text:style-name="P7">Ort</text:p>
          </table:table-cell>
          <table:table-cell table:style-name="Tabelle12.B12" office:value-type="string">
            <text:p text:style-name="P4">Weiche</text:p>
          </table:table-cell>
        </table:table-row>
        <table:table-row table:style-name="Tabelle12.1">
          <table:table-cell table:style-name="Tabelle12.A12" office:value-type="string">
            <text:p text:style-name="P7">Mögliche Ursachen</text:p>
          </table:table-cell>
          <table:table-cell table:style-name="Tabelle12.B12" office:value-type="string">
            <text:p text:style-name="P4">Weiche ist verstopft</text:p>
          </table:table-cell>
        </table:table-row>
        <table:table-row table:style-name="Tabelle12.1">
          <table:table-cell table:style-name="Tabelle12.A12" office:value-type="string">
            <text:p text:style-name="P8">GEME System Nummer</text:p>
          </table:table-cell>
          <table:table-cell table:style-name="Tabelle12.B12" office:value-type="string">
            <text:p text:style-name="P4">GEME1, GEME2, GEME3</text:p>
          </table:table-cell>
        </table:table-row>
        <table:table-row table:style-name="Tabelle12.1">
          <table:table-cell table:style-name="Tabelle12.A12" office:value-type="string">
            <text:p text:style-name="P7">Zeitpunkt </text:p>
          </table:table-cell>
          <table:table-cell table:style-name="Tabelle12.B12" office:value-type="string">
            <text:p text:style-name="P70">Laufender Betrieb</text:p>
          </table:table-cell>
        </table:table-row>
        <table:table-row table:style-name="Tabelle12.1">
          <table:table-cell table:style-name="Tabelle12.A12" office:value-type="string">
            <text:p text:style-name="P7">Auslöser</text:p>
          </table:table-cell>
          <table:table-cell table:style-name="Tabelle12.B12" office:value-type="string">
            <text:p text:style-name="P4">Weiche soll geschlossen werden, Weichensensor gibt aber kein Signal</text:p>
          </table:table-cell>
        </table:table-row>
        <table:table-row table:style-name="Tabelle12.1">
          <table:table-cell table:style-name="Tabelle12.A12" office:value-type="string">
            <text:p text:style-name="P7">Worst Case</text:p>
          </table:table-cell>
          <table:table-cell table:style-name="Tabelle12.B12" office:value-type="string">
            <text:p text:style-name="P4">Mögliches Objekt wird nicht entfernt, verstopft die Maschine; Weiche beschädigt</text:p>
          </table:table-cell>
        </table:table-row>
        <table:table-row table:style-name="Tabelle12.1">
          <table:table-cell table:style-name="Tabelle12.A12" office:value-type="string">
            <text:p text:style-name="P7">Best Case </text:p>
          </table:table-cell>
          <table:table-cell table:style-name="Tabelle12.B12" office:value-type="string">
            <text:p text:style-name="P4">Event hat keine Auswirkung auf existierende Puks.</text:p>
          </table:table-cell>
        </table:table-row>
        <table:table-row table:style-name="Tabelle12.1">
          <table:table-cell table:style-name="Tabelle12.A12" office:value-type="string">
            <text:p text:style-name="P7">Reaktion</text:p>
          </table:table-cell>
          <table:table-cell table:style-name="Tabelle12.B12" office:value-type="string">
            <text:p text:style-name="P4">Bandstopp und Fehlermeldung</text:p>
          </table:table-cell>
        </table:table-row>
        <table:table-row table:style-name="Tabelle12.1">
          <table:table-cell table:style-name="Tabelle12.A12" office:value-type="string">
            <text:p text:style-name="P7">Signalanforderung</text:p>
          </table:table-cell>
          <table:table-cell table:style-name="Tabelle12.B12" office:value-type="string">
            <text:p text:style-name="P4">Fehler</text:p>
          </table:table-cell>
        </table:table-row>
        <table:table-row table:style-name="Tabelle12.1">
          <table:table-cell table:style-name="Tabelle12.A12" office:value-type="string">
            <text:p text:style-name="P7">Fehlerbehebung</text:p>
          </table:table-cell>
          <table:table-cell table:style-name="Tabelle12.B12" office:value-type="string">
            <text:p text:style-name="P31">Visuelle Kontrolle, Manuelle Behebung<text:span text:style-name="T4">, weiter mit Reset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elle28" table:style-name="Tabelle28">
        <table:table-column table:style-name="Tabelle28.A"/>
        <table:table-column table:style-name="Tabelle28.B"/>
        <table:table-row table:style-name="Tabelle28.1">
          <table:table-cell table:style-name="Tabelle28.A1" office:value-type="string">
            <text:p text:style-name="P60">Testfall Nummer</text:p>
          </table:table-cell>
          <table:table-cell table:style-name="Tabelle28.B1" office:value-type="string">
            <text:p text:style-name="P41"><text:span text:style-name="T4">1</text:span>.<text:span text:style-name="T4">5</text:span>.1</text:p>
          </table:table-cell>
        </table:table-row>
        <text:soft-page-break/>
        <table:table-row table:style-name="Tabelle28.1">
          <table:table-cell table:style-name="Tabelle28.A12" office:value-type="string">
            <text:p text:style-name="P60">Name</text:p>
          </table:table-cell>
          <table:table-cell table:style-name="Tabelle28.B12" office:value-type="string">
            <text:list xml:id="list114144176162382" text:continue-numbering="true" text:style-name="WWNum1">
              <text:list-item>
                <text:list>
                  <text:list-item>
                    <text:list>
                      <text:list-header>
                        <text:p text:style-name="P95">Werkstück überschlägt sich beim Übertragen <text:span text:style-name="T2">zwischen Laufband 1 und Laufband 2</text:span></text:p>
                      </text:list-header>
                    </text:list>
                  </text:list-item>
                </text:list>
              </text:list-item>
            </text:list>
          </table:table-cell>
        </table:table-row>
        <table:table-row table:style-name="Tabelle28.1">
          <table:table-cell table:style-name="Tabelle28.A12" office:value-type="string">
            <text:p text:style-name="P60">Ort</text:p>
          </table:table-cell>
          <table:table-cell table:style-name="Tabelle28.B12" office:value-type="string">
            <text:p text:style-name="P31">Lichtsensor <text:span text:style-name="T2">3 (GEME1)</text:span>, <text:span text:style-name="T2">Lichtsensor 1 (GEME2)</text:span></text:p>
          </table:table-cell>
        </table:table-row>
        <table:table-row table:style-name="Tabelle28.1">
          <table:table-cell table:style-name="Tabelle28.A12" office:value-type="string">
            <text:p text:style-name="P60">Mögliche Ursachen</text:p>
          </table:table-cell>
          <table:table-cell table:style-name="Tabelle28.B12" office:value-type="string">
            <text:p text:style-name="P49">Abstand zwischen den Laufbändern zu groß; <text:span text:style-name="T3">Objekte/Körperteilen zwischen den Laufbändern; Laufbandstau</text:span></text:p>
          </table:table-cell>
        </table:table-row>
        <table:table-row table:style-name="Tabelle28.1">
          <table:table-cell table:style-name="Tabelle28.A12" office:value-type="string">
            <text:p text:style-name="P52">GEME System Nummer</text:p>
          </table:table-cell>
          <table:table-cell table:style-name="Tabelle28.B12" office:value-type="string">
            <text:p text:style-name="P31">GEME1, GEME2</text:p>
          </table:table-cell>
        </table:table-row>
        <table:table-row table:style-name="Tabelle28.1">
          <table:table-cell table:style-name="Tabelle28.A12" office:value-type="string">
            <text:p text:style-name="P60">Zeitpunkt </text:p>
          </table:table-cell>
          <table:table-cell table:style-name="Tabelle28.B12" office:value-type="string">
            <text:p text:style-name="P70">Laufender Betrieb</text:p>
          </table:table-cell>
        </table:table-row>
        <table:table-row table:style-name="Tabelle28.1">
          <table:table-cell table:style-name="Tabelle28.A12" office:value-type="string">
            <text:p text:style-name="P60">Auslöser</text:p>
          </table:table-cell>
          <table:table-cell table:style-name="Tabelle28.B12" office:value-type="string">
            <text:p text:style-name="P48">Puk wird auf Laufband 1 als korrekt angegeben und an Laufband 2 weitergeleitet, jedoch auf Laufband 2 als umgedreht (flache Oberfläche) angezeigt</text:p>
          </table:table-cell>
        </table:table-row>
        <table:table-row table:style-name="Tabelle28.1">
          <table:table-cell table:style-name="Tabelle28.A12" office:value-type="string">
            <text:p text:style-name="P60">Worst Case</text:p>
          </table:table-cell>
          <table:table-cell table:style-name="Tabelle28.B12" office:value-type="string">
            <text:p text:style-name="P31">Laufband <text:span text:style-name="T3">zwischen GEME1 und GEME2</text:span> verstopft/<text:span text:style-name="T4">blockiert mit Objekten/Körperteilen</text:span></text:p>
          </table:table-cell>
        </table:table-row>
        <table:table-row table:style-name="Tabelle28.1">
          <table:table-cell table:style-name="Tabelle28.A12" office:value-type="string">
            <text:p text:style-name="P60">Best Case </text:p>
          </table:table-cell>
          <table:table-cell table:style-name="Tabelle28.B12" office:value-type="string">
            <text:p text:style-name="P31">Reaktion wie erwartet</text:p>
          </table:table-cell>
        </table:table-row>
        <table:table-row table:style-name="Tabelle28.1">
          <table:table-cell table:style-name="Tabelle28.A12" office:value-type="string">
            <text:p text:style-name="P60">Reaktion</text:p>
          </table:table-cell>
          <table:table-cell table:style-name="Tabelle28.B12" office:value-type="string">
            <text:p text:style-name="P31">Systemstopp, Aufforderung zur <text:span text:style-name="T3">Prüfung des Laufbandüberganges</text:span> via Lichtsignal, <text:span text:style-name="T4">Fehlerhafter Puk wird aussortiert</text:span></text:p>
          </table:table-cell>
        </table:table-row>
        <table:table-row table:style-name="Tabelle28.1">
          <table:table-cell table:style-name="Tabelle28.A12" office:value-type="string">
            <text:p text:style-name="P60">Signalanforderung</text:p>
          </table:table-cell>
          <table:table-cell table:style-name="Tabelle28.B12" office:value-type="string">
            <text:p text:style-name="P31">Fehler</text:p>
          </table:table-cell>
        </table:table-row>
        <table:table-row table:style-name="Tabelle28.1">
          <table:table-cell table:style-name="Tabelle28.A12" office:value-type="string">
            <text:p text:style-name="P60">Fehlerbehebung</text:p>
          </table:table-cell>
          <table:table-cell table:style-name="Tabelle28.B12" office:value-type="string">
            <text:p text:style-name="P68">Visuelle Kontrolle, manuelle Behebung bei Bedarf, weiter mit Reset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elle29" table:style-name="Tabelle29">
        <table:table-column table:style-name="Tabelle29.A"/>
        <table:table-column table:style-name="Tabelle29.B"/>
        <table:table-row table:style-name="Tabelle29.1">
          <table:table-cell table:style-name="Tabelle29.A1" office:value-type="string">
            <text:p text:style-name="P60">Testfall Nummer</text:p>
          </table:table-cell>
          <table:table-cell table:style-name="Tabelle29.B1" office:value-type="string">
            <text:p text:style-name="P41"><text:span text:style-name="T4">1</text:span>.<text:span text:style-name="T4">5</text:span>.<text:span text:style-name="T4">2</text:span></text:p>
          </table:table-cell>
        </table:table-row>
        <text:soft-page-break/>
        <table:table-row table:style-name="Tabelle29.1">
          <table:table-cell table:style-name="Tabelle29.A12" office:value-type="string">
            <text:p text:style-name="P60">Name</text:p>
          </table:table-cell>
          <table:table-cell table:style-name="Tabelle29.B12" office:value-type="string">
            <text:list xml:id="list114144176169975" text:continue-numbering="true" text:style-name="WWNum1">
              <text:list-item>
                <text:list>
                  <text:list-item>
                    <text:list>
                      <text:list-header>
                        <text:p text:style-name="P95">Werkstück überschlägt sich beim Übertragen <text:span text:style-name="T2">zwischen Laufband 2 und Laufband 3</text:span></text:p>
                      </text:list-header>
                    </text:list>
                  </text:list-item>
                </text:list>
              </text:list-item>
            </text:list>
          </table:table-cell>
        </table:table-row>
        <table:table-row table:style-name="Tabelle29.1">
          <table:table-cell table:style-name="Tabelle29.A12" office:value-type="string">
            <text:p text:style-name="P60">Ort</text:p>
          </table:table-cell>
          <table:table-cell table:style-name="Tabelle29.B12" office:value-type="string">
            <text:p text:style-name="P31">Lichtsensor <text:span text:style-name="T2">3 (GEME2)</text:span>, <text:span text:style-name="T2">Lichtsensor 1 (GEME3)</text:span></text:p>
          </table:table-cell>
        </table:table-row>
        <table:table-row table:style-name="Tabelle29.1">
          <table:table-cell table:style-name="Tabelle29.A12" office:value-type="string">
            <text:p text:style-name="P60">Mögliche Ursachen</text:p>
          </table:table-cell>
          <table:table-cell table:style-name="Tabelle29.B12" office:value-type="string">
            <text:p text:style-name="P49">Abstand zwischen den Laufbändern zu groß; <text:span text:style-name="T3">Objekte/Körperteilen zwischen den Laufbändern; Laufbandstau</text:span></text:p>
          </table:table-cell>
        </table:table-row>
        <table:table-row table:style-name="Tabelle29.1">
          <table:table-cell table:style-name="Tabelle29.A12" office:value-type="string">
            <text:p text:style-name="P52">GEME System Nummer</text:p>
          </table:table-cell>
          <table:table-cell table:style-name="Tabelle29.B12" office:value-type="string">
            <text:p text:style-name="P31">GEME2, GEME3</text:p>
          </table:table-cell>
        </table:table-row>
        <table:table-row table:style-name="Tabelle29.1">
          <table:table-cell table:style-name="Tabelle29.A12" office:value-type="string">
            <text:p text:style-name="P60">Zeitpunkt </text:p>
          </table:table-cell>
          <table:table-cell table:style-name="Tabelle29.B12" office:value-type="string">
            <text:p text:style-name="P70">Laufender Betrieb</text:p>
          </table:table-cell>
        </table:table-row>
        <table:table-row table:style-name="Tabelle29.1">
          <table:table-cell table:style-name="Tabelle29.A12" office:value-type="string">
            <text:p text:style-name="P60">Auslöser</text:p>
          </table:table-cell>
          <table:table-cell table:style-name="Tabelle29.B12" office:value-type="string">
            <text:p text:style-name="P48">Puk wird auf Laufband <text:span text:style-name="T4">2</text:span> als korrekt angegeben und an Laufband <text:span text:style-name="T4">3</text:span> weitergeleitet, jedoch auf Laufband 2 als umgedreht (flache Oberfläche) angezeigt</text:p>
          </table:table-cell>
        </table:table-row>
        <table:table-row table:style-name="Tabelle29.1">
          <table:table-cell table:style-name="Tabelle29.A12" office:value-type="string">
            <text:p text:style-name="P60">Worst Case</text:p>
          </table:table-cell>
          <table:table-cell table:style-name="Tabelle29.B12" office:value-type="string">
            <text:p text:style-name="P31">Laufband <text:span text:style-name="T3">zwischen GEME1 und GEME2</text:span> verstopft/<text:span text:style-name="T4">blockiert mit Objekten/Körperteilen</text:span></text:p>
          </table:table-cell>
        </table:table-row>
        <table:table-row table:style-name="Tabelle29.1">
          <table:table-cell table:style-name="Tabelle29.A12" office:value-type="string">
            <text:p text:style-name="P60">Best Case </text:p>
          </table:table-cell>
          <table:table-cell table:style-name="Tabelle29.B12" office:value-type="string">
            <text:p text:style-name="P31">Reaktion wie erwartet</text:p>
          </table:table-cell>
        </table:table-row>
        <table:table-row table:style-name="Tabelle29.1">
          <table:table-cell table:style-name="Tabelle29.A12" office:value-type="string">
            <text:p text:style-name="P60">Reaktion</text:p>
          </table:table-cell>
          <table:table-cell table:style-name="Tabelle29.B12" office:value-type="string">
            <text:p text:style-name="P31">Systemstopp, Aufforderung zur <text:span text:style-name="T3">Prüfung des Laufbandüberganges</text:span> via Lichtsignal, <text:span text:style-name="T4">Fehlerhafter Puk wird aussortiert</text:span></text:p>
          </table:table-cell>
        </table:table-row>
        <table:table-row table:style-name="Tabelle29.1">
          <table:table-cell table:style-name="Tabelle29.A12" office:value-type="string">
            <text:p text:style-name="P60">Signalanforderung</text:p>
          </table:table-cell>
          <table:table-cell table:style-name="Tabelle29.B12" office:value-type="string">
            <text:p text:style-name="P31">Fehler</text:p>
          </table:table-cell>
        </table:table-row>
        <table:table-row table:style-name="Tabelle29.1">
          <table:table-cell table:style-name="Tabelle29.A12" office:value-type="string">
            <text:p text:style-name="P60">Fehlerbehebung</text:p>
          </table:table-cell>
          <table:table-cell table:style-name="Tabelle29.B12" office:value-type="string">
            <text:p text:style-name="P68">Visuelle Kontrolle, manuelle Behebung bei Bedarf, weiter mit Reset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/>
      <table:table table:name="Tabelle36" table:style-name="Tabelle36">
        <table:table-column table:style-name="Tabelle36.A"/>
        <table:table-column table:style-name="Tabelle36.B"/>
        <table:table-row table:style-name="Tabelle36.1">
          <table:table-cell table:style-name="Tabelle36.A1" office:value-type="string">
            <text:p text:style-name="P64">Testfall Nummer</text:p>
          </table:table-cell>
          <table:table-cell table:style-name="Tabelle36.B1" office:value-type="string">
            <text:p text:style-name="P36"><text:span text:style-name="T10">1</text:span>.<text:span text:style-name="T10">6</text:span>.1</text:p>
          </table:table-cell>
        </table:table-row>
        <text:soft-page-break/>
        <table:table-row table:style-name="Tabelle36.1">
          <table:table-cell table:style-name="Tabelle36.A12" office:value-type="string">
            <text:p text:style-name="P64">Name</text:p>
          </table:table-cell>
          <table:table-cell table:style-name="Tabelle36.B12" office:value-type="string">
            <text:p text:style-name="P36">Rutschen 1&amp;2 voll, ein Puk soll aussortiert werden</text:p>
          </table:table-cell>
        </table:table-row>
        <table:table-row table:style-name="Tabelle36.1">
          <table:table-cell table:style-name="Tabelle36.A12" office:value-type="string">
            <text:p text:style-name="P64">Ort</text:p>
          </table:table-cell>
          <table:table-cell table:style-name="Tabelle36.B12" office:value-type="string">
            <text:p text:style-name="P36">Lichtsensor Rutsche <text:span text:style-name="T9">(GEME1)</text:span>, Rutsche <text:span text:style-name="T9">(GEME1), Lichtsensor Rutsche (GEME2), Rutsche (GEME2)</text:span></text:p>
          </table:table-cell>
        </table:table-row>
        <table:table-row table:style-name="Tabelle36.1">
          <table:table-cell table:style-name="Tabelle36.A12" office:value-type="string">
            <text:p text:style-name="P64">Mögliche Ursachen</text:p>
          </table:table-cell>
          <table:table-cell table:style-name="Tabelle36.B12" office:value-type="string">
            <text:p text:style-name="P36">Laufband 1 oder 2 will einen Puk aussortieren, jedoch melden sowohl die primäre Rutsche, als auch die sekundäre Rutsche den Zustand 'voll'</text:p>
          </table:table-cell>
        </table:table-row>
        <table:table-row table:style-name="Tabelle36.1">
          <table:table-cell table:style-name="Tabelle36.A12" office:value-type="string">
            <text:p text:style-name="P56">GEME System Nummer</text:p>
          </table:table-cell>
          <table:table-cell table:style-name="Tabelle36.B12" office:value-type="string">
            <text:p text:style-name="P36">GEME1, GEME2</text:p>
          </table:table-cell>
        </table:table-row>
        <table:table-row table:style-name="Tabelle36.1">
          <table:table-cell table:style-name="Tabelle36.A12" office:value-type="string">
            <text:p text:style-name="P64">Zeitpunkt </text:p>
          </table:table-cell>
          <table:table-cell table:style-name="Tabelle36.B12" office:value-type="string">
            <text:p text:style-name="P73">Laufender Betrieb</text:p>
          </table:table-cell>
        </table:table-row>
        <table:table-row table:style-name="Tabelle36.1">
          <table:table-cell table:style-name="Tabelle36.A12" office:value-type="string">
            <text:p text:style-name="P64">Auslöser</text:p>
          </table:table-cell>
          <table:table-cell table:style-name="Tabelle36.B12" office:value-type="string">
            <text:p text:style-name="P36">Laufband 1 oder 2 will einen Puk aussortieren, jedoch melden <text:span text:style-name="T9">beide Rutschen (GEME1 &amp; GEME2)</text:span> den Zustand 'voll'</text:p>
          </table:table-cell>
        </table:table-row>
        <table:table-row table:style-name="Tabelle36.1">
          <table:table-cell table:style-name="Tabelle36.A12" office:value-type="string">
            <text:p text:style-name="P64">Worst Case</text:p>
          </table:table-cell>
          <table:table-cell table:style-name="Tabelle36.B12" office:value-type="string">
            <text:p text:style-name="P36">Laufband 1 oder 2 versuchen den Puk dennoch auszusortieren, Rutsche wird überladen, Maschine wird verstopft</text:p>
          </table:table-cell>
        </table:table-row>
        <table:table-row table:style-name="Tabelle36.1">
          <table:table-cell table:style-name="Tabelle36.A12" office:value-type="string">
            <text:p text:style-name="P64">Best Case </text:p>
          </table:table-cell>
          <table:table-cell table:style-name="Tabelle36.B12" office:value-type="string">
            <text:p text:style-name="P36">Reaktion wie erwartet</text:p>
          </table:table-cell>
        </table:table-row>
        <table:table-row table:style-name="Tabelle36.1">
          <table:table-cell table:style-name="Tabelle36.A12" office:value-type="string">
            <text:p text:style-name="P64">Reaktion</text:p>
          </table:table-cell>
          <table:table-cell table:style-name="Tabelle36.B12" office:value-type="string">
            <text:p text:style-name="P36">Systemstopp, Aufforderung zur Leerung der Rutschen via Lichtsignal <text:span text:style-name="T9">(GEME1 &amp; GEME2)</text:span></text:p>
          </table:table-cell>
        </table:table-row>
        <table:table-row table:style-name="Tabelle36.1">
          <table:table-cell table:style-name="Tabelle36.A12" office:value-type="string">
            <text:p text:style-name="P64">Signalanforderung</text:p>
          </table:table-cell>
          <table:table-cell table:style-name="Tabelle36.B12" office:value-type="string">
            <text:p text:style-name="P36">Fehler</text:p>
          </table:table-cell>
        </table:table-row>
        <table:table-row table:style-name="Tabelle36.1">
          <table:table-cell table:style-name="Tabelle36.A12" office:value-type="string">
            <text:p text:style-name="P64">Fehlerbehebung</text:p>
          </table:table-cell>
          <table:table-cell table:style-name="Tabelle36.B12" office:value-type="string">
            <text:p text:style-name="P36">Rutsche<text:span text:style-name="T9">n</text:span> auf Laufband 1 <text:span text:style-name="T9">und</text:span> Laufband 2 leeren</text:p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able:table table:name="Tabelle37" table:style-name="Tabelle37">
        <table:table-column table:style-name="Tabelle37.A"/>
        <table:table-column table:style-name="Tabelle37.B"/>
        <table:table-row table:style-name="Tabelle37.1">
          <table:table-cell table:style-name="Tabelle37.A1" office:value-type="string">
            <text:p text:style-name="P64">Testfall Nummer</text:p>
          </table:table-cell>
          <table:table-cell table:style-name="Tabelle37.B1" office:value-type="string">
            <text:p text:style-name="P36"><text:span text:style-name="T10">1</text:span>.<text:span text:style-name="T10">6</text:span>.<text:span text:style-name="T9">2</text:span></text:p>
          </table:table-cell>
        </table:table-row>
        <text:soft-page-break/>
        <table:table-row table:style-name="Tabelle37.1">
          <table:table-cell table:style-name="Tabelle37.A12" office:value-type="string">
            <text:p text:style-name="P64">Name</text:p>
          </table:table-cell>
          <table:table-cell table:style-name="Tabelle37.B12" office:value-type="string">
            <text:p text:style-name="P36">Rutsche 2 voll, ein Puk soll aussortiert werden</text:p>
          </table:table-cell>
        </table:table-row>
        <table:table-row table:style-name="Tabelle37.1">
          <table:table-cell table:style-name="Tabelle37.A12" office:value-type="string">
            <text:p text:style-name="P64">Ort</text:p>
          </table:table-cell>
          <table:table-cell table:style-name="Tabelle37.B12" office:value-type="string">
            <text:p text:style-name="P36">Lichtsensor Rutsche <text:span text:style-name="T9">(GEME2)</text:span>, Rutsche <text:span text:style-name="T9">(GEME2)</text:span></text:p>
          </table:table-cell>
        </table:table-row>
        <table:table-row table:style-name="Tabelle37.1">
          <table:table-cell table:style-name="Tabelle37.A12" office:value-type="string">
            <text:p text:style-name="P64">Mögliche Ursachen</text:p>
          </table:table-cell>
          <table:table-cell table:style-name="Tabelle37.B12" office:value-type="string">
            <text:p text:style-name="P36">Laufband 2 will einen Puk aussortieren, jedoch melde<text:span text:style-name="T9">t die</text:span> Rutsche <text:span text:style-name="T9">(GEME2) </text:span>den Zustand 'voll'</text:p>
          </table:table-cell>
        </table:table-row>
        <table:table-row table:style-name="Tabelle37.1">
          <table:table-cell table:style-name="Tabelle37.A12" office:value-type="string">
            <text:p text:style-name="P56">GEME System Nummer</text:p>
          </table:table-cell>
          <table:table-cell table:style-name="Tabelle37.B12" office:value-type="string">
            <text:p text:style-name="P36">GEME2</text:p>
          </table:table-cell>
        </table:table-row>
        <table:table-row table:style-name="Tabelle37.1">
          <table:table-cell table:style-name="Tabelle37.A12" office:value-type="string">
            <text:p text:style-name="P64">Zeitpunkt </text:p>
          </table:table-cell>
          <table:table-cell table:style-name="Tabelle37.B12" office:value-type="string">
            <text:p text:style-name="P73">Laufender Betrieb</text:p>
          </table:table-cell>
        </table:table-row>
        <table:table-row table:style-name="Tabelle37.1">
          <table:table-cell table:style-name="Tabelle37.A12" office:value-type="string">
            <text:p text:style-name="P64">Auslöser</text:p>
          </table:table-cell>
          <table:table-cell table:style-name="Tabelle37.B12" office:value-type="string">
            <text:p text:style-name="P36">Laufband 2 will einen Puk aussortieren jedoch melde<text:span text:style-name="T9">t die</text:span> Rutsche <text:span text:style-name="T9">(GEME2) </text:span>den Zustand 'voll'</text:p>
          </table:table-cell>
        </table:table-row>
        <table:table-row table:style-name="Tabelle37.1">
          <table:table-cell table:style-name="Tabelle37.A12" office:value-type="string">
            <text:p text:style-name="P64">Worst Case</text:p>
          </table:table-cell>
          <table:table-cell table:style-name="Tabelle37.B12" office:value-type="string">
            <text:p text:style-name="P36">Laufband 2 versuch<text:span text:style-name="T9">t</text:span> den Puk dennoch auszusortieren, Rutsche wird überladen, Maschine wird verstopft</text:p>
          </table:table-cell>
        </table:table-row>
        <table:table-row table:style-name="Tabelle37.1">
          <table:table-cell table:style-name="Tabelle37.A12" office:value-type="string">
            <text:p text:style-name="P64">Best Case </text:p>
          </table:table-cell>
          <table:table-cell table:style-name="Tabelle37.B12" office:value-type="string">
            <text:p text:style-name="P36">Reaktion wie erwartet</text:p>
          </table:table-cell>
        </table:table-row>
        <table:table-row table:style-name="Tabelle37.1">
          <table:table-cell table:style-name="Tabelle37.A12" office:value-type="string">
            <text:p text:style-name="P64">Reaktion</text:p>
          </table:table-cell>
          <table:table-cell table:style-name="Tabelle37.B12" office:value-type="string">
            <text:p text:style-name="P36">Systemstopp, Aufforderung zur Leerung der Rutsche <text:span text:style-name="T9">(GEME2)</text:span> via Lichtsignal <text:span text:style-name="T9">(GEME2)</text:span></text:p>
          </table:table-cell>
        </table:table-row>
        <table:table-row table:style-name="Tabelle37.1">
          <table:table-cell table:style-name="Tabelle37.A12" office:value-type="string">
            <text:p text:style-name="P64">Signalanforderung</text:p>
          </table:table-cell>
          <table:table-cell table:style-name="Tabelle37.B12" office:value-type="string">
            <text:p text:style-name="P36">Fehler</text:p>
          </table:table-cell>
        </table:table-row>
        <table:table-row table:style-name="Tabelle37.1">
          <table:table-cell table:style-name="Tabelle37.A12" office:value-type="string">
            <text:p text:style-name="P64">Fehlerbehebung</text:p>
          </table:table-cell>
          <table:table-cell table:style-name="Tabelle37.B12" office:value-type="string">
            <text:p text:style-name="P36">Mindestens Rutsche auf Laufband <text:span text:style-name="T9">2</text:span> leeren, ideal auch Rutsche auf Laufband<text:span text:style-name="T9">1</text:span> leeren</text:p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8"/>
      <table:table table:name="Tabelle21" table:style-name="Tabelle21">
        <table:table-column table:style-name="Tabelle21.A"/>
        <table:table-column table:style-name="Tabelle21.B"/>
        <table:table-row table:style-name="Tabelle21.1">
          <table:table-cell table:style-name="Tabelle21.A1" office:value-type="string">
            <text:p text:style-name="P7">Testfall Nummer</text:p>
          </table:table-cell>
          <table:table-cell table:style-name="Tabelle21.B1" office:value-type="string">
            <text:p text:style-name="P4">2.1.1</text:p>
          </table:table-cell>
        </table:table-row>
        <text:soft-page-break/>
        <table:table-row table:style-name="Tabelle21.1">
          <table:table-cell table:style-name="Tabelle21.A12" office:value-type="string">
            <text:p text:style-name="P7">Name</text:p>
          </table:table-cell>
          <table:table-cell table:style-name="Tabelle21.B12" office:value-type="string">
            <text:p text:style-name="P4">Start-Button an Laufband gedrückt</text:p>
          </table:table-cell>
        </table:table-row>
        <table:table-row table:style-name="Tabelle21.1">
          <table:table-cell table:style-name="Tabelle21.A12" office:value-type="string">
            <text:p text:style-name="P7">Ort</text:p>
          </table:table-cell>
          <table:table-cell table:style-name="Tabelle21.B12" office:value-type="string">
            <text:p text:style-name="P4">Start-Button</text:p>
          </table:table-cell>
        </table:table-row>
        <table:table-row table:style-name="Tabelle21.1">
          <table:table-cell table:style-name="Tabelle21.A12" office:value-type="string">
            <text:p text:style-name="P7">Mögliche Ursachen</text:p>
          </table:table-cell>
          <table:table-cell table:style-name="Tabelle21.B12" office:value-type="string">
            <text:p text:style-name="P4">Betrieb soll beginnen</text:p>
          </table:table-cell>
        </table:table-row>
        <table:table-row table:style-name="Tabelle21.1">
          <table:table-cell table:style-name="Tabelle21.A12" office:value-type="string">
            <text:p text:style-name="P8">GEME System Nummer</text:p>
          </table:table-cell>
          <table:table-cell table:style-name="Tabelle21.B12" office:value-type="string">
            <text:p text:style-name="P4">GEME1, GEME2, GEME3</text:p>
          </table:table-cell>
        </table:table-row>
        <table:table-row table:style-name="Tabelle21.1">
          <table:table-cell table:style-name="Tabelle21.A12" office:value-type="string">
            <text:p text:style-name="P7">Zeitpunkt </text:p>
          </table:table-cell>
          <table:table-cell table:style-name="Tabelle21.B12" office:value-type="string">
            <text:p text:style-name="P70">Maschine Online</text:p>
          </table:table-cell>
        </table:table-row>
        <table:table-row table:style-name="Tabelle21.1">
          <table:table-cell table:style-name="Tabelle21.A12" office:value-type="string">
            <text:p text:style-name="P7">Auslöser</text:p>
          </table:table-cell>
          <table:table-cell table:style-name="Tabelle21.B12" office:value-type="string">
            <text:p text:style-name="P4">Start-Button wird betätigt, Maschine befindet sich nicht im laufenden Betrieb, Maschine befindet sich nicht im Standby</text:p>
          </table:table-cell>
        </table:table-row>
        <table:table-row table:style-name="Tabelle21.1">
          <table:table-cell table:style-name="Tabelle21.A12" office:value-type="string">
            <text:p text:style-name="P7">Worst Case</text:p>
          </table:table-cell>
          <table:table-cell table:style-name="Tabelle21.B12" office:value-type="string">
            <text:p text:style-name="P4">Maschine startet nicht</text:p>
          </table:table-cell>
        </table:table-row>
        <table:table-row table:style-name="Tabelle21.1">
          <table:table-cell table:style-name="Tabelle21.A12" office:value-type="string">
            <text:p text:style-name="P7">Best Case </text:p>
          </table:table-cell>
          <table:table-cell table:style-name="Tabelle21.B12" office:value-type="string">
            <text:p text:style-name="P4">Reaktion verläuft wie erwartet</text:p>
          </table:table-cell>
        </table:table-row>
        <table:table-row table:style-name="Tabelle21.1">
          <table:table-cell table:style-name="Tabelle21.A12" office:value-type="string">
            <text:p text:style-name="P7">Reaktion</text:p>
          </table:table-cell>
          <table:table-cell table:style-name="Tabelle21.B12" office:value-type="string">
            <text:p text:style-name="P4">Laufband durchläuft Testbetrieb, testet einzelne Hardware-Aspekte auf Funktionalität, meldet Fehler wenn auftretend; wenn Testbetrieb erfolgreich, wechselt Maschine in Standby</text:p>
          </table:table-cell>
        </table:table-row>
        <table:table-row table:style-name="Tabelle21.1">
          <table:table-cell table:style-name="Tabelle21.A12" office:value-type="string">
            <text:p text:style-name="P7">Signalanforderung</text:p>
          </table:table-cell>
          <table:table-cell table:style-name="Tabelle21.B12" office:value-type="string">
            <text:p text:style-name="P4">Fehler</text:p>
          </table:table-cell>
        </table:table-row>
        <table:table-row table:style-name="Tabelle21.1">
          <table:table-cell table:style-name="Tabelle21.A12" office:value-type="string">
            <text:p text:style-name="P7">Fehlerbehebung</text:p>
          </table:table-cell>
          <table:table-cell table:style-name="Tabelle21.B12" office:value-type="string">
            <text:p text:style-name="P4">-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elle22" table:style-name="Tabelle22">
        <table:table-column table:style-name="Tabelle22.A"/>
        <table:table-column table:style-name="Tabelle22.B"/>
        <table:table-row table:style-name="Tabelle22.1">
          <table:table-cell table:style-name="Tabelle22.A1" office:value-type="string">
            <text:p text:style-name="P7">Testfall Nummer</text:p>
          </table:table-cell>
          <table:table-cell table:style-name="Tabelle22.B1" office:value-type="string">
            <text:p text:style-name="P4">2.1.2</text:p>
          </table:table-cell>
        </table:table-row>
        <text:soft-page-break/>
        <table:table-row table:style-name="Tabelle22.1">
          <table:table-cell table:style-name="Tabelle22.A12" office:value-type="string">
            <text:p text:style-name="P7">Name</text:p>
          </table:table-cell>
          <table:table-cell table:style-name="Tabelle22.B12" office:value-type="string">
            <text:p text:style-name="P4">Start-Button an Laufband gedrückt, im Standby (gleiche Maschine)</text:p>
          </table:table-cell>
        </table:table-row>
        <table:table-row table:style-name="Tabelle22.1">
          <table:table-cell table:style-name="Tabelle22.A12" office:value-type="string">
            <text:p text:style-name="P7">Ort</text:p>
          </table:table-cell>
          <table:table-cell table:style-name="Tabelle22.B12" office:value-type="string">
            <text:p text:style-name="P4">Start-Button</text:p>
          </table:table-cell>
        </table:table-row>
        <table:table-row table:style-name="Tabelle22.1">
          <table:table-cell table:style-name="Tabelle22.A12" office:value-type="string">
            <text:p text:style-name="P7">Mögliche Ursachen</text:p>
          </table:table-cell>
          <table:table-cell table:style-name="Tabelle22.B12" office:value-type="string">
            <text:p text:style-name="P4">Betrieb soll beginnen</text:p>
          </table:table-cell>
        </table:table-row>
        <table:table-row table:style-name="Tabelle22.1">
          <table:table-cell table:style-name="Tabelle22.A12" office:value-type="string">
            <text:p text:style-name="P8">GEME System Nummer</text:p>
          </table:table-cell>
          <table:table-cell table:style-name="Tabelle22.B12" office:value-type="string">
            <text:p text:style-name="P4">GEME1, GEME2, GEME3</text:p>
          </table:table-cell>
        </table:table-row>
        <table:table-row table:style-name="Tabelle22.1">
          <table:table-cell table:style-name="Tabelle22.A12" office:value-type="string">
            <text:p text:style-name="P7">Zeitpunkt </text:p>
          </table:table-cell>
          <table:table-cell table:style-name="Tabelle22.B12" office:value-type="string">
            <text:p text:style-name="P71">Standby-<text:span text:style-name="T7">State</text:span></text:p>
          </table:table-cell>
        </table:table-row>
        <table:table-row table:style-name="Tabelle22.1">
          <table:table-cell table:style-name="Tabelle22.A12" office:value-type="string">
            <text:p text:style-name="P7">Auslöser</text:p>
          </table:table-cell>
          <table:table-cell table:style-name="Tabelle22.B12" office:value-type="string">
            <text:p text:style-name="P4">Start-Button wird betätigt, Maschine hat erfolgreich den Testbetrieb durchlaufen und befindet sich im Standby; mindestens eine andere Maschine ist noch nicht bereit</text:p>
          </table:table-cell>
        </table:table-row>
        <table:table-row table:style-name="Tabelle22.1">
          <table:table-cell table:style-name="Tabelle22.A12" office:value-type="string">
            <text:p text:style-name="P7">Worst Case</text:p>
          </table:table-cell>
          <table:table-cell table:style-name="Tabelle22.B12" office:value-type="string">
            <text:p text:style-name="P4">Maschine startet ohne die anderen</text:p>
          </table:table-cell>
        </table:table-row>
        <table:table-row table:style-name="Tabelle22.1">
          <table:table-cell table:style-name="Tabelle22.A12" office:value-type="string">
            <text:p text:style-name="P7">Best Case </text:p>
          </table:table-cell>
          <table:table-cell table:style-name="Tabelle22.B12" office:value-type="string">
            <text:p text:style-name="P4">Reaktion verläuft wie erwartet</text:p>
          </table:table-cell>
        </table:table-row>
        <table:table-row table:style-name="Tabelle22.1">
          <table:table-cell table:style-name="Tabelle22.A12" office:value-type="string">
            <text:p text:style-name="P7">Reaktion</text:p>
          </table:table-cell>
          <table:table-cell table:style-name="Tabelle22.B12" office:value-type="string">
            <text:p text:style-name="P4">Laufband durchläuft Testbetrieb erneut, bleibt anschließend im Standby</text:p>
          </table:table-cell>
        </table:table-row>
        <table:table-row table:style-name="Tabelle22.1">
          <table:table-cell table:style-name="Tabelle22.A12" office:value-type="string">
            <text:p text:style-name="P7">Signalanforderung</text:p>
          </table:table-cell>
          <table:table-cell table:style-name="Tabelle22.B12" office:value-type="string">
            <text:p text:style-name="P4">Fehler</text:p>
          </table:table-cell>
        </table:table-row>
        <table:table-row table:style-name="Tabelle22.1">
          <table:table-cell table:style-name="Tabelle22.A12" office:value-type="string">
            <text:p text:style-name="P7">Fehlerbehebung</text:p>
          </table:table-cell>
          <table:table-cell table:style-name="Tabelle22.B12" office:value-type="string">
            <text:p text:style-name="P4">-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elle23" table:style-name="Tabelle23">
        <table:table-column table:style-name="Tabelle23.A"/>
        <table:table-column table:style-name="Tabelle23.B"/>
        <table:table-row table:style-name="Tabelle23.1">
          <table:table-cell table:style-name="Tabelle23.A1" office:value-type="string">
            <text:p text:style-name="P7">Testfall Nummer</text:p>
          </table:table-cell>
          <table:table-cell table:style-name="Tabelle23.B1" office:value-type="string">
            <text:p text:style-name="P4">2.1.3</text:p>
          </table:table-cell>
        </table:table-row>
        <text:soft-page-break/>
        <table:table-row table:style-name="Tabelle23.1">
          <table:table-cell table:style-name="Tabelle23.A12" office:value-type="string">
            <text:p text:style-name="P7">Name</text:p>
          </table:table-cell>
          <table:table-cell table:style-name="Tabelle23.B12" office:value-type="string">
            <text:p text:style-name="P4">Start-Button an Laufband gedrückt, im Standby (alle Maschinen)</text:p>
          </table:table-cell>
        </table:table-row>
        <table:table-row table:style-name="Tabelle23.1">
          <table:table-cell table:style-name="Tabelle23.A12" office:value-type="string">
            <text:p text:style-name="P7">Ort</text:p>
          </table:table-cell>
          <table:table-cell table:style-name="Tabelle23.B12" office:value-type="string">
            <text:p text:style-name="P4">Start-Button</text:p>
          </table:table-cell>
        </table:table-row>
        <table:table-row table:style-name="Tabelle23.1">
          <table:table-cell table:style-name="Tabelle23.A12" office:value-type="string">
            <text:p text:style-name="P7">Mögliche Ursachen</text:p>
          </table:table-cell>
          <table:table-cell table:style-name="Tabelle23.B12" office:value-type="string">
            <text:p text:style-name="P4">Betrieb soll beginnen</text:p>
          </table:table-cell>
        </table:table-row>
        <table:table-row table:style-name="Tabelle23.1">
          <table:table-cell table:style-name="Tabelle23.A12" office:value-type="string">
            <text:p text:style-name="P8">GEME System Nummer</text:p>
          </table:table-cell>
          <table:table-cell table:style-name="Tabelle23.B12" office:value-type="string">
            <text:p text:style-name="P4">GEME1, GEME2, GEME3</text:p>
          </table:table-cell>
        </table:table-row>
        <table:table-row table:style-name="Tabelle23.1">
          <table:table-cell table:style-name="Tabelle23.A12" office:value-type="string">
            <text:p text:style-name="P7">Zeitpunkt </text:p>
          </table:table-cell>
          <table:table-cell table:style-name="Tabelle23.B12" office:value-type="string">
            <text:p text:style-name="P71">Standby-<text:span text:style-name="T7">State</text:span></text:p>
          </table:table-cell>
        </table:table-row>
        <table:table-row table:style-name="Tabelle23.1">
          <table:table-cell table:style-name="Tabelle23.A12" office:value-type="string">
            <text:p text:style-name="P7">Auslöser</text:p>
          </table:table-cell>
          <table:table-cell table:style-name="Tabelle23.B12" office:value-type="string">
            <text:p text:style-name="P4">Start-Button wird betätigt, alle Maschinen haben erfolgreich den Testbetrieb durchlaufen und befinden sich im Standby</text:p>
          </table:table-cell>
        </table:table-row>
        <table:table-row table:style-name="Tabelle23.1">
          <table:table-cell table:style-name="Tabelle23.A12" office:value-type="string">
            <text:p text:style-name="P7">Worst Case</text:p>
          </table:table-cell>
          <table:table-cell table:style-name="Tabelle23.B12" office:value-type="string">
            <text:p text:style-name="P4">Eine Maschine startet ohne die anderen, eine/alle Maschinen starten nicht</text:p>
          </table:table-cell>
        </table:table-row>
        <table:table-row table:style-name="Tabelle23.1">
          <table:table-cell table:style-name="Tabelle23.A12" office:value-type="string">
            <text:p text:style-name="P7">Best Case </text:p>
          </table:table-cell>
          <table:table-cell table:style-name="Tabelle23.B12" office:value-type="string">
            <text:p text:style-name="P4">Reaktion verläuft wie erwartet</text:p>
          </table:table-cell>
        </table:table-row>
        <table:table-row table:style-name="Tabelle23.1">
          <table:table-cell table:style-name="Tabelle23.A12" office:value-type="string">
            <text:p text:style-name="P7">Reaktion</text:p>
          </table:table-cell>
          <table:table-cell table:style-name="Tabelle23.B12" office:value-type="string">
            <text:p text:style-name="P4">Alle Maschinen wechseln aus dem Standby in den laufenden Betrieb</text:p>
          </table:table-cell>
        </table:table-row>
        <table:table-row table:style-name="Tabelle23.1">
          <table:table-cell table:style-name="Tabelle23.A12" office:value-type="string">
            <text:p text:style-name="P7">Signalanforderung</text:p>
          </table:table-cell>
          <table:table-cell table:style-name="Tabelle23.B12" office:value-type="string">
            <text:p text:style-name="P4">Fehler</text:p>
          </table:table-cell>
        </table:table-row>
        <table:table-row table:style-name="Tabelle23.1">
          <table:table-cell table:style-name="Tabelle23.A12" office:value-type="string">
            <text:p text:style-name="P7">Fehlerbehebung</text:p>
          </table:table-cell>
          <table:table-cell table:style-name="Tabelle23.B12" office:value-type="string">
            <text:p text:style-name="P4">-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Testfall Nummer</text:p>
          </table:table-cell>
          <table:table-cell table:style-name="Tabelle10.B1" office:value-type="string">
            <text:p text:style-name="P4">2.1.<text:span text:style-name="T10">4</text:span></text:p>
          </table:table-cell>
        </table:table-row>
        <text:soft-page-break/>
        <table:table-row table:style-name="Tabelle10.1">
          <table:table-cell table:style-name="Tabelle10.A12" office:value-type="string">
            <text:p text:style-name="P7">Name</text:p>
          </table:table-cell>
          <table:table-cell table:style-name="Tabelle10.B12" office:value-type="string">
            <text:p text:style-name="P4">Start-Button an Laufband gedrückt, im laufenden Betrieb</text:p>
          </table:table-cell>
        </table:table-row>
        <table:table-row table:style-name="Tabelle10.1">
          <table:table-cell table:style-name="Tabelle10.A12" office:value-type="string">
            <text:p text:style-name="P7">Ort</text:p>
          </table:table-cell>
          <table:table-cell table:style-name="Tabelle10.B12" office:value-type="string">
            <text:p text:style-name="P4">Start-Button</text:p>
          </table:table-cell>
        </table:table-row>
        <table:table-row table:style-name="Tabelle10.1">
          <table:table-cell table:style-name="Tabelle10.A12" office:value-type="string">
            <text:p text:style-name="P7">Mögliche Ursachen</text:p>
          </table:table-cell>
          <table:table-cell table:style-name="Tabelle10.B12" office:value-type="string">
            <text:p text:style-name="P11">Übermütiger Finger</text:p>
          </table:table-cell>
        </table:table-row>
        <table:table-row table:style-name="Tabelle10.1">
          <table:table-cell table:style-name="Tabelle10.A12" office:value-type="string">
            <text:p text:style-name="P8">GEME System Nummer</text:p>
          </table:table-cell>
          <table:table-cell table:style-name="Tabelle10.B12" office:value-type="string">
            <text:p text:style-name="P4">GEME1, GEME2, GEME3</text:p>
          </table:table-cell>
        </table:table-row>
        <table:table-row table:style-name="Tabelle10.1">
          <table:table-cell table:style-name="Tabelle10.A12" office:value-type="string">
            <text:p text:style-name="P7">Zeitpunkt </text:p>
          </table:table-cell>
          <table:table-cell table:style-name="Tabelle10.B12" office:value-type="string">
            <text:p text:style-name="P70">Laufender Betrieb</text:p>
          </table:table-cell>
        </table:table-row>
        <table:table-row table:style-name="Tabelle10.1">
          <table:table-cell table:style-name="Tabelle10.A12" office:value-type="string">
            <text:p text:style-name="P7">Auslöser</text:p>
          </table:table-cell>
          <table:table-cell table:style-name="Tabelle10.B12" office:value-type="string">
            <text:p text:style-name="P4">Start-Button wird betätigt, alle Maschinen befinden sich im laufenden Betrieb</text:p>
          </table:table-cell>
        </table:table-row>
        <table:table-row table:style-name="Tabelle10.1">
          <table:table-cell table:style-name="Tabelle10.A12" office:value-type="string">
            <text:p text:style-name="P7">Worst Case</text:p>
          </table:table-cell>
          <table:table-cell table:style-name="Tabelle10.B12" office:value-type="string">
            <text:p text:style-name="P4">Eine/alle Maschinen halten an</text:p>
          </table:table-cell>
        </table:table-row>
        <table:table-row table:style-name="Tabelle10.1">
          <table:table-cell table:style-name="Tabelle10.A12" office:value-type="string">
            <text:p text:style-name="P7">Best Case </text:p>
          </table:table-cell>
          <table:table-cell table:style-name="Tabelle10.B12" office:value-type="string">
            <text:p text:style-name="P4">Reaktion verläuft wie erwartet</text:p>
          </table:table-cell>
        </table:table-row>
        <table:table-row table:style-name="Tabelle10.1">
          <table:table-cell table:style-name="Tabelle10.A12" office:value-type="string">
            <text:p text:style-name="P7">Reaktion</text:p>
          </table:table-cell>
          <table:table-cell table:style-name="Tabelle10.B12" office:value-type="string">
            <text:p text:style-name="P11">Nichts geschieht</text:p>
          </table:table-cell>
        </table:table-row>
        <table:table-row table:style-name="Tabelle10.1">
          <table:table-cell table:style-name="Tabelle10.A12" office:value-type="string">
            <text:p text:style-name="P7">Signalanforderung</text:p>
          </table:table-cell>
          <table:table-cell table:style-name="Tabelle10.B12" office:value-type="string">
            <text:p text:style-name="P4">Fehler</text:p>
          </table:table-cell>
        </table:table-row>
        <table:table-row table:style-name="Tabelle10.1">
          <table:table-cell table:style-name="Tabelle10.A12" office:value-type="string">
            <text:p text:style-name="P7">Fehlerbehebung</text:p>
          </table:table-cell>
          <table:table-cell table:style-name="Tabelle10.B12" office:value-type="string">
            <text:p text:style-name="P4">-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able:table table:name="Tabelle25" table:style-name="Tabelle25">
        <table:table-column table:style-name="Tabelle25.A"/>
        <table:table-column table:style-name="Tabelle25.B"/>
        <table:table-row table:style-name="Tabelle25.1">
          <table:table-cell table:style-name="Tabelle25.A1" office:value-type="string">
            <text:p text:style-name="P10">Testfall Nummer</text:p>
          </table:table-cell>
          <table:table-cell table:style-name="Tabelle25.B1" office:value-type="string">
            <text:p text:style-name="P6">2.<text:span text:style-name="T1">2</text:span>.<text:span text:style-name="T1">1</text:span></text:p>
          </table:table-cell>
        </table:table-row>
        <text:soft-page-break/>
        <table:table-row table:style-name="Tabelle25.1">
          <table:table-cell table:style-name="Tabelle25.A12" office:value-type="string">
            <text:p text:style-name="P10">Name</text:p>
          </table:table-cell>
          <table:table-cell table:style-name="Tabelle25.B12" office:value-type="string">
            <text:p text:style-name="P6"><text:span text:style-name="T1">Stop</text:span>-Button an Laufband gedrückt, im laufenden Betrieb</text:p>
          </table:table-cell>
        </table:table-row>
        <table:table-row table:style-name="Tabelle25.1">
          <table:table-cell table:style-name="Tabelle25.A12" office:value-type="string">
            <text:p text:style-name="P10">Ort</text:p>
          </table:table-cell>
          <table:table-cell table:style-name="Tabelle25.B12" office:value-type="string">
            <text:p text:style-name="P6">St<text:span text:style-name="T1">op</text:span>-Button</text:p>
          </table:table-cell>
        </table:table-row>
        <table:table-row table:style-name="Tabelle25.1">
          <table:table-cell table:style-name="Tabelle25.A12" office:value-type="string">
            <text:p text:style-name="P10">Mögliche Ursachen</text:p>
          </table:table-cell>
          <table:table-cell table:style-name="Tabelle25.B12" office:value-type="string">
            <text:p text:style-name="P6">Betrieb soll anhalten</text:p>
          </table:table-cell>
        </table:table-row>
        <table:table-row table:style-name="Tabelle25.1">
          <table:table-cell table:style-name="Tabelle25.A12" office:value-type="string">
            <text:p text:style-name="P9">GEME System Nummer</text:p>
          </table:table-cell>
          <table:table-cell table:style-name="Tabelle25.B12" office:value-type="string">
            <text:p text:style-name="P6">GEME1, GEME2, GEME3</text:p>
          </table:table-cell>
        </table:table-row>
        <table:table-row table:style-name="Tabelle25.1">
          <table:table-cell table:style-name="Tabelle25.A12" office:value-type="string">
            <text:p text:style-name="P10">Zeitpunkt </text:p>
          </table:table-cell>
          <table:table-cell table:style-name="Tabelle25.B12" office:value-type="string">
            <text:p text:style-name="P70">Laufender Betrieb</text:p>
          </table:table-cell>
        </table:table-row>
        <table:table-row table:style-name="Tabelle25.1">
          <table:table-cell table:style-name="Tabelle25.A12" office:value-type="string">
            <text:p text:style-name="P10">Auslöser</text:p>
          </table:table-cell>
          <table:table-cell table:style-name="Tabelle25.B12" office:value-type="string">
            <text:p text:style-name="P6">St<text:span text:style-name="T1">op</text:span>-Button wird betätigt, alle Maschinen befinden sich im laufenden Betrieb</text:p>
          </table:table-cell>
        </table:table-row>
        <table:table-row table:style-name="Tabelle25.1">
          <table:table-cell table:style-name="Tabelle25.A12" office:value-type="string">
            <text:p text:style-name="P10">Worst Case</text:p>
          </table:table-cell>
          <table:table-cell table:style-name="Tabelle25.B12" office:value-type="string">
            <text:p text:style-name="P6">Eine/alle Maschinen halten nicht an</text:p>
          </table:table-cell>
        </table:table-row>
        <table:table-row table:style-name="Tabelle25.1">
          <table:table-cell table:style-name="Tabelle25.A12" office:value-type="string">
            <text:p text:style-name="P10">Best Case </text:p>
          </table:table-cell>
          <table:table-cell table:style-name="Tabelle25.B12" office:value-type="string">
            <text:p text:style-name="P6">Reaktion verläuft wie erwartet</text:p>
          </table:table-cell>
        </table:table-row>
        <table:table-row table:style-name="Tabelle25.1">
          <table:table-cell table:style-name="Tabelle25.A12" office:value-type="string">
            <text:p text:style-name="P10">Reaktion</text:p>
          </table:table-cell>
          <table:table-cell table:style-name="Tabelle25.B12" office:value-type="string">
            <text:p text:style-name="P6">Alle Maschinen wechseln aus dem laufenden Betrieb in den Standby</text:p>
          </table:table-cell>
        </table:table-row>
        <table:table-row table:style-name="Tabelle25.1">
          <table:table-cell table:style-name="Tabelle25.A12" office:value-type="string">
            <text:p text:style-name="P10">Signalanforderung</text:p>
          </table:table-cell>
          <table:table-cell table:style-name="Tabelle25.B12" office:value-type="string">
            <text:p text:style-name="P6">Fehler</text:p>
          </table:table-cell>
        </table:table-row>
        <table:table-row table:style-name="Tabelle25.1">
          <table:table-cell table:style-name="Tabelle25.A12" office:value-type="string">
            <text:p text:style-name="P10">Fehlerbehebung</text:p>
          </table:table-cell>
          <table:table-cell table:style-name="Tabelle25.B12" office:value-type="string">
            <text:p text:style-name="P6">-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elle26" table:style-name="Tabelle26">
        <table:table-column table:style-name="Tabelle26.A"/>
        <table:table-column table:style-name="Tabelle26.B"/>
        <table:table-row table:style-name="Tabelle26.1">
          <table:table-cell table:style-name="Tabelle26.A1" office:value-type="string">
            <text:p text:style-name="P10">Testfall Nummer</text:p>
          </table:table-cell>
          <table:table-cell table:style-name="Tabelle26.B1" office:value-type="string">
            <text:p text:style-name="P6">2.<text:span text:style-name="T1">2</text:span>.<text:span text:style-name="T1">2</text:span></text:p>
          </table:table-cell>
        </table:table-row>
        <text:soft-page-break/>
        <table:table-row table:style-name="Tabelle26.1">
          <table:table-cell table:style-name="Tabelle26.A12" office:value-type="string">
            <text:p text:style-name="P10">Name</text:p>
          </table:table-cell>
          <table:table-cell table:style-name="Tabelle26.B12" office:value-type="string">
            <text:p text:style-name="P6"><text:span text:style-name="T1">Stop</text:span>-Button an Laufband gedrückt, im <text:span text:style-name="T1">Standby</text:span></text:p>
          </table:table-cell>
        </table:table-row>
        <table:table-row table:style-name="Tabelle26.1">
          <table:table-cell table:style-name="Tabelle26.A12" office:value-type="string">
            <text:p text:style-name="P10">Ort</text:p>
          </table:table-cell>
          <table:table-cell table:style-name="Tabelle26.B12" office:value-type="string">
            <text:p text:style-name="P6">S<text:span text:style-name="T1">top</text:span>-Button</text:p>
          </table:table-cell>
        </table:table-row>
        <table:table-row table:style-name="Tabelle26.1">
          <table:table-cell table:style-name="Tabelle26.A12" office:value-type="string">
            <text:p text:style-name="P10">Mögliche Ursachen</text:p>
          </table:table-cell>
          <table:table-cell table:style-name="Tabelle26.B12" office:value-type="string">
            <text:p text:style-name="P11">Übermütiger Finger</text:p>
          </table:table-cell>
        </table:table-row>
        <table:table-row table:style-name="Tabelle26.1">
          <table:table-cell table:style-name="Tabelle26.A12" office:value-type="string">
            <text:p text:style-name="P9">GEME System Nummer</text:p>
          </table:table-cell>
          <table:table-cell table:style-name="Tabelle26.B12" office:value-type="string">
            <text:p text:style-name="P6">GEME1, GEME2, GEME3</text:p>
          </table:table-cell>
        </table:table-row>
        <table:table-row table:style-name="Tabelle26.1">
          <table:table-cell table:style-name="Tabelle26.A12" office:value-type="string">
            <text:p text:style-name="P10">Zeitpunkt </text:p>
          </table:table-cell>
          <table:table-cell table:style-name="Tabelle26.B12" office:value-type="string">
            <text:p text:style-name="P71">Standby-<text:span text:style-name="T7">State</text:span></text:p>
          </table:table-cell>
        </table:table-row>
        <table:table-row table:style-name="Tabelle26.1">
          <table:table-cell table:style-name="Tabelle26.A12" office:value-type="string">
            <text:p text:style-name="P10">Auslöser</text:p>
          </table:table-cell>
          <table:table-cell table:style-name="Tabelle26.B12" office:value-type="string">
            <text:p text:style-name="P6">St<text:span text:style-name="T1">op</text:span>-Button wird betätigt, alle Maschinen befinden sich im <text:span text:style-name="T1">Standby</text:span></text:p>
          </table:table-cell>
        </table:table-row>
        <table:table-row table:style-name="Tabelle26.1">
          <table:table-cell table:style-name="Tabelle26.A12" office:value-type="string">
            <text:p text:style-name="P10">Worst Case</text:p>
          </table:table-cell>
          <table:table-cell table:style-name="Tabelle26.B12" office:value-type="string">
            <text:p text:style-name="P6">Eine/alle Maschinen <text:span text:style-name="T1">starten</text:span></text:p>
          </table:table-cell>
        </table:table-row>
        <table:table-row table:style-name="Tabelle26.1">
          <table:table-cell table:style-name="Tabelle26.A12" office:value-type="string">
            <text:p text:style-name="P10">Best Case </text:p>
          </table:table-cell>
          <table:table-cell table:style-name="Tabelle26.B12" office:value-type="string">
            <text:p text:style-name="P6">Reaktion verläuft wie erwartet</text:p>
          </table:table-cell>
        </table:table-row>
        <table:table-row table:style-name="Tabelle26.1">
          <table:table-cell table:style-name="Tabelle26.A12" office:value-type="string">
            <text:p text:style-name="P10">Reaktion</text:p>
          </table:table-cell>
          <table:table-cell table:style-name="Tabelle26.B12" office:value-type="string">
            <text:p text:style-name="P11">Nichts geschieht</text:p>
          </table:table-cell>
        </table:table-row>
        <table:table-row table:style-name="Tabelle26.1">
          <table:table-cell table:style-name="Tabelle26.A12" office:value-type="string">
            <text:p text:style-name="P10">Signalanforderung</text:p>
          </table:table-cell>
          <table:table-cell table:style-name="Tabelle26.B12" office:value-type="string">
            <text:p text:style-name="P6">Fehler</text:p>
          </table:table-cell>
        </table:table-row>
        <table:table-row table:style-name="Tabelle26.1">
          <table:table-cell table:style-name="Tabelle26.A12" office:value-type="string">
            <text:p text:style-name="P10">Fehlerbehebung</text:p>
          </table:table-cell>
          <table:table-cell table:style-name="Tabelle26.B12" office:value-type="string">
            <text:p text:style-name="P6">-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elle13" table:style-name="Tabelle13">
        <table:table-column table:style-name="Tabelle13.A"/>
        <table:table-column table:style-name="Tabelle13.B"/>
        <table:table-row table:style-name="Tabelle13.1">
          <table:table-cell table:style-name="Tabelle13.A1" office:value-type="string">
            <text:p text:style-name="P7">Testfall Nummer</text:p>
          </table:table-cell>
          <table:table-cell table:style-name="Tabelle13.B1" office:value-type="string">
            <text:p text:style-name="P4">2.<text:span text:style-name="T1">3</text:span>.1</text:p>
          </table:table-cell>
        </table:table-row>
        <text:soft-page-break/>
        <table:table-row table:style-name="Tabelle13.1">
          <table:table-cell table:style-name="Tabelle13.A12" office:value-type="string">
            <text:p text:style-name="P7">Name</text:p>
          </table:table-cell>
          <table:table-cell table:style-name="Tabelle13.B12" office:value-type="string">
            <text:p text:style-name="P4">E-Stopp an Laufband gedrückt</text:p>
          </table:table-cell>
        </table:table-row>
        <table:table-row table:style-name="Tabelle13.1">
          <table:table-cell table:style-name="Tabelle13.A12" office:value-type="string">
            <text:p text:style-name="P7">Ort</text:p>
          </table:table-cell>
          <table:table-cell table:style-name="Tabelle13.B12" office:value-type="string">
            <text:p text:style-name="P4">E-Stopp-Button</text:p>
          </table:table-cell>
        </table:table-row>
        <table:table-row table:style-name="Tabelle13.1">
          <table:table-cell table:style-name="Tabelle13.A12" office:value-type="string">
            <text:p text:style-name="P7">Mögliche Ursachen</text:p>
          </table:table-cell>
          <table:table-cell table:style-name="Tabelle13.B12" office:value-type="string">
            <text:p text:style-name="P4">Kritischer Fall, welcher manuellen Not-Stopp benötigt</text:p>
          </table:table-cell>
        </table:table-row>
        <table:table-row table:style-name="Tabelle13.1">
          <table:table-cell table:style-name="Tabelle13.A12" office:value-type="string">
            <text:p text:style-name="P8">GEME System Nummer</text:p>
          </table:table-cell>
          <table:table-cell table:style-name="Tabelle13.B12" office:value-type="string">
            <text:p text:style-name="P4">GEME1, GEME2, GEME3</text:p>
          </table:table-cell>
        </table:table-row>
        <table:table-row table:style-name="Tabelle13.1">
          <table:table-cell table:style-name="Tabelle13.A12" office:value-type="string">
            <text:p text:style-name="P7">Zeitpunkt </text:p>
          </table:table-cell>
          <table:table-cell table:style-name="Tabelle13.B12" office:value-type="string">
            <text:p text:style-name="P70">Laufender Betrieb</text:p>
          </table:table-cell>
        </table:table-row>
        <table:table-row table:style-name="Tabelle13.1">
          <table:table-cell table:style-name="Tabelle13.A12" office:value-type="string">
            <text:p text:style-name="P7">Auslöser</text:p>
          </table:table-cell>
          <table:table-cell table:style-name="Tabelle13.B12" office:value-type="string">
            <text:p text:style-name="P4">E-Stopp-Button wird gedrückt</text:p>
          </table:table-cell>
        </table:table-row>
        <table:table-row table:style-name="Tabelle13.1">
          <table:table-cell table:style-name="Tabelle13.A12" office:value-type="string">
            <text:p text:style-name="P7">Worst Case</text:p>
          </table:table-cell>
          <table:table-cell table:style-name="Tabelle13.B12" office:value-type="string">
            <text:p text:style-name="P4">Einzelne/alle Laufbänder halten nicht, Zustände werden nicht eingehalten</text:p>
          </table:table-cell>
        </table:table-row>
        <table:table-row table:style-name="Tabelle13.1">
          <table:table-cell table:style-name="Tabelle13.A12" office:value-type="string">
            <text:p text:style-name="P7">Best Case </text:p>
          </table:table-cell>
          <table:table-cell table:style-name="Tabelle13.B12" office:value-type="string">
            <text:p text:style-name="P34"><text:span text:style-name="T7">Reaktion verläuft</text:span> wie erwartet</text:p>
          </table:table-cell>
        </table:table-row>
        <table:table-row table:style-name="Tabelle13.1">
          <table:table-cell table:style-name="Tabelle13.A12" office:value-type="string">
            <text:p text:style-name="P7">Reaktion</text:p>
          </table:table-cell>
          <table:table-cell table:style-name="Tabelle13.B12" office:value-type="string">
            <text:p text:style-name="P4">Alle Laufbänder sollen anhalten, die Maschinenzustände im Stillstand beibehalten werden, Bediener hat Möglichkeit den kritischen Fall zu beheben</text:p>
          </table:table-cell>
        </table:table-row>
        <table:table-row table:style-name="Tabelle13.1">
          <table:table-cell table:style-name="Tabelle13.A12" office:value-type="string">
            <text:p text:style-name="P7">Signalanforderung</text:p>
          </table:table-cell>
          <table:table-cell table:style-name="Tabelle13.B12" office:value-type="string">
            <text:p text:style-name="P4">Fehler</text:p>
          </table:table-cell>
        </table:table-row>
        <table:table-row table:style-name="Tabelle13.1">
          <table:table-cell table:style-name="Tabelle13.A12" office:value-type="string">
            <text:p text:style-name="P7">Fehlerbehebung</text:p>
          </table:table-cell>
          <table:table-cell table:style-name="Tabelle13.B12" office:value-type="string">
            <text:p text:style-name="P4">-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elle14" table:style-name="Tabelle14">
        <table:table-column table:style-name="Tabelle14.A"/>
        <table:table-column table:style-name="Tabelle14.B"/>
        <table:table-row table:style-name="Tabelle14.1">
          <table:table-cell table:style-name="Tabelle14.A1" office:value-type="string">
            <text:p text:style-name="P7">Testfall Nummer</text:p>
          </table:table-cell>
          <table:table-cell table:style-name="Tabelle14.B1" office:value-type="string">
            <text:p text:style-name="P4">2.<text:span text:style-name="T1">3</text:span>.2</text:p>
          </table:table-cell>
        </table:table-row>
        <text:soft-page-break/>
        <table:table-row table:style-name="Tabelle14.1">
          <table:table-cell table:style-name="Tabelle14.A12" office:value-type="string">
            <text:p text:style-name="P7">Name</text:p>
          </table:table-cell>
          <table:table-cell table:style-name="Tabelle14.B12" office:value-type="string">
            <text:p text:style-name="P4">E-Stopp an mehreren Laufbändern gedrückt</text:p>
          </table:table-cell>
        </table:table-row>
        <table:table-row table:style-name="Tabelle14.1">
          <table:table-cell table:style-name="Tabelle14.A12" office:value-type="string">
            <text:p text:style-name="P7">Ort</text:p>
          </table:table-cell>
          <table:table-cell table:style-name="Tabelle14.B12" office:value-type="string">
            <text:p text:style-name="P4">E-Stopp-Button</text:p>
          </table:table-cell>
        </table:table-row>
        <table:table-row table:style-name="Tabelle14.1">
          <table:table-cell table:style-name="Tabelle14.A12" office:value-type="string">
            <text:p text:style-name="P7">Mögliche Ursachen</text:p>
          </table:table-cell>
          <table:table-cell table:style-name="Tabelle14.B12" office:value-type="string">
            <text:p text:style-name="P4">Kritischer Fall, welcher manuellen Not-Stopp an mehreren Maschinen benötigt</text:p>
          </table:table-cell>
        </table:table-row>
        <table:table-row table:style-name="Tabelle14.1">
          <table:table-cell table:style-name="Tabelle14.A12" office:value-type="string">
            <text:p text:style-name="P8">GEME System Nummer</text:p>
          </table:table-cell>
          <table:table-cell table:style-name="Tabelle14.B12" office:value-type="string">
            <text:p text:style-name="P4">GEME1, GEME2, GEME3</text:p>
          </table:table-cell>
        </table:table-row>
        <table:table-row table:style-name="Tabelle14.1">
          <table:table-cell table:style-name="Tabelle14.A12" office:value-type="string">
            <text:p text:style-name="P7">Zeitpunkt </text:p>
          </table:table-cell>
          <table:table-cell table:style-name="Tabelle14.B12" office:value-type="string">
            <text:p text:style-name="P70">E-Stopp-Error-<text:span text:style-name="T7">State</text:span></text:p>
          </table:table-cell>
        </table:table-row>
        <table:table-row table:style-name="Tabelle14.1">
          <table:table-cell table:style-name="Tabelle14.A12" office:value-type="string">
            <text:p text:style-name="P7">Auslöser</text:p>
          </table:table-cell>
          <table:table-cell table:style-name="Tabelle14.B12" office:value-type="string">
            <text:p text:style-name="P4">E-Stopp-Button wird an mehreren Maschinen betätigt, <text:span text:style-name="T6">nachdem E-Stopp bereits ausgelöst wurde</text:span></text:p>
          </table:table-cell>
        </table:table-row>
        <table:table-row table:style-name="Tabelle14.1">
          <table:table-cell table:style-name="Tabelle14.A12" office:value-type="string">
            <text:p text:style-name="P7">Worst Case</text:p>
          </table:table-cell>
          <table:table-cell table:style-name="Tabelle14.B12" office:value-type="string">
            <text:p text:style-name="P4"><text:span text:style-name="T6">E</text:span>inzelne/alle Laufbänder starten wieder</text:p>
          </table:table-cell>
        </table:table-row>
        <table:table-row table:style-name="Tabelle14.1">
          <table:table-cell table:style-name="Tabelle14.A12" office:value-type="string">
            <text:p text:style-name="P7">Best Case </text:p>
          </table:table-cell>
          <table:table-cell table:style-name="Tabelle14.B12" office:value-type="string">
            <text:p text:style-name="P34"><text:span text:style-name="T7">Reaktion verläuft</text:span> wie erwartet, keine Probleme</text:p>
          </table:table-cell>
        </table:table-row>
        <table:table-row table:style-name="Tabelle14.1">
          <table:table-cell table:style-name="Tabelle14.A12" office:value-type="string">
            <text:p text:style-name="P7">Reaktion</text:p>
          </table:table-cell>
          <table:table-cell table:style-name="Tabelle14.B12" office:value-type="string">
            <text:p text:style-name="P4">Alle Laufbänder sollen an<text:span text:style-name="T6">ge</text:span>halten <text:span text:style-name="T6">bleiben</text:span>, die Maschinenzustände im Stillstand beibehalten <text:span text:style-name="T6">bleiben</text:span>, Bediener hat Möglichkeit den kritischen Fall zu beheben, drücken weiterer E-Stopp-Button<text:span text:style-name="T6">s</text:span> soll daran nichts ändern</text:p>
          </table:table-cell>
        </table:table-row>
        <table:table-row table:style-name="Tabelle14.1">
          <table:table-cell table:style-name="Tabelle14.A12" office:value-type="string">
            <text:p text:style-name="P7">Signalanforderung</text:p>
          </table:table-cell>
          <table:table-cell table:style-name="Tabelle14.B12" office:value-type="string">
            <text:p text:style-name="P4">Fehler</text:p>
          </table:table-cell>
        </table:table-row>
        <table:table-row table:style-name="Tabelle14.1">
          <table:table-cell table:style-name="Tabelle14.A12" office:value-type="string">
            <text:p text:style-name="P7">Fehlerbehebung</text:p>
          </table:table-cell>
          <table:table-cell table:style-name="Tabelle14.B12" office:value-type="string">
            <text:p text:style-name="P4">-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elle15" table:style-name="Tabelle15">
        <table:table-column table:style-name="Tabelle15.A"/>
        <table:table-column table:style-name="Tabelle15.B"/>
        <table:table-row table:style-name="Tabelle15.1">
          <table:table-cell table:style-name="Tabelle15.A1" office:value-type="string">
            <text:p text:style-name="P7">Testfall Nummer</text:p>
          </table:table-cell>
          <table:table-cell table:style-name="Tabelle15.B1" office:value-type="string">
            <text:p text:style-name="P4">2.<text:span text:style-name="T1">3</text:span>.3</text:p>
          </table:table-cell>
        </table:table-row>
        <text:soft-page-break/>
        <table:table-row table:style-name="Tabelle15.1">
          <table:table-cell table:style-name="Tabelle15.A12" office:value-type="string">
            <text:p text:style-name="P7">Name</text:p>
          </table:table-cell>
          <table:table-cell table:style-name="Tabelle15.B12" office:value-type="string">
            <text:p text:style-name="P4">E-Stopp an Laufband gelöst</text:p>
          </table:table-cell>
        </table:table-row>
        <table:table-row table:style-name="Tabelle15.1">
          <table:table-cell table:style-name="Tabelle15.A12" office:value-type="string">
            <text:p text:style-name="P7">Ort</text:p>
          </table:table-cell>
          <table:table-cell table:style-name="Tabelle15.B12" office:value-type="string">
            <text:p text:style-name="P4">E-Stopp-Button</text:p>
          </table:table-cell>
        </table:table-row>
        <table:table-row table:style-name="Tabelle15.1">
          <table:table-cell table:style-name="Tabelle15.A12" office:value-type="string">
            <text:p text:style-name="P7">Mögliche Ursachen</text:p>
          </table:table-cell>
          <table:table-cell table:style-name="Tabelle15.B12" office:value-type="string">
            <text:p text:style-name="P4">Kritischer Fall behoben</text:p>
          </table:table-cell>
        </table:table-row>
        <table:table-row table:style-name="Tabelle15.1">
          <table:table-cell table:style-name="Tabelle15.A12" office:value-type="string">
            <text:p text:style-name="P8">GEME System Nummer</text:p>
          </table:table-cell>
          <table:table-cell table:style-name="Tabelle15.B12" office:value-type="string">
            <text:p text:style-name="P4">GEME1, GEME2, GEME3</text:p>
          </table:table-cell>
        </table:table-row>
        <table:table-row table:style-name="Tabelle15.1">
          <table:table-cell table:style-name="Tabelle15.A12" office:value-type="string">
            <text:p text:style-name="P7">Zeitpunkt </text:p>
          </table:table-cell>
          <table:table-cell table:style-name="Tabelle15.B12" office:value-type="string">
            <text:p text:style-name="P71">E-Stopp-Error-<text:span text:style-name="T7">State</text:span></text:p>
          </table:table-cell>
        </table:table-row>
        <table:table-row table:style-name="Tabelle15.1">
          <table:table-cell table:style-name="Tabelle15.A12" office:value-type="string">
            <text:p text:style-name="P7">Auslöser</text:p>
          </table:table-cell>
          <table:table-cell table:style-name="Tabelle15.B12" office:value-type="string">
            <text:p text:style-name="P4">E-Stopp-Button wird herausgezogen</text:p>
          </table:table-cell>
        </table:table-row>
        <table:table-row table:style-name="Tabelle15.1">
          <table:table-cell table:style-name="Tabelle15.A12" office:value-type="string">
            <text:p text:style-name="P7">Worst Case</text:p>
          </table:table-cell>
          <table:table-cell table:style-name="Tabelle15.B12" office:value-type="string">
            <text:p text:style-name="P4">Einzelne/alle Laufbänder fahren los, Zustände werden gelöst eingehalten</text:p>
          </table:table-cell>
        </table:table-row>
        <table:table-row table:style-name="Tabelle15.1">
          <table:table-cell table:style-name="Tabelle15.A12" office:value-type="string">
            <text:p text:style-name="P7">Best Case </text:p>
          </table:table-cell>
          <table:table-cell table:style-name="Tabelle15.B12" office:value-type="string">
            <text:p text:style-name="P34"><text:span text:style-name="T7">Reaktion verläuft</text:span> wie erwartet</text:p>
          </table:table-cell>
        </table:table-row>
        <table:table-row table:style-name="Tabelle15.1">
          <table:table-cell table:style-name="Tabelle15.A12" office:value-type="string">
            <text:p text:style-name="P7">Reaktion</text:p>
          </table:table-cell>
          <table:table-cell table:style-name="Tabelle15.B12" office:value-type="string">
            <text:p text:style-name="P4">Fehlersignal aus, <text:span text:style-name="T7">wechsel in Ready-State</text:span></text:p>
          </table:table-cell>
        </table:table-row>
        <table:table-row table:style-name="Tabelle15.1">
          <table:table-cell table:style-name="Tabelle15.A12" office:value-type="string">
            <text:p text:style-name="P7">Signalanforderung</text:p>
          </table:table-cell>
          <table:table-cell table:style-name="Tabelle15.B12" office:value-type="string">
            <text:p text:style-name="P4">Fehler</text:p>
          </table:table-cell>
        </table:table-row>
        <table:table-row table:style-name="Tabelle15.1">
          <table:table-cell table:style-name="Tabelle15.A12" office:value-type="string">
            <text:p text:style-name="P7">Fehlerbehebung</text:p>
          </table:table-cell>
          <table:table-cell table:style-name="Tabelle15.B12" office:value-type="string">
            <text:p text:style-name="P4">-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elle16" table:style-name="Tabelle16">
        <table:table-column table:style-name="Tabelle16.A"/>
        <table:table-column table:style-name="Tabelle16.B"/>
        <table:table-row table:style-name="Tabelle16.1">
          <table:table-cell table:style-name="Tabelle16.A1" office:value-type="string">
            <text:p text:style-name="P7">Testfall Nummer</text:p>
          </table:table-cell>
          <table:table-cell table:style-name="Tabelle16.B1" office:value-type="string">
            <text:p text:style-name="P4">2.<text:span text:style-name="T1">3</text:span>.4</text:p>
          </table:table-cell>
        </table:table-row>
        <text:soft-page-break/>
        <table:table-row table:style-name="Tabelle16.1">
          <table:table-cell table:style-name="Tabelle16.A12" office:value-type="string">
            <text:p text:style-name="P7">Name</text:p>
          </table:table-cell>
          <table:table-cell table:style-name="Tabelle16.B12" office:value-type="string">
            <text:p text:style-name="P4">Mehrere E-Stopps betätigt, ein E-Stopp wird gelöst, </text:p>
          </table:table-cell>
        </table:table-row>
        <table:table-row table:style-name="Tabelle16.1">
          <table:table-cell table:style-name="Tabelle16.A12" office:value-type="string">
            <text:p text:style-name="P7">Ort</text:p>
          </table:table-cell>
          <table:table-cell table:style-name="Tabelle16.B12" office:value-type="string">
            <text:p text:style-name="P4">E-Stopp-Button</text:p>
          </table:table-cell>
        </table:table-row>
        <table:table-row table:style-name="Tabelle16.1">
          <table:table-cell table:style-name="Tabelle16.A12" office:value-type="string">
            <text:p text:style-name="P7">Mögliche Ursachen</text:p>
          </table:table-cell>
          <table:table-cell table:style-name="Tabelle16.B12" office:value-type="string">
            <text:p text:style-name="P4">Kritischer Fall an einer Maschine behoben, besteht aber noch an anderen Maschinen</text:p>
          </table:table-cell>
        </table:table-row>
        <table:table-row table:style-name="Tabelle16.1">
          <table:table-cell table:style-name="Tabelle16.A12" office:value-type="string">
            <text:p text:style-name="P8">GEME System Nummer</text:p>
          </table:table-cell>
          <table:table-cell table:style-name="Tabelle16.B12" office:value-type="string">
            <text:p text:style-name="P4">GEME1, GEME2, GEME3</text:p>
          </table:table-cell>
        </table:table-row>
        <table:table-row table:style-name="Tabelle16.1">
          <table:table-cell table:style-name="Tabelle16.A12" office:value-type="string">
            <text:p text:style-name="P7">Zeitpunkt </text:p>
          </table:table-cell>
          <table:table-cell table:style-name="Tabelle16.B12" office:value-type="string">
            <text:p text:style-name="P72">E-Stopp-Error</text:p>
          </table:table-cell>
        </table:table-row>
        <table:table-row table:style-name="Tabelle16.1">
          <table:table-cell table:style-name="Tabelle16.A12" office:value-type="string">
            <text:p text:style-name="P7">Auslöser</text:p>
          </table:table-cell>
          <table:table-cell table:style-name="Tabelle16.B12" office:value-type="string">
            <text:p text:style-name="P4">E-Stopp-Button wird herausgezogen, während weitere E-Stopp-Buttons noch betätigt sind</text:p>
          </table:table-cell>
        </table:table-row>
        <table:table-row table:style-name="Tabelle16.1">
          <table:table-cell table:style-name="Tabelle16.A12" office:value-type="string">
            <text:p text:style-name="P7">Worst Case</text:p>
          </table:table-cell>
          <table:table-cell table:style-name="Tabelle16.B12" office:value-type="string">
            <text:p text:style-name="P4">Einzelne/alle Laufbänder fahren los, Zustände werden gelöst eingehalten</text:p>
          </table:table-cell>
        </table:table-row>
        <table:table-row table:style-name="Tabelle16.1">
          <table:table-cell table:style-name="Tabelle16.A12" office:value-type="string">
            <text:p text:style-name="P7">Best Case </text:p>
          </table:table-cell>
          <table:table-cell table:style-name="Tabelle16.B12" office:value-type="string">
            <text:p text:style-name="P34"><text:span text:style-name="T7">Reaktion verläuft</text:span> wie erwartet</text:p>
          </table:table-cell>
        </table:table-row>
        <table:table-row table:style-name="Tabelle16.1">
          <table:table-cell table:style-name="Tabelle16.A12" office:value-type="string">
            <text:p text:style-name="P7">Reaktion</text:p>
          </table:table-cell>
          <table:table-cell table:style-name="Tabelle16.B12" office:value-type="string">
            <text:p text:style-name="P4">Fehlersignal aus, <text:span text:style-name="T7">Verbleib im E-Stopp-Error-State</text:span></text:p>
          </table:table-cell>
        </table:table-row>
        <table:table-row table:style-name="Tabelle16.1">
          <table:table-cell table:style-name="Tabelle16.A12" office:value-type="string">
            <text:p text:style-name="P7">Signalanforderung</text:p>
          </table:table-cell>
          <table:table-cell table:style-name="Tabelle16.B12" office:value-type="string">
            <text:p text:style-name="P4">Fehler</text:p>
          </table:table-cell>
        </table:table-row>
        <table:table-row table:style-name="Tabelle16.1">
          <table:table-cell table:style-name="Tabelle16.A12" office:value-type="string">
            <text:p text:style-name="P7">Fehlerbehebung</text:p>
          </table:table-cell>
          <table:table-cell table:style-name="Tabelle16.B12" office:value-type="string">
            <text:p text:style-name="P4">-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elle17" table:style-name="Tabelle17">
        <table:table-column table:style-name="Tabelle17.A"/>
        <table:table-column table:style-name="Tabelle17.B"/>
        <table:table-row table:style-name="Tabelle17.1">
          <table:table-cell table:style-name="Tabelle17.A1" office:value-type="string">
            <text:p text:style-name="P7">Testfall Nummer</text:p>
          </table:table-cell>
          <table:table-cell table:style-name="Tabelle17.B1" office:value-type="string">
            <text:p text:style-name="P4">2.<text:span text:style-name="T1">4</text:span>.1</text:p>
          </table:table-cell>
        </table:table-row>
        <text:soft-page-break/>
        <table:table-row table:style-name="Tabelle17.1">
          <table:table-cell table:style-name="Tabelle17.A12" office:value-type="string">
            <text:p text:style-name="P7">Name</text:p>
          </table:table-cell>
          <table:table-cell table:style-name="Tabelle17.B12" office:value-type="string">
            <text:p text:style-name="P4">Reset-Button wird im laufenden Betrieb betätigt</text:p>
          </table:table-cell>
        </table:table-row>
        <table:table-row table:style-name="Tabelle17.1">
          <table:table-cell table:style-name="Tabelle17.A12" office:value-type="string">
            <text:p text:style-name="P7">Ort</text:p>
          </table:table-cell>
          <table:table-cell table:style-name="Tabelle17.B12" office:value-type="string">
            <text:p text:style-name="P4">Reset-Button</text:p>
          </table:table-cell>
        </table:table-row>
        <table:table-row table:style-name="Tabelle17.1">
          <table:table-cell table:style-name="Tabelle17.A12" office:value-type="string">
            <text:p text:style-name="P7">Mögliche Ursachen</text:p>
          </table:table-cell>
          <table:table-cell table:style-name="Tabelle17.B12" office:value-type="string">
            <text:p text:style-name="P4">Übermütige Finger</text:p>
          </table:table-cell>
        </table:table-row>
        <table:table-row table:style-name="Tabelle17.1">
          <table:table-cell table:style-name="Tabelle17.A12" office:value-type="string">
            <text:p text:style-name="P8">GEME System Nummer</text:p>
          </table:table-cell>
          <table:table-cell table:style-name="Tabelle17.B12" office:value-type="string">
            <text:p text:style-name="P4">GEME1, GEME2, GEME3</text:p>
          </table:table-cell>
        </table:table-row>
        <table:table-row table:style-name="Tabelle17.1">
          <table:table-cell table:style-name="Tabelle17.A12" office:value-type="string">
            <text:p text:style-name="P7">Zeitpunkt </text:p>
          </table:table-cell>
          <table:table-cell table:style-name="Tabelle17.B12" office:value-type="string">
            <text:p text:style-name="P72">Laufender Betrieb</text:p>
          </table:table-cell>
        </table:table-row>
        <table:table-row table:style-name="Tabelle17.1">
          <table:table-cell table:style-name="Tabelle17.A12" office:value-type="string">
            <text:p text:style-name="P7">Auslöser</text:p>
          </table:table-cell>
          <table:table-cell table:style-name="Tabelle17.B12" office:value-type="string">
            <text:p text:style-name="P4">Reset-Button wird getätigt, während die Maschinen im Betrieb sind, ohne dass ein Fehler vorliegt</text:p>
          </table:table-cell>
        </table:table-row>
        <table:table-row table:style-name="Tabelle17.1">
          <table:table-cell table:style-name="Tabelle17.A12" office:value-type="string">
            <text:p text:style-name="P7">Worst Case</text:p>
          </table:table-cell>
          <table:table-cell table:style-name="Tabelle17.B12" office:value-type="string">
            <text:p text:style-name="P4">Einzelne/alle Laufbänder halten an</text:p>
          </table:table-cell>
        </table:table-row>
        <table:table-row table:style-name="Tabelle17.1">
          <table:table-cell table:style-name="Tabelle17.A12" office:value-type="string">
            <text:p text:style-name="P7">Best Case </text:p>
          </table:table-cell>
          <table:table-cell table:style-name="Tabelle17.B12" office:value-type="string">
            <text:p text:style-name="P34"><text:span text:style-name="T7">Reaktion verläuft</text:span> wie erwartet</text:p>
          </table:table-cell>
        </table:table-row>
        <table:table-row table:style-name="Tabelle17.1">
          <table:table-cell table:style-name="Tabelle17.A12" office:value-type="string">
            <text:p text:style-name="P7">Reaktion</text:p>
          </table:table-cell>
          <table:table-cell table:style-name="Tabelle17.B12" office:value-type="string">
            <text:p text:style-name="P4"/>
          </table:table-cell>
        </table:table-row>
        <table:table-row table:style-name="Tabelle17.1">
          <table:table-cell table:style-name="Tabelle17.A12" office:value-type="string">
            <text:p text:style-name="P7">Signalanforderung</text:p>
          </table:table-cell>
          <table:table-cell table:style-name="Tabelle17.B12" office:value-type="string">
            <text:p text:style-name="P4">Fehler</text:p>
          </table:table-cell>
        </table:table-row>
        <table:table-row table:style-name="Tabelle17.1">
          <table:table-cell table:style-name="Tabelle17.A12" office:value-type="string">
            <text:p text:style-name="P7">Fehlerbehebung</text:p>
          </table:table-cell>
          <table:table-cell table:style-name="Tabelle17.B12" office:value-type="string">
            <text:p text:style-name="P4">-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elle18" table:style-name="Tabelle18">
        <table:table-column table:style-name="Tabelle18.A"/>
        <table:table-column table:style-name="Tabelle18.B"/>
        <table:table-row table:style-name="Tabelle18.1">
          <table:table-cell table:style-name="Tabelle18.A1" office:value-type="string">
            <text:p text:style-name="P7">Testfall Nummer</text:p>
          </table:table-cell>
          <table:table-cell table:style-name="Tabelle18.B1" office:value-type="string">
            <text:p text:style-name="P4">2.<text:span text:style-name="T1">4</text:span>.2</text:p>
          </table:table-cell>
        </table:table-row>
        <text:soft-page-break/>
        <table:table-row table:style-name="Tabelle18.1">
          <table:table-cell table:style-name="Tabelle18.A12" office:value-type="string">
            <text:p text:style-name="P7">Name</text:p>
          </table:table-cell>
          <table:table-cell table:style-name="Tabelle18.B12" office:value-type="string">
            <text:p text:style-name="P4">Reset-Button wird nach Laufbandstopp betätigt</text:p>
          </table:table-cell>
        </table:table-row>
        <table:table-row table:style-name="Tabelle18.1">
          <table:table-cell table:style-name="Tabelle18.A12" office:value-type="string">
            <text:p text:style-name="P7">Ort</text:p>
          </table:table-cell>
          <table:table-cell table:style-name="Tabelle18.B12" office:value-type="string">
            <text:p text:style-name="P4">Reset-Button</text:p>
          </table:table-cell>
        </table:table-row>
        <table:table-row table:style-name="Tabelle18.1">
          <table:table-cell table:style-name="Tabelle18.A12" office:value-type="string">
            <text:p text:style-name="P7">Mögliche Ursachen</text:p>
          </table:table-cell>
          <table:table-cell table:style-name="Tabelle18.B12" office:value-type="string">
            <text:p text:style-name="P4">Fehler, welcher den Laufbandstopp verursacht hat, wurde behoben, Betrieb soll fortfahren</text:p>
          </table:table-cell>
        </table:table-row>
        <table:table-row table:style-name="Tabelle18.1">
          <table:table-cell table:style-name="Tabelle18.A12" office:value-type="string">
            <text:p text:style-name="P8">GEME System Nummer</text:p>
          </table:table-cell>
          <table:table-cell table:style-name="Tabelle18.B12" office:value-type="string">
            <text:p text:style-name="P4">GEME1, GEME2, GEME3</text:p>
          </table:table-cell>
        </table:table-row>
        <table:table-row table:style-name="Tabelle18.1">
          <table:table-cell table:style-name="Tabelle18.A12" office:value-type="string">
            <text:p text:style-name="P7">Zeitpunkt </text:p>
          </table:table-cell>
          <table:table-cell table:style-name="Tabelle18.B12" office:value-type="string">
            <text:p text:style-name="P72">Ready-State</text:p>
          </table:table-cell>
        </table:table-row>
        <table:table-row table:style-name="Tabelle18.1">
          <table:table-cell table:style-name="Tabelle18.A12" office:value-type="string">
            <text:p text:style-name="P7">Auslöser</text:p>
          </table:table-cell>
          <table:table-cell table:style-name="Tabelle18.B12" office:value-type="string">
            <text:p text:style-name="P4">Reset-Button wird getätigt, während die Maschinen nach kritischen Fehler angehalten haben</text:p>
          </table:table-cell>
        </table:table-row>
        <table:table-row table:style-name="Tabelle18.1">
          <table:table-cell table:style-name="Tabelle18.A12" office:value-type="string">
            <text:p text:style-name="P7">Worst Case</text:p>
          </table:table-cell>
          <table:table-cell table:style-name="Tabelle18.B12" office:value-type="string">
            <text:p text:style-name="P4">Das Laufband startet nicht</text:p>
          </table:table-cell>
        </table:table-row>
        <table:table-row table:style-name="Tabelle18.1">
          <table:table-cell table:style-name="Tabelle18.A12" office:value-type="string">
            <text:p text:style-name="P7">Best Case </text:p>
          </table:table-cell>
          <table:table-cell table:style-name="Tabelle18.B12" office:value-type="string">
            <text:p text:style-name="P4">Reaktion verläuft wie erwartet</text:p>
          </table:table-cell>
        </table:table-row>
        <table:table-row table:style-name="Tabelle18.1">
          <table:table-cell table:style-name="Tabelle18.A12" office:value-type="string">
            <text:p text:style-name="P7">Reaktion</text:p>
          </table:table-cell>
          <table:table-cell table:style-name="Tabelle18.B12" office:value-type="string">
            <text:p text:style-name="P4">Alle Maschinen, welche sich im Stopp befinden, nehmen den Betrieb dort auf, wo sie aufgehört hat</text:p>
          </table:table-cell>
        </table:table-row>
        <table:table-row table:style-name="Tabelle18.1">
          <table:table-cell table:style-name="Tabelle18.A12" office:value-type="string">
            <text:p text:style-name="P7">Signalanforderung</text:p>
          </table:table-cell>
          <table:table-cell table:style-name="Tabelle18.B12" office:value-type="string">
            <text:p text:style-name="P4">Fehler</text:p>
          </table:table-cell>
        </table:table-row>
        <table:table-row table:style-name="Tabelle18.1">
          <table:table-cell table:style-name="Tabelle18.A12" office:value-type="string">
            <text:p text:style-name="P7">Fehlerbehebung</text:p>
          </table:table-cell>
          <table:table-cell table:style-name="Tabelle18.B12" office:value-type="string">
            <text:p text:style-name="P4">-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elle19" table:style-name="Tabelle19">
        <table:table-column table:style-name="Tabelle19.A"/>
        <table:table-column table:style-name="Tabelle19.B"/>
        <table:table-row table:style-name="Tabelle19.1">
          <table:table-cell table:style-name="Tabelle19.A1" office:value-type="string">
            <text:p text:style-name="P7">Testfall Nummer</text:p>
          </table:table-cell>
          <table:table-cell table:style-name="Tabelle19.B1" office:value-type="string">
            <text:p text:style-name="P4">2.<text:span text:style-name="T1">4</text:span>.3</text:p>
          </table:table-cell>
        </table:table-row>
        <text:soft-page-break/>
        <table:table-row table:style-name="Tabelle19.1">
          <table:table-cell table:style-name="Tabelle19.A12" office:value-type="string">
            <text:p text:style-name="P7">Name</text:p>
          </table:table-cell>
          <table:table-cell table:style-name="Tabelle19.B12" office:value-type="string">
            <text:p text:style-name="P4">Reset-Button wird nach Laufbandstopp betätigt, aber ein E-Stopp-Button ist noch aktiv</text:p>
          </table:table-cell>
        </table:table-row>
        <table:table-row table:style-name="Tabelle19.1">
          <table:table-cell table:style-name="Tabelle19.A12" office:value-type="string">
            <text:p text:style-name="P7">Ort</text:p>
          </table:table-cell>
          <table:table-cell table:style-name="Tabelle19.B12" office:value-type="string">
            <text:p text:style-name="P4">Reset-Button, E-Stopp-Button</text:p>
          </table:table-cell>
        </table:table-row>
        <table:table-row table:style-name="Tabelle19.1">
          <table:table-cell table:style-name="Tabelle19.A12" office:value-type="string">
            <text:p text:style-name="P7">Mögliche Ursachen</text:p>
          </table:table-cell>
          <table:table-cell table:style-name="Tabelle19.B12" office:value-type="string">
            <text:p text:style-name="P4">Übereifrige Finger</text:p>
          </table:table-cell>
        </table:table-row>
        <table:table-row table:style-name="Tabelle19.1">
          <table:table-cell table:style-name="Tabelle19.A12" office:value-type="string">
            <text:p text:style-name="P8">GEME System Nummer</text:p>
          </table:table-cell>
          <table:table-cell table:style-name="Tabelle19.B12" office:value-type="string">
            <text:p text:style-name="P4">GEME1, GEME2, GEME3</text:p>
          </table:table-cell>
        </table:table-row>
        <table:table-row table:style-name="Tabelle19.1">
          <table:table-cell table:style-name="Tabelle19.A12" office:value-type="string">
            <text:p text:style-name="P7">Zeitpunkt </text:p>
          </table:table-cell>
          <table:table-cell table:style-name="Tabelle19.B12" office:value-type="string">
            <text:p text:style-name="P72">E-Stopp-Error-State</text:p>
          </table:table-cell>
        </table:table-row>
        <table:table-row table:style-name="Tabelle19.1">
          <table:table-cell table:style-name="Tabelle19.A12" office:value-type="string">
            <text:p text:style-name="P7">Auslöser</text:p>
          </table:table-cell>
          <table:table-cell table:style-name="Tabelle19.B12" office:value-type="string">
            <text:p text:style-name="P4">Reset-Button wird getätigt, während die Maschinen noch durch den E-Stopp im kritischen Zustand gehalten wird</text:p>
          </table:table-cell>
        </table:table-row>
        <table:table-row table:style-name="Tabelle19.1">
          <table:table-cell table:style-name="Tabelle19.A12" office:value-type="string">
            <text:p text:style-name="P7">Worst Case</text:p>
          </table:table-cell>
          <table:table-cell table:style-name="Tabelle19.B12" office:value-type="string">
            <text:p text:style-name="P4">Das Laufband startet im kritischen Zustand</text:p>
          </table:table-cell>
        </table:table-row>
        <table:table-row table:style-name="Tabelle19.1">
          <table:table-cell table:style-name="Tabelle19.A12" office:value-type="string">
            <text:p text:style-name="P7">Best Case </text:p>
          </table:table-cell>
          <table:table-cell table:style-name="Tabelle19.B12" office:value-type="string">
            <text:p text:style-name="P4">Reaktion verläuft wie erwartet</text:p>
          </table:table-cell>
        </table:table-row>
        <table:table-row table:style-name="Tabelle19.1">
          <table:table-cell table:style-name="Tabelle19.A12" office:value-type="string">
            <text:p text:style-name="P7">Reaktion</text:p>
          </table:table-cell>
          <table:table-cell table:style-name="Tabelle19.B12" office:value-type="string">
            <text:p text:style-name="P4">Nichts passiert</text:p>
          </table:table-cell>
        </table:table-row>
        <table:table-row table:style-name="Tabelle19.1">
          <table:table-cell table:style-name="Tabelle19.A12" office:value-type="string">
            <text:p text:style-name="P7">Signalanforderung</text:p>
          </table:table-cell>
          <table:table-cell table:style-name="Tabelle19.B12" office:value-type="string">
            <text:p text:style-name="P4">Fehler</text:p>
          </table:table-cell>
        </table:table-row>
        <table:table-row table:style-name="Tabelle19.1">
          <table:table-cell table:style-name="Tabelle19.A12" office:value-type="string">
            <text:p text:style-name="P7">Fehlerbehebung</text:p>
          </table:table-cell>
          <table:table-cell table:style-name="Tabelle19.B12" office:value-type="string">
            <text:p text:style-name="P4">-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elle27" table:style-name="Tabelle27">
        <table:table-column table:style-name="Tabelle27.A"/>
        <table:table-column table:style-name="Tabelle27.B"/>
        <table:table-row table:style-name="Tabelle27.1">
          <table:table-cell table:style-name="Tabelle27.A1" office:value-type="string">
            <text:p text:style-name="P10">Testfall Nummer</text:p>
          </table:table-cell>
          <table:table-cell table:style-name="Tabelle27.B1" office:value-type="string">
            <text:p text:style-name="P11"><text:span text:style-name="T8">3</text:span>.1.1</text:p>
          </table:table-cell>
        </table:table-row>
        <text:soft-page-break/>
        <table:table-row table:style-name="Tabelle27.1">
          <table:table-cell table:style-name="Tabelle27.A12" office:value-type="string">
            <text:p text:style-name="P10">Name</text:p>
          </table:table-cell>
          <table:table-cell table:style-name="Tabelle27.B12" office:value-type="string">
            <text:list xml:id="list114144254180335" text:continue-numbering="true" text:style-name="WWNum1">
              <text:list-item>
                <text:list>
                  <text:list-header>
                    <text:p text:style-name="P96">Werkstücke <text:span text:style-name="T8">muss aussortiert werden auf Laufband 1 (falsche Puk-Art)</text:span></text:p>
                  </text:list-header>
                </text:list>
              </text:list-item>
            </text:list>
          </table:table-cell>
        </table:table-row>
        <table:table-row table:style-name="Tabelle27.1">
          <table:table-cell table:style-name="Tabelle27.A12" office:value-type="string">
            <text:p text:style-name="P10">Ort</text:p>
          </table:table-cell>
          <table:table-cell table:style-name="Tabelle27.B12" office:value-type="string">
            <text:p text:style-name="P6"><text:span text:style-name="T8">Höhenmesser (GEME1), Weiche (GEME1)</text:span></text:p>
          </table:table-cell>
        </table:table-row>
        <table:table-row table:style-name="Tabelle27.1">
          <table:table-cell table:style-name="Tabelle27.A12" office:value-type="string">
            <text:p text:style-name="P10">Mögliche Ursachen</text:p>
          </table:table-cell>
          <table:table-cell table:style-name="Tabelle27.B12" office:value-type="string">
            <text:p text:style-name="P74">Puk-<text:span text:style-name="T9">Art</text:span> entspricht nicht der gewünschten Baureihe und muss aussortiert werden</text:p>
          </table:table-cell>
        </table:table-row>
        <table:table-row table:style-name="Tabelle27.1">
          <table:table-cell table:style-name="Tabelle27.A12" office:value-type="string">
            <text:p text:style-name="P9">GEME System Nummer</text:p>
          </table:table-cell>
          <table:table-cell table:style-name="Tabelle27.B12" office:value-type="string">
            <text:p text:style-name="P6">GEME1</text:p>
          </table:table-cell>
        </table:table-row>
        <table:table-row table:style-name="Tabelle27.1">
          <table:table-cell table:style-name="Tabelle27.A12" office:value-type="string">
            <text:p text:style-name="P10">Zeitpunkt </text:p>
          </table:table-cell>
          <table:table-cell table:style-name="Tabelle27.B12" office:value-type="string">
            <text:p text:style-name="P74">Laufender Betrieb</text:p>
          </table:table-cell>
        </table:table-row>
        <table:table-row table:style-name="Tabelle27.1">
          <table:table-cell table:style-name="Tabelle27.A12" office:value-type="string">
            <text:p text:style-name="P10">Auslöser</text:p>
          </table:table-cell>
          <table:table-cell table:style-name="Tabelle27.B12" office:value-type="string">
            <text:p text:style-name="P74">Höhenmesser erkennt Puk als fehlerhaft an</text:p>
          </table:table-cell>
        </table:table-row>
        <table:table-row table:style-name="Tabelle27.1">
          <table:table-cell table:style-name="Tabelle27.A12" office:value-type="string">
            <text:p text:style-name="P10">Worst Case</text:p>
          </table:table-cell>
          <table:table-cell table:style-name="Tabelle27.B12" office:value-type="string">
            <text:p text:style-name="P74">Puk wird nicht aussortiert, <text:span text:style-name="T9">verursacht fehlerhafte Baureihe</text:span></text:p>
          </table:table-cell>
        </table:table-row>
        <table:table-row table:style-name="Tabelle27.1">
          <table:table-cell table:style-name="Tabelle27.A12" office:value-type="string">
            <text:p text:style-name="P10">Best Case </text:p>
          </table:table-cell>
          <table:table-cell table:style-name="Tabelle27.B12" office:value-type="string">
            <text:p text:style-name="P6">Reaktion wie erwartet</text:p>
          </table:table-cell>
        </table:table-row>
        <table:table-row table:style-name="Tabelle27.1">
          <table:table-cell table:style-name="Tabelle27.A12" office:value-type="string">
            <text:p text:style-name="P10">Reaktion</text:p>
          </table:table-cell>
          <table:table-cell table:style-name="Tabelle27.B12" office:value-type="string">
            <text:p text:style-name="P80">Weiche (GEME1) bleibt geschlossen, Puk wird über die Rutsche (GEME1) aussortiert</text:p>
          </table:table-cell>
        </table:table-row>
        <table:table-row table:style-name="Tabelle27.1">
          <table:table-cell table:style-name="Tabelle27.A12" office:value-type="string">
            <text:p text:style-name="P10">Signalanforderung</text:p>
          </table:table-cell>
          <table:table-cell table:style-name="Tabelle27.B12" office:value-type="string">
            <text:p text:style-name="P6">Fehler</text:p>
          </table:table-cell>
        </table:table-row>
        <table:table-row table:style-name="Tabelle27.1">
          <table:table-cell table:style-name="Tabelle27.A12" office:value-type="string">
            <text:p text:style-name="P10">Fehlerbehebung</text:p>
          </table:table-cell>
          <table:table-cell table:style-name="Tabelle27.B12" office:value-type="string">
            <text:p text:style-name="P32">-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office:value-type="string">
            <text:p text:style-name="P63">Testfall Nummer</text:p>
          </table:table-cell>
          <table:table-cell table:style-name="Tabelle7.B1" office:value-type="string">
            <text:p text:style-name="P43"><text:span text:style-name="T8">3</text:span>.1.<text:span text:style-name="T9">2</text:span></text:p>
          </table:table-cell>
        </table:table-row>
        <text:soft-page-break/>
        <table:table-row table:style-name="Tabelle7.1">
          <table:table-cell table:style-name="Tabelle7.A12" office:value-type="string">
            <text:p text:style-name="P63">Name</text:p>
          </table:table-cell>
          <table:table-cell table:style-name="Tabelle7.B12" office:value-type="string">
            <text:list xml:id="list114144270183324" text:continue-numbering="true" text:style-name="WWNum1">
              <text:list-item>
                <text:list>
                  <text:list-header>
                    <text:p text:style-name="P99">Werkstücke <text:span text:style-name="T8">muss aussortiert werden auf Laufband 1 (falsche Reihenfolge)</text:span></text:p>
                  </text:list-header>
                </text:list>
              </text:list-item>
            </text:list>
          </table:table-cell>
        </table:table-row>
        <table:table-row table:style-name="Tabelle7.1">
          <table:table-cell table:style-name="Tabelle7.A12" office:value-type="string">
            <text:p text:style-name="P63">Ort</text:p>
          </table:table-cell>
          <table:table-cell table:style-name="Tabelle7.B12" office:value-type="string">
            <text:p text:style-name="P35"><text:span text:style-name="T8">Höhenmesser (GEME1), Weiche (GEME1), Lichtschranke Rutsche (GEME2)</text:span></text:p>
          </table:table-cell>
        </table:table-row>
        <table:table-row table:style-name="Tabelle7.1">
          <table:table-cell table:style-name="Tabelle7.A12" office:value-type="string">
            <text:p text:style-name="P63">Mögliche Ursachen</text:p>
          </table:table-cell>
          <table:table-cell table:style-name="Tabelle7.B12" office:value-type="string">
            <text:p text:style-name="P75"><text:span text:style-name="T9">Rutsche (GEME2) ist voll, Laufband 1 soll über Reihenfolge entscheiden, </text:span>Puk-<text:span text:style-name="T9">Art</text:span> entspricht nicht der gewünschten <text:span text:style-name="T9">Reihenfolge der Baureihe</text:span> und muss aussortiert werden</text:p>
          </table:table-cell>
        </table:table-row>
        <table:table-row table:style-name="Tabelle7.1">
          <table:table-cell table:style-name="Tabelle7.A12" office:value-type="string">
            <text:p text:style-name="P55">GEME System Nummer</text:p>
          </table:table-cell>
          <table:table-cell table:style-name="Tabelle7.B12" office:value-type="string">
            <text:p text:style-name="P35">GEME1, <text:span text:style-name="T9">GEME2</text:span></text:p>
          </table:table-cell>
        </table:table-row>
        <table:table-row table:style-name="Tabelle7.1">
          <table:table-cell table:style-name="Tabelle7.A12" office:value-type="string">
            <text:p text:style-name="P63">Zeitpunkt </text:p>
          </table:table-cell>
          <table:table-cell table:style-name="Tabelle7.B12" office:value-type="string">
            <text:p text:style-name="P75">Laufender Betrieb</text:p>
          </table:table-cell>
        </table:table-row>
        <table:table-row table:style-name="Tabelle7.1">
          <table:table-cell table:style-name="Tabelle7.A12" office:value-type="string">
            <text:p text:style-name="P63">Auslöser</text:p>
          </table:table-cell>
          <table:table-cell table:style-name="Tabelle7.B12" office:value-type="string">
            <text:p text:style-name="P75">Höhenmesser erkennt Puk als fehlerhaft an</text:p>
          </table:table-cell>
        </table:table-row>
        <table:table-row table:style-name="Tabelle7.1">
          <table:table-cell table:style-name="Tabelle7.A12" office:value-type="string">
            <text:p text:style-name="P63">Worst Case</text:p>
          </table:table-cell>
          <table:table-cell table:style-name="Tabelle7.B12" office:value-type="string">
            <text:p text:style-name="P75">Puk wird nicht aussortiert, <text:span text:style-name="T9">verursacht fehlerhafte Baureihe</text:span></text:p>
          </table:table-cell>
        </table:table-row>
        <table:table-row table:style-name="Tabelle7.1">
          <table:table-cell table:style-name="Tabelle7.A12" office:value-type="string">
            <text:p text:style-name="P63">Best Case </text:p>
          </table:table-cell>
          <table:table-cell table:style-name="Tabelle7.B12" office:value-type="string">
            <text:p text:style-name="P35">Reaktion wie erwartet</text:p>
          </table:table-cell>
        </table:table-row>
        <table:table-row table:style-name="Tabelle7.1">
          <table:table-cell table:style-name="Tabelle7.A12" office:value-type="string">
            <text:p text:style-name="P63">Reaktion</text:p>
          </table:table-cell>
          <table:table-cell table:style-name="Tabelle7.B12" office:value-type="string">
            <text:p text:style-name="P80">Weiche (GEME1) bleibt geschlossen, Puk wird über die Rutsche (GEME1) aussortiert</text:p>
          </table:table-cell>
        </table:table-row>
        <table:table-row table:style-name="Tabelle7.1">
          <table:table-cell table:style-name="Tabelle7.A12" office:value-type="string">
            <text:p text:style-name="P63">Signalanforderung</text:p>
          </table:table-cell>
          <table:table-cell table:style-name="Tabelle7.B12" office:value-type="string">
            <text:p text:style-name="P35">Fehler</text:p>
          </table:table-cell>
        </table:table-row>
        <table:table-row table:style-name="Tabelle7.1">
          <table:table-cell table:style-name="Tabelle7.A12" office:value-type="string">
            <text:p text:style-name="P63">Fehlerbehebung</text:p>
          </table:table-cell>
          <table:table-cell table:style-name="Tabelle7.B12" office:value-type="string">
            <text:p text:style-name="P35">-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Tabelle33" table:style-name="Tabelle33">
        <table:table-column table:style-name="Tabelle33.A"/>
        <table:table-column table:style-name="Tabelle33.B"/>
        <table:table-row table:style-name="Tabelle33.1">
          <table:table-cell table:style-name="Tabelle33.A1" office:value-type="string">
            <text:p text:style-name="P63">Testfall Nummer</text:p>
          </table:table-cell>
          <table:table-cell table:style-name="Tabelle33.B1" office:value-type="string">
            <text:p text:style-name="P43"><text:span text:style-name="T8">3</text:span>.1.<text:span text:style-name="T9">3</text:span></text:p>
          </table:table-cell>
        </table:table-row>
        <text:soft-page-break/>
        <table:table-row table:style-name="Tabelle33.1">
          <table:table-cell table:style-name="Tabelle33.A12" office:value-type="string">
            <text:p text:style-name="P63">Name</text:p>
          </table:table-cell>
          <table:table-cell table:style-name="Tabelle33.B12" office:value-type="string">
            <text:list xml:id="list114144270179590" text:continue-numbering="true" text:style-name="WWNum1">
              <text:list-item>
                <text:list>
                  <text:list-header>
                    <text:p text:style-name="P99">Werkstücke <text:span text:style-name="T8">muss aussortiert werden auf Laufband 2 (falsche Reihenfolge)</text:span></text:p>
                  </text:list-header>
                </text:list>
              </text:list-item>
            </text:list>
          </table:table-cell>
        </table:table-row>
        <table:table-row table:style-name="Tabelle33.1">
          <table:table-cell table:style-name="Tabelle33.A12" office:value-type="string">
            <text:p text:style-name="P63">Ort</text:p>
          </table:table-cell>
          <table:table-cell table:style-name="Tabelle33.B12" office:value-type="string">
            <text:p text:style-name="P35"><text:span text:style-name="T8">Höhenmesser (GEME2), Weiche (GEME2)</text:span></text:p>
          </table:table-cell>
        </table:table-row>
        <table:table-row table:style-name="Tabelle33.1">
          <table:table-cell table:style-name="Tabelle33.A12" office:value-type="string">
            <text:p text:style-name="P63">Mögliche Ursachen</text:p>
          </table:table-cell>
          <table:table-cell table:style-name="Tabelle33.B12" office:value-type="string">
            <text:p text:style-name="P75">Puk-<text:span text:style-name="T9">Art</text:span> entspricht nicht der gewünschten <text:span text:style-name="T9">Reihenfolge der Baureihe</text:span> und muss aussortiert werden</text:p>
          </table:table-cell>
        </table:table-row>
        <table:table-row table:style-name="Tabelle33.1">
          <table:table-cell table:style-name="Tabelle33.A12" office:value-type="string">
            <text:p text:style-name="P55">GEME System Nummer</text:p>
          </table:table-cell>
          <table:table-cell table:style-name="Tabelle33.B12" office:value-type="string">
            <text:p text:style-name="P35">GEME<text:span text:style-name="T9">2</text:span></text:p>
          </table:table-cell>
        </table:table-row>
        <table:table-row table:style-name="Tabelle33.1">
          <table:table-cell table:style-name="Tabelle33.A12" office:value-type="string">
            <text:p text:style-name="P63">Zeitpunkt </text:p>
          </table:table-cell>
          <table:table-cell table:style-name="Tabelle33.B12" office:value-type="string">
            <text:p text:style-name="P75">Laufender Betrieb</text:p>
          </table:table-cell>
        </table:table-row>
        <table:table-row table:style-name="Tabelle33.1">
          <table:table-cell table:style-name="Tabelle33.A12" office:value-type="string">
            <text:p text:style-name="P63">Auslöser</text:p>
          </table:table-cell>
          <table:table-cell table:style-name="Tabelle33.B12" office:value-type="string">
            <text:p text:style-name="P75">Höhenmesser erkennt Puk als fehlerhaft an</text:p>
          </table:table-cell>
        </table:table-row>
        <table:table-row table:style-name="Tabelle33.1">
          <table:table-cell table:style-name="Tabelle33.A12" office:value-type="string">
            <text:p text:style-name="P63">Worst Case</text:p>
          </table:table-cell>
          <table:table-cell table:style-name="Tabelle33.B12" office:value-type="string">
            <text:p text:style-name="P75">Puk wird nicht aussortiert, <text:span text:style-name="T9">verursacht fehlerhafte Baureihe</text:span></text:p>
          </table:table-cell>
        </table:table-row>
        <table:table-row table:style-name="Tabelle33.1">
          <table:table-cell table:style-name="Tabelle33.A12" office:value-type="string">
            <text:p text:style-name="P63">Best Case </text:p>
          </table:table-cell>
          <table:table-cell table:style-name="Tabelle33.B12" office:value-type="string">
            <text:p text:style-name="P35">Reaktion wie erwartet</text:p>
          </table:table-cell>
        </table:table-row>
        <table:table-row table:style-name="Tabelle33.1">
          <table:table-cell table:style-name="Tabelle33.A12" office:value-type="string">
            <text:p text:style-name="P63">Reaktion</text:p>
          </table:table-cell>
          <table:table-cell table:style-name="Tabelle33.B12" office:value-type="string">
            <text:p text:style-name="P80">Weiche (GEME2) bleibt geschlossen, Puk wird über die Rutsche (GEME2) aussortiert</text:p>
          </table:table-cell>
        </table:table-row>
        <table:table-row table:style-name="Tabelle33.1">
          <table:table-cell table:style-name="Tabelle33.A12" office:value-type="string">
            <text:p text:style-name="P63">Signalanforderung</text:p>
          </table:table-cell>
          <table:table-cell table:style-name="Tabelle33.B12" office:value-type="string">
            <text:p text:style-name="P35">Fehler</text:p>
          </table:table-cell>
        </table:table-row>
        <table:table-row table:style-name="Tabelle33.1">
          <table:table-cell table:style-name="Tabelle33.A12" office:value-type="string">
            <text:p text:style-name="P63">Fehlerbehebung</text:p>
          </table:table-cell>
          <table:table-cell table:style-name="Tabelle33.B12" office:value-type="string">
            <text:p text:style-name="P35">-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Tabelle34" table:style-name="Tabelle34">
        <table:table-column table:style-name="Tabelle34.A"/>
        <table:table-column table:style-name="Tabelle34.B"/>
        <table:table-row table:style-name="Tabelle34.1">
          <table:table-cell table:style-name="Tabelle34.A1" office:value-type="string">
            <text:p text:style-name="P63">Testfall Nummer</text:p>
          </table:table-cell>
          <table:table-cell table:style-name="Tabelle34.B1" office:value-type="string">
            <text:p text:style-name="P43"><text:span text:style-name="T8">3</text:span>.1.<text:span text:style-name="T9">4</text:span></text:p>
          </table:table-cell>
        </table:table-row>
        <text:soft-page-break/>
        <table:table-row table:style-name="Tabelle34.1">
          <table:table-cell table:style-name="Tabelle34.A12" office:value-type="string">
            <text:p text:style-name="P63">Name</text:p>
          </table:table-cell>
          <table:table-cell table:style-name="Tabelle34.B12" office:value-type="string">
            <text:list xml:id="list114144270164072" text:continue-numbering="true" text:style-name="WWNum1">
              <text:list-item>
                <text:list>
                  <text:list-header>
                    <text:p text:style-name="P99">Werkstücke <text:span text:style-name="T8">muss aussortiert werden auf Laufband 2 (falsche Puk-Art)</text:span></text:p>
                  </text:list-header>
                </text:list>
              </text:list-item>
            </text:list>
          </table:table-cell>
        </table:table-row>
        <table:table-row table:style-name="Tabelle34.1">
          <table:table-cell table:style-name="Tabelle34.A12" office:value-type="string">
            <text:p text:style-name="P63">Ort</text:p>
          </table:table-cell>
          <table:table-cell table:style-name="Tabelle34.B12" office:value-type="string">
            <text:p text:style-name="P35"><text:span text:style-name="T8">Höhenmesser (GEME2), Weiche (GEME2), Lichtschranke Rutsche (GEME1)</text:span></text:p>
          </table:table-cell>
        </table:table-row>
        <table:table-row table:style-name="Tabelle34.1">
          <table:table-cell table:style-name="Tabelle34.A12" office:value-type="string">
            <text:p text:style-name="P63">Mögliche Ursachen</text:p>
          </table:table-cell>
          <table:table-cell table:style-name="Tabelle34.B12" office:value-type="string">
            <text:p text:style-name="P75"><text:span text:style-name="T9">Rutsche (GEME1) ist voll, Laufband 2 soll über korrekte Puk-Art entscheiden, </text:span>Puk entspricht nicht der gewünschten <text:span text:style-name="T9">Reihenfolge der Baureihe</text:span> und muss aussortiert werden</text:p>
          </table:table-cell>
        </table:table-row>
        <table:table-row table:style-name="Tabelle34.1">
          <table:table-cell table:style-name="Tabelle34.A12" office:value-type="string">
            <text:p text:style-name="P55">GEME System Nummer</text:p>
          </table:table-cell>
          <table:table-cell table:style-name="Tabelle34.B12" office:value-type="string">
            <text:p text:style-name="P35">GEME1, <text:span text:style-name="T9">GEME2</text:span></text:p>
          </table:table-cell>
        </table:table-row>
        <table:table-row table:style-name="Tabelle34.1">
          <table:table-cell table:style-name="Tabelle34.A12" office:value-type="string">
            <text:p text:style-name="P63">Zeitpunkt </text:p>
          </table:table-cell>
          <table:table-cell table:style-name="Tabelle34.B12" office:value-type="string">
            <text:p text:style-name="P75">Laufender Betrieb</text:p>
          </table:table-cell>
        </table:table-row>
        <table:table-row table:style-name="Tabelle34.1">
          <table:table-cell table:style-name="Tabelle34.A12" office:value-type="string">
            <text:p text:style-name="P63">Auslöser</text:p>
          </table:table-cell>
          <table:table-cell table:style-name="Tabelle34.B12" office:value-type="string">
            <text:p text:style-name="P75">Höhenmesser erkennt Puk als fehlerhaft an</text:p>
          </table:table-cell>
        </table:table-row>
        <table:table-row table:style-name="Tabelle34.1">
          <table:table-cell table:style-name="Tabelle34.A12" office:value-type="string">
            <text:p text:style-name="P63">Worst Case</text:p>
          </table:table-cell>
          <table:table-cell table:style-name="Tabelle34.B12" office:value-type="string">
            <text:p text:style-name="P75">Puk wird nicht aussortiert, <text:span text:style-name="T9">verursacht fehlerhafte Baureihe</text:span></text:p>
          </table:table-cell>
        </table:table-row>
        <table:table-row table:style-name="Tabelle34.1">
          <table:table-cell table:style-name="Tabelle34.A12" office:value-type="string">
            <text:p text:style-name="P63">Best Case </text:p>
          </table:table-cell>
          <table:table-cell table:style-name="Tabelle34.B12" office:value-type="string">
            <text:p text:style-name="P35">Reaktion wie erwartet</text:p>
          </table:table-cell>
        </table:table-row>
        <table:table-row table:style-name="Tabelle34.1">
          <table:table-cell table:style-name="Tabelle34.A12" office:value-type="string">
            <text:p text:style-name="P63">Reaktion</text:p>
          </table:table-cell>
          <table:table-cell table:style-name="Tabelle34.B12" office:value-type="string">
            <text:p text:style-name="P80">Weiche (GEME2) bleibt geschlossen, Puk wird über die Rutsche aussortiert</text:p>
          </table:table-cell>
        </table:table-row>
        <table:table-row table:style-name="Tabelle34.1">
          <table:table-cell table:style-name="Tabelle34.A12" office:value-type="string">
            <text:p text:style-name="P63">Signalanforderung</text:p>
          </table:table-cell>
          <table:table-cell table:style-name="Tabelle34.B12" office:value-type="string">
            <text:p text:style-name="P35">Fehler</text:p>
          </table:table-cell>
        </table:table-row>
        <table:table-row table:style-name="Tabelle34.1">
          <table:table-cell table:style-name="Tabelle34.A12" office:value-type="string">
            <text:p text:style-name="P63">Fehlerbehebung</text:p>
          </table:table-cell>
          <table:table-cell table:style-name="Tabelle34.B12" office:value-type="string">
            <text:p text:style-name="P35">-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able:table table:name="Tabelle20" table:style-name="Tabelle20">
        <table:table-column table:style-name="Tabelle20.A"/>
        <table:table-column table:style-name="Tabelle20.B"/>
        <table:table-row table:style-name="Tabelle20.1">
          <table:table-cell table:style-name="Tabelle20.A1" office:value-type="string">
            <text:p text:style-name="P64">Testfall Nummer</text:p>
          </table:table-cell>
          <table:table-cell table:style-name="Tabelle20.B1" office:value-type="string">
            <text:p text:style-name="P44"><text:span text:style-name="T8">3</text:span>.1.<text:span text:style-name="T10">5</text:span></text:p>
          </table:table-cell>
        </table:table-row>
        <text:soft-page-break/>
        <table:table-row table:style-name="Tabelle20.1">
          <table:table-cell table:style-name="Tabelle20.A12" office:value-type="string">
            <text:p text:style-name="P64">Name</text:p>
          </table:table-cell>
          <table:table-cell table:style-name="Tabelle20.B12" office:value-type="string">
            <text:list xml:id="list114144286176405" text:continue-numbering="true" text:style-name="WWNum1">
              <text:list-item>
                <text:list>
                  <text:list-header>
                    <text:p text:style-name="P100">Werkstücke <text:span text:style-name="T8">muss aussortiert werden auf Laufband 3 (falsche Puk-Art)</text:span></text:p>
                  </text:list-header>
                </text:list>
              </text:list-item>
            </text:list>
          </table:table-cell>
        </table:table-row>
        <table:table-row table:style-name="Tabelle20.1">
          <table:table-cell table:style-name="Tabelle20.A12" office:value-type="string">
            <text:p text:style-name="P64">Ort</text:p>
          </table:table-cell>
          <table:table-cell table:style-name="Tabelle20.B12" office:value-type="string">
            <text:p text:style-name="P36"><text:span text:style-name="T8">Höhenmesser (GEME3)</text:span></text:p>
          </table:table-cell>
        </table:table-row>
        <table:table-row table:style-name="Tabelle20.1">
          <table:table-cell table:style-name="Tabelle20.A12" office:value-type="string">
            <text:p text:style-name="P64">Mögliche Ursachen</text:p>
          </table:table-cell>
          <table:table-cell table:style-name="Tabelle20.B12" office:value-type="string">
            <text:p text:style-name="P76">Puk entspricht nicht der <text:span text:style-name="T10">korrekten</text:span> <text:span text:style-name="T10">Puk-Art der Baureihe</text:span> und muss aussortiert werden</text:p>
          </table:table-cell>
        </table:table-row>
        <table:table-row table:style-name="Tabelle20.1">
          <table:table-cell table:style-name="Tabelle20.A12" office:value-type="string">
            <text:p text:style-name="P56">GEME System Nummer</text:p>
          </table:table-cell>
          <table:table-cell table:style-name="Tabelle20.B12" office:value-type="string">
            <text:p text:style-name="P36">GEME<text:span text:style-name="T13">3</text:span></text:p>
          </table:table-cell>
        </table:table-row>
        <table:table-row table:style-name="Tabelle20.1">
          <table:table-cell table:style-name="Tabelle20.A12" office:value-type="string">
            <text:p text:style-name="P64">Zeitpunkt </text:p>
          </table:table-cell>
          <table:table-cell table:style-name="Tabelle20.B12" office:value-type="string">
            <text:p text:style-name="P76">Laufender Betrieb</text:p>
          </table:table-cell>
        </table:table-row>
        <table:table-row table:style-name="Tabelle20.1">
          <table:table-cell table:style-name="Tabelle20.A12" office:value-type="string">
            <text:p text:style-name="P64">Auslöser</text:p>
          </table:table-cell>
          <table:table-cell table:style-name="Tabelle20.B12" office:value-type="string">
            <text:p text:style-name="P76">Höhenmesser erkennt Puk als fehlerhaft an</text:p>
          </table:table-cell>
        </table:table-row>
        <table:table-row table:style-name="Tabelle20.1">
          <table:table-cell table:style-name="Tabelle20.A12" office:value-type="string">
            <text:p text:style-name="P64">Worst Case</text:p>
          </table:table-cell>
          <table:table-cell table:style-name="Tabelle20.B12" office:value-type="string">
            <text:p text:style-name="P76"><text:span text:style-name="T10">Fehlerhafte Baureihe wird nicht gemeldet, wird am Ende als korrekt verwertet</text:span></text:p>
          </table:table-cell>
        </table:table-row>
        <table:table-row table:style-name="Tabelle20.1">
          <table:table-cell table:style-name="Tabelle20.A12" office:value-type="string">
            <text:p text:style-name="P64">Best Case </text:p>
          </table:table-cell>
          <table:table-cell table:style-name="Tabelle20.B12" office:value-type="string">
            <text:p text:style-name="P36">Reaktion wie erwartet</text:p>
          </table:table-cell>
        </table:table-row>
        <table:table-row table:style-name="Tabelle20.1">
          <table:table-cell table:style-name="Tabelle20.A12" office:value-type="string">
            <text:p text:style-name="P64">Reaktion</text:p>
          </table:table-cell>
          <table:table-cell table:style-name="Tabelle20.B12" office:value-type="string">
            <text:p text:style-name="P85">Lichtsignal (GEME3), Baureihe wird inklusive fehlerhaftem Puk ans Laufbandende transportiert</text:p>
          </table:table-cell>
        </table:table-row>
        <table:table-row table:style-name="Tabelle20.1">
          <table:table-cell table:style-name="Tabelle20.A12" office:value-type="string">
            <text:p text:style-name="P64">Signalanforderung</text:p>
          </table:table-cell>
          <table:table-cell table:style-name="Tabelle20.B12" office:value-type="string">
            <text:p text:style-name="P36">Fehler</text:p>
          </table:table-cell>
        </table:table-row>
        <table:table-row table:style-name="Tabelle20.1">
          <table:table-cell table:style-name="Tabelle20.A12" office:value-type="string">
            <text:p text:style-name="P64">Fehlerbehebung</text:p>
          </table:table-cell>
          <table:table-cell table:style-name="Tabelle20.B12" office:value-type="string">
            <text:p text:style-name="P87">Baureihe mit fehlerhaftem Puk am Laufbandende empfangen und manuell aussortieren</text:p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able:table table:name="Tabelle39" table:style-name="Tabelle39">
        <table:table-column table:style-name="Tabelle39.A"/>
        <table:table-column table:style-name="Tabelle39.B"/>
        <table:table-row table:style-name="Tabelle39.1">
          <table:table-cell table:style-name="Tabelle39.A1" office:value-type="string">
            <text:p text:style-name="P67">Testfall Nummer</text:p>
          </table:table-cell>
          <table:table-cell table:style-name="Tabelle39.B1" office:value-type="string">
            <text:p text:style-name="P47"><text:span text:style-name="T8">3</text:span>.1.<text:span text:style-name="T14">6</text:span></text:p>
          </table:table-cell>
        </table:table-row>
        <text:soft-page-break/>
        <table:table-row table:style-name="Tabelle39.1">
          <table:table-cell table:style-name="Tabelle39.A12" office:value-type="string">
            <text:p text:style-name="P67">Name</text:p>
          </table:table-cell>
          <table:table-cell table:style-name="Tabelle39.B12" office:value-type="string">
            <text:list xml:id="list114144286175617" text:continue-numbering="true" text:style-name="WWNum1">
              <text:list-item>
                <text:list>
                  <text:list-header>
                    <text:p text:style-name="P101">Werkstücke <text:span text:style-name="T8">muss aussortiert werden auf Laufband 3 (falsche Reihenfolge)</text:span></text:p>
                  </text:list-header>
                </text:list>
              </text:list-item>
            </text:list>
          </table:table-cell>
        </table:table-row>
        <table:table-row table:style-name="Tabelle39.1">
          <table:table-cell table:style-name="Tabelle39.A12" office:value-type="string">
            <text:p text:style-name="P67">Ort</text:p>
          </table:table-cell>
          <table:table-cell table:style-name="Tabelle39.B12" office:value-type="string">
            <text:p text:style-name="P39"><text:span text:style-name="T8">Höhenmesser (GEME3)</text:span></text:p>
          </table:table-cell>
        </table:table-row>
        <table:table-row table:style-name="Tabelle39.1">
          <table:table-cell table:style-name="Tabelle39.A12" office:value-type="string">
            <text:p text:style-name="P67">Mögliche Ursachen</text:p>
          </table:table-cell>
          <table:table-cell table:style-name="Tabelle39.B12" office:value-type="string">
            <text:p text:style-name="P79">Puk-<text:span text:style-name="T9">Art</text:span> entspricht nicht der gewünschten <text:span text:style-name="T9">Reihenfolge der Baureihe</text:span> und muss aussortiert werden</text:p>
          </table:table-cell>
        </table:table-row>
        <table:table-row table:style-name="Tabelle39.1">
          <table:table-cell table:style-name="Tabelle39.A12" office:value-type="string">
            <text:p text:style-name="P59">GEME System Nummer</text:p>
          </table:table-cell>
          <table:table-cell table:style-name="Tabelle39.B12" office:value-type="string">
            <text:p text:style-name="P39">GEME<text:span text:style-name="T13">3</text:span></text:p>
          </table:table-cell>
        </table:table-row>
        <table:table-row table:style-name="Tabelle39.1">
          <table:table-cell table:style-name="Tabelle39.A12" office:value-type="string">
            <text:p text:style-name="P67">Zeitpunkt </text:p>
          </table:table-cell>
          <table:table-cell table:style-name="Tabelle39.B12" office:value-type="string">
            <text:p text:style-name="P79">Laufender Betrieb</text:p>
          </table:table-cell>
        </table:table-row>
        <table:table-row table:style-name="Tabelle39.1">
          <table:table-cell table:style-name="Tabelle39.A12" office:value-type="string">
            <text:p text:style-name="P67">Auslöser</text:p>
          </table:table-cell>
          <table:table-cell table:style-name="Tabelle39.B12" office:value-type="string">
            <text:p text:style-name="P79">Höhenmesser erkennt <text:span text:style-name="T14">Reihenfolge</text:span> als fehlerhaft an</text:p>
          </table:table-cell>
        </table:table-row>
        <table:table-row table:style-name="Tabelle39.1">
          <table:table-cell table:style-name="Tabelle39.A12" office:value-type="string">
            <text:p text:style-name="P67">Worst Case</text:p>
          </table:table-cell>
          <table:table-cell table:style-name="Tabelle39.B12" office:value-type="string">
            <text:p text:style-name="P79"><text:span text:style-name="T10">Fehlerhafte Baureihe wird nicht gemeldet, wird am Ende als korrekt verwertet</text:span></text:p>
          </table:table-cell>
        </table:table-row>
        <table:table-row table:style-name="Tabelle39.1">
          <table:table-cell table:style-name="Tabelle39.A12" office:value-type="string">
            <text:p text:style-name="P67">Best Case </text:p>
          </table:table-cell>
          <table:table-cell table:style-name="Tabelle39.B12" office:value-type="string">
            <text:p text:style-name="P39">Reaktion wie erwartet</text:p>
          </table:table-cell>
        </table:table-row>
        <table:table-row table:style-name="Tabelle39.1">
          <table:table-cell table:style-name="Tabelle39.A12" office:value-type="string">
            <text:p text:style-name="P67">Reaktion</text:p>
          </table:table-cell>
          <table:table-cell table:style-name="Tabelle39.B12" office:value-type="string">
            <text:p text:style-name="P86">Lichtsignal (GEME3), Baureihe wird <text:span text:style-name="T14">mit</text:span> fehlerhafte<text:span text:style-name="T14">r</text:span> <text:span text:style-name="T14">Reihenfolge</text:span> ans Laufbandende transportiert</text:p>
          </table:table-cell>
        </table:table-row>
        <table:table-row table:style-name="Tabelle39.1">
          <table:table-cell table:style-name="Tabelle39.A12" office:value-type="string">
            <text:p text:style-name="P67">Signalanforderung</text:p>
          </table:table-cell>
          <table:table-cell table:style-name="Tabelle39.B12" office:value-type="string">
            <text:p text:style-name="P39">Fehler</text:p>
          </table:table-cell>
        </table:table-row>
        <table:table-row table:style-name="Tabelle39.1">
          <table:table-cell table:style-name="Tabelle39.A12" office:value-type="string">
            <text:p text:style-name="P67">Fehlerbehebung</text:p>
          </table:table-cell>
          <table:table-cell table:style-name="Tabelle39.B12" office:value-type="string">
            <text:p text:style-name="P87">Baureihe mit fehlerhafter Reihenfolge am Laufbandende empfangen und manuell aussortieren</text:p>
          </table:table-cell>
        </table:table-row>
      </table:table>
      <text:p text:style-name="P24"/>
      <text:p text:style-name="P24"/>
      <text:p text:style-name="P24"/>
      <text:p text:style-name="P24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able:table table:name="Tabelle35" table:style-name="Tabelle35">
        <table:table-column table:style-name="Tabelle35.A"/>
        <table:table-column table:style-name="Tabelle35.B"/>
        <table:table-row table:style-name="Tabelle35.1">
          <table:table-cell table:style-name="Tabelle35.A1" office:value-type="string">
            <text:p text:style-name="P65">Testfall Nummer</text:p>
          </table:table-cell>
          <table:table-cell table:style-name="Tabelle35.B1" office:value-type="string">
            <text:p text:style-name="P45"><text:span text:style-name="T8">3</text:span>.<text:span text:style-name="T11">2</text:span>.<text:span text:style-name="T11">1</text:span></text:p>
          </table:table-cell>
        </table:table-row>
        <text:soft-page-break/>
        <table:table-row table:style-name="Tabelle35.1">
          <table:table-cell table:style-name="Tabelle35.A12" office:value-type="string">
            <text:p text:style-name="P65">Name</text:p>
          </table:table-cell>
          <table:table-cell table:style-name="Tabelle35.B12" office:value-type="string">
            <text:list xml:id="list114144286186773" text:continue-numbering="true" text:style-name="WWNum1">
              <text:list-item>
                <text:list>
                  <text:list-header>
                    <text:p text:style-name="P102">Rutsche auf Laufband 1 voll</text:p>
                  </text:list-header>
                </text:list>
              </text:list-item>
            </text:list>
          </table:table-cell>
        </table:table-row>
        <table:table-row table:style-name="Tabelle35.1">
          <table:table-cell table:style-name="Tabelle35.A12" office:value-type="string">
            <text:p text:style-name="P65">Ort</text:p>
          </table:table-cell>
          <table:table-cell table:style-name="Tabelle35.B12" office:value-type="string">
            <text:p text:style-name="P37"><text:span text:style-name="T11">Lichtsensor Rutsche (GEME1), Rutsche (GEME1)</text:span></text:p>
          </table:table-cell>
        </table:table-row>
        <table:table-row table:style-name="Tabelle35.1">
          <table:table-cell table:style-name="Tabelle35.A12" office:value-type="string">
            <text:p text:style-name="P65">Mögliche Ursachen</text:p>
          </table:table-cell>
          <table:table-cell table:style-name="Tabelle35.B12" office:value-type="string">
            <text:p text:style-name="P81">Rutsche (GEME1) ist voll; Rutsche (GEME1) verstopft</text:p>
          </table:table-cell>
        </table:table-row>
        <table:table-row table:style-name="Tabelle35.1">
          <table:table-cell table:style-name="Tabelle35.A12" office:value-type="string">
            <text:p text:style-name="P57">GEME System Nummer</text:p>
          </table:table-cell>
          <table:table-cell table:style-name="Tabelle35.B12" office:value-type="string">
            <text:p text:style-name="P37">GEME1</text:p>
          </table:table-cell>
        </table:table-row>
        <table:table-row table:style-name="Tabelle35.1">
          <table:table-cell table:style-name="Tabelle35.A12" office:value-type="string">
            <text:p text:style-name="P65">Zeitpunkt </text:p>
          </table:table-cell>
          <table:table-cell table:style-name="Tabelle35.B12" office:value-type="string">
            <text:p text:style-name="P77">Laufender Betrieb</text:p>
          </table:table-cell>
        </table:table-row>
        <table:table-row table:style-name="Tabelle35.1">
          <table:table-cell table:style-name="Tabelle35.A12" office:value-type="string">
            <text:p text:style-name="P65">Auslöser</text:p>
          </table:table-cell>
          <table:table-cell table:style-name="Tabelle35.B12" office:value-type="string">
            <text:p text:style-name="P81">Lichtsensor Rutsche (GEME1) meldet Zustand 'voll'</text:p>
          </table:table-cell>
        </table:table-row>
        <table:table-row table:style-name="Tabelle35.1">
          <table:table-cell table:style-name="Tabelle35.A12" office:value-type="string">
            <text:p text:style-name="P65">Worst Case</text:p>
          </table:table-cell>
          <table:table-cell table:style-name="Tabelle35.B12" office:value-type="string">
            <text:p text:style-name="P81">Rutsche <text:span text:style-name="T12">(GEME1)</text:span> ist verstopft/blockiert</text:p>
          </table:table-cell>
        </table:table-row>
        <table:table-row table:style-name="Tabelle35.1">
          <table:table-cell table:style-name="Tabelle35.A12" office:value-type="string">
            <text:p text:style-name="P65">Best Case </text:p>
          </table:table-cell>
          <table:table-cell table:style-name="Tabelle35.B12" office:value-type="string">
            <text:p text:style-name="P37">Reaktion wie erwartet</text:p>
          </table:table-cell>
        </table:table-row>
        <table:table-row table:style-name="Tabelle35.1">
          <table:table-cell table:style-name="Tabelle35.A12" office:value-type="string">
            <text:p text:style-name="P65">Reaktion</text:p>
          </table:table-cell>
          <table:table-cell table:style-name="Tabelle35.B12" office:value-type="string">
            <text:p text:style-name="P83">Lichtsignal (GEME1), Aufforderung zur Leerung</text:p>
          </table:table-cell>
        </table:table-row>
        <table:table-row table:style-name="Tabelle35.1">
          <table:table-cell table:style-name="Tabelle35.A12" office:value-type="string">
            <text:p text:style-name="P65">Signalanforderung</text:p>
          </table:table-cell>
          <table:table-cell table:style-name="Tabelle35.B12" office:value-type="string">
            <text:p text:style-name="P37">Fehler</text:p>
          </table:table-cell>
        </table:table-row>
        <table:table-row table:style-name="Tabelle35.1">
          <table:table-cell table:style-name="Tabelle35.A12" office:value-type="string">
            <text:p text:style-name="P65">Fehlerbehebung</text:p>
          </table:table-cell>
          <table:table-cell table:style-name="Tabelle35.B12" office:value-type="string">
            <text:p text:style-name="P83">Manueller Bandstopp (GEME1), Leerung der Rutsche (GEME1)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/>
      <table:table table:name="Tabelle38" table:style-name="Tabelle38">
        <table:table-column table:style-name="Tabelle38.A"/>
        <table:table-column table:style-name="Tabelle38.B"/>
        <text:soft-page-break/>
        <table:table-row table:style-name="Tabelle38.1">
          <table:table-cell table:style-name="Tabelle38.A1" office:value-type="string">
            <text:p text:style-name="P66">Testfall Nummer</text:p>
          </table:table-cell>
          <table:table-cell table:style-name="Tabelle38.B1" office:value-type="string">
            <text:p text:style-name="P46"><text:span text:style-name="T8">3</text:span>.<text:span text:style-name="T11">2</text:span>.<text:span text:style-name="T13">2</text:span></text:p>
          </table:table-cell>
        </table:table-row>
        <table:table-row table:style-name="Tabelle38.1">
          <table:table-cell table:style-name="Tabelle38.A12" office:value-type="string">
            <text:p text:style-name="P66">Name</text:p>
          </table:table-cell>
          <table:table-cell table:style-name="Tabelle38.B12" office:value-type="string">
            <text:list xml:id="list114144301184260" text:continue-numbering="true" text:style-name="WWNum1">
              <text:list-item>
                <text:list>
                  <text:list-header>
                    <text:p text:style-name="P103">Rutsche auf Laufband <text:span text:style-name="T13">2</text:span> voll</text:p>
                  </text:list-header>
                </text:list>
              </text:list-item>
            </text:list>
          </table:table-cell>
        </table:table-row>
        <table:table-row table:style-name="Tabelle38.1">
          <table:table-cell table:style-name="Tabelle38.A12" office:value-type="string">
            <text:p text:style-name="P66">Ort</text:p>
          </table:table-cell>
          <table:table-cell table:style-name="Tabelle38.B12" office:value-type="string">
            <text:p text:style-name="P38"><text:span text:style-name="T11">Lichtsensor Rutsche (GEME2), Rutsche (GEME2)</text:span></text:p>
          </table:table-cell>
        </table:table-row>
        <table:table-row table:style-name="Tabelle38.1">
          <table:table-cell table:style-name="Tabelle38.A12" office:value-type="string">
            <text:p text:style-name="P66">Mögliche Ursachen</text:p>
          </table:table-cell>
          <table:table-cell table:style-name="Tabelle38.B12" office:value-type="string">
            <text:p text:style-name="P82">Rutsche (GEME<text:span text:style-name="T13">2</text:span>) ist voll; Rutsche (GEME<text:span text:style-name="T13">2</text:span>) verstopft</text:p>
          </table:table-cell>
        </table:table-row>
        <table:table-row table:style-name="Tabelle38.1">
          <table:table-cell table:style-name="Tabelle38.A12" office:value-type="string">
            <text:p text:style-name="P58">GEME System Nummer</text:p>
          </table:table-cell>
          <table:table-cell table:style-name="Tabelle38.B12" office:value-type="string">
            <text:p text:style-name="P38">GEME<text:span text:style-name="T13">2</text:span></text:p>
          </table:table-cell>
        </table:table-row>
        <table:table-row table:style-name="Tabelle38.1">
          <table:table-cell table:style-name="Tabelle38.A12" office:value-type="string">
            <text:p text:style-name="P66">Zeitpunkt </text:p>
          </table:table-cell>
          <table:table-cell table:style-name="Tabelle38.B12" office:value-type="string">
            <text:p text:style-name="P78">Laufender Betrieb</text:p>
          </table:table-cell>
        </table:table-row>
        <table:table-row table:style-name="Tabelle38.1">
          <table:table-cell table:style-name="Tabelle38.A12" office:value-type="string">
            <text:p text:style-name="P66">Auslöser</text:p>
          </table:table-cell>
          <table:table-cell table:style-name="Tabelle38.B12" office:value-type="string">
            <text:p text:style-name="P82">Lichtsensor Rutsche (GEME<text:span text:style-name="T13">2</text:span>) meldet Zustand 'voll'</text:p>
          </table:table-cell>
        </table:table-row>
        <table:table-row table:style-name="Tabelle38.1">
          <table:table-cell table:style-name="Tabelle38.A12" office:value-type="string">
            <text:p text:style-name="P66">Worst Case</text:p>
          </table:table-cell>
          <table:table-cell table:style-name="Tabelle38.B12" office:value-type="string">
            <text:p text:style-name="P82">Rutsche <text:span text:style-name="T12">(GEME2)</text:span> ist verstopft/blockiert</text:p>
          </table:table-cell>
        </table:table-row>
        <table:table-row table:style-name="Tabelle38.1">
          <table:table-cell table:style-name="Tabelle38.A12" office:value-type="string">
            <text:p text:style-name="P66">Best Case </text:p>
          </table:table-cell>
          <table:table-cell table:style-name="Tabelle38.B12" office:value-type="string">
            <text:p text:style-name="P38">Reaktion wie erwartet</text:p>
          </table:table-cell>
        </table:table-row>
        <table:table-row table:style-name="Tabelle38.1">
          <table:table-cell table:style-name="Tabelle38.A12" office:value-type="string">
            <text:p text:style-name="P66">Reaktion</text:p>
          </table:table-cell>
          <table:table-cell table:style-name="Tabelle38.B12" office:value-type="string">
            <text:p text:style-name="P84">Lichtsignal (GEME<text:span text:style-name="T13">2</text:span>), Aufforderung zur Leerung</text:p>
          </table:table-cell>
        </table:table-row>
        <table:table-row table:style-name="Tabelle38.1">
          <table:table-cell table:style-name="Tabelle38.A12" office:value-type="string">
            <text:p text:style-name="P66">Signalanforderung</text:p>
          </table:table-cell>
          <table:table-cell table:style-name="Tabelle38.B12" office:value-type="string">
            <text:p text:style-name="P38">Fehler</text:p>
          </table:table-cell>
        </table:table-row>
        <table:table-row table:style-name="Tabelle38.1">
          <table:table-cell table:style-name="Tabelle38.A12" office:value-type="string">
            <text:p text:style-name="P66">Fehlerbehebung</text:p>
          </table:table-cell>
          <table:table-cell table:style-name="Tabelle38.B12" office:value-type="string">
            <text:p text:style-name="P84">Manueller Bandstopp (GEME<text:span text:style-name="T13">2</text:span>), Leerung der Rutsche (GEME<text:span text:style-name="T13">2</text:span>)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n Magierski</meta:initial-creator>
    <meta:editing-cycles>5</meta:editing-cycles>
    <meta:creation-date>2016-11-09T14:43:00</meta:creation-date>
    <dc:date>2016-11-16T11:41:44.016000000</dc:date>
    <meta:editing-duration>P0D</meta:editing-duration>
    <meta:generator>LibreOffice/4.2.5.2$Windows_x86 LibreOffice_project/6ff819b65674ae6c83f3cbab9e4a4c2b292a7a94</meta:generator>
    <meta:document-statistic meta:table-count="39" meta:image-count="0" meta:object-count="0" meta:page-count="41" meta:paragraph-count="988" meta:word-count="3569" meta:character-count="26311" meta:non-whitespace-character-count="2368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